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161in"/>
    </style:style>
    <style:style style:name="co2" style:family="table-column">
      <style:table-column-properties fo:break-before="auto" style:column-width="3.2118in"/>
    </style:style>
    <style:style style:name="co3" style:family="table-column">
      <style:table-column-properties fo:break-before="auto" style:column-width="0.6382in"/>
    </style:style>
    <style:style style:name="co4" style:family="table-column">
      <style:table-column-properties fo:break-before="auto" style:column-width="1.3571in"/>
    </style:style>
    <style:style style:name="co5" style:family="table-column">
      <style:table-column-properties fo:break-before="auto" style:column-width="0.7882in"/>
    </style:style>
    <style:style style:name="co6" style:family="table-column">
      <style:table-column-properties fo:break-before="auto" style:column-width="1.5819in"/>
    </style:style>
    <style:style style:name="co7" style:family="table-column">
      <style:table-column-properties fo:break-before="auto" style:column-width="1.5071in"/>
    </style:style>
    <style:style style:name="co8" style:family="table-column">
      <style:table-column-properties fo:break-before="auto" style:column-width="1.431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ESOP_AMVB_MOCKS_with_accession_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ccession_id</text:p>
          </table:table-cell>
          <table:table-cell office:value-type="string" calcext:value-type="string">
            <text:p>taxon_name</text:p>
          </table:table-cell>
          <table:table-cell office:value-type="string" calcext:value-type="string">
            <text:p>tax_id</text:p>
          </table:table-cell>
          <table:table-cell office:value-type="string" calcext:value-type="string">
            <text:p>genus_name</text:p>
          </table:table-cell>
          <table:table-cell office:value-type="string" calcext:value-type="string">
            <text:p>pathogenic</text:p>
          </table:table-cell>
          <table:table-cell office:value-type="string" calcext:value-type="string">
            <text:p>CSI001</text:p>
          </table:table-cell>
          <table:table-cell office:value-type="string" calcext:value-type="string">
            <text:p>CSI002</text:p>
          </table:table-cell>
          <table:table-cell office:value-type="string" calcext:value-type="string">
            <text:p>CSI003</text:p>
          </table:table-cell>
          <table:table-cell office:value-type="string" calcext:value-type="string">
            <text:p>CSI004</text:p>
          </table:table-cell>
          <table:table-cell office:value-type="string" calcext:value-type="string">
            <text:p>CSI005</text:p>
          </table:table-cell>
          <table:table-cell office:value-type="string" calcext:value-type="string">
            <text:p>SI001</text:p>
          </table:table-cell>
          <table:table-cell office:value-type="string" calcext:value-type="string">
            <text:p>SI002</text:p>
          </table:table-cell>
          <table:table-cell office:value-type="string" calcext:value-type="string">
            <text:p>SI003</text:p>
          </table:table-cell>
          <table:table-cell office:value-type="string" calcext:value-type="string">
            <text:p>SI004</text:p>
          </table:table-cell>
          <table:table-cell office:value-type="string" calcext:value-type="string">
            <text:p>SI005</text:p>
          </table:table-cell>
          <table:table-cell office:value-type="string" calcext:value-type="string">
            <text:p>SI006</text:p>
          </table:table-cell>
          <table:table-cell office:value-type="string" calcext:value-type="string">
            <text:p>SI007</text:p>
          </table:table-cell>
          <table:table-cell office:value-type="string" calcext:value-type="string">
            <text:p>SI008</text:p>
          </table:table-cell>
          <table:table-cell office:value-type="string" calcext:value-type="string">
            <text:p>SI010</text:p>
          </table:table-cell>
          <table:table-cell office:value-type="string" calcext:value-type="string">
            <text:p>SI018</text:p>
          </table:table-cell>
          <table:table-cell office:value-type="string" calcext:value-type="string">
            <text:p>SI019</text:p>
          </table:table-cell>
          <table:table-cell office:value-type="string" calcext:value-type="string">
            <text:p>SI021</text:p>
          </table:table-cell>
          <table:table-cell office:value-type="string" calcext:value-type="string">
            <text:p>SI023</text:p>
          </table:table-cell>
          <table:table-cell office:value-type="string" calcext:value-type="string">
            <text:p>SI029</text:p>
          </table:table-cell>
          <table:table-cell office:value-type="string" calcext:value-type="string">
            <text:p>SI030</text:p>
          </table:table-cell>
          <table:table-cell office:value-type="string" calcext:value-type="string">
            <text:p>SI032</text:p>
          </table:table-cell>
          <table:table-cell office:value-type="string" calcext:value-type="string">
            <text:p>SI034</text:p>
          </table:table-cell>
          <table:table-cell office:value-type="string" calcext:value-type="string">
            <text:p>SI035</text:p>
          </table:table-cell>
          <table:table-cell office:value-type="string" calcext:value-type="string">
            <text:p>SI037</text:p>
          </table:table-cell>
          <table:table-cell office:value-type="string" calcext:value-type="string">
            <text:p>SI041</text:p>
          </table:table-cell>
        </table:table-row>
        <table:table-row table:style-name="ro1">
          <table:table-cell office:value-type="string" calcext:value-type="string">
            <text:p>AC_000017.1</text:p>
          </table:table-cell>
          <table:table-cell office:value-type="string" calcext:value-type="string">
            <text:p>Human mastadenovirus C</text:p>
          </table:table-cell>
          <table:table-cell office:value-type="float" office:value="129951" calcext:value-type="float">
            <text:p>129951</text:p>
          </table:table-cell>
          <table:table-cell office:value-type="string" calcext:value-type="string">
            <text:p>Mastaden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CIL03000013.1</text:p>
          </table:table-cell>
          <table:table-cell office:value-type="string" calcext:value-type="string">
            <text:p>Catonella morbi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Catonella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0.0029735372620956" calcext:value-type="float">
            <text:p>0.0029735372620956</text:p>
          </table:table-cell>
          <table:table-cell office:value-type="float" office:value="0.00795657015881562" calcext:value-type="float">
            <text:p>0.00795657015881562</text:p>
          </table:table-cell>
          <table:table-cell office:value-type="float" office:value="0.0098191763885147" calcext:value-type="float">
            <text:p>0.0098191763885147</text:p>
          </table:table-cell>
          <table:table-cell office:value-type="float" office:value="0.00363964354919719" calcext:value-type="float">
            <text:p>0.00363964354919719</text:p>
          </table:table-cell>
          <table:table-cell/>
          <table:table-cell office:value-type="float" office:value="0.00189783395060652" calcext:value-type="float">
            <text:p>0.00189783395060652</text:p>
          </table:table-cell>
          <table:table-cell/>
          <table:table-cell office:value-type="float" office:value="0.00509381464189332" calcext:value-type="float">
            <text:p>0.00509381464189332</text:p>
          </table:table-cell>
          <table:table-cell/>
          <table:table-cell office:value-type="float" office:value="0.00322209527551442" calcext:value-type="float">
            <text:p>0.00322209527551442</text:p>
          </table:table-cell>
          <table:table-cell office:value-type="float" office:value="0.00298151382541744" calcext:value-type="float">
            <text:p>0.00298151382541744</text:p>
          </table:table-cell>
          <table:table-cell office:value-type="float" office:value="0.18409798525519" calcext:value-type="float">
            <text:p>0.18409798525519</text:p>
          </table:table-cell>
          <table:table-cell office:value-type="float" office:value="0.00295272598994921" calcext:value-type="float">
            <text:p>0.00295272598994921</text:p>
          </table:table-cell>
          <table:table-cell office:value-type="float" office:value="0.00584057712602924" calcext:value-type="float">
            <text:p>0.00584057712602924</text:p>
          </table:table-cell>
          <table:table-cell/>
          <table:table-cell office:value-type="float" office:value="0.00161594961354808" calcext:value-type="float">
            <text:p>0.00161594961354808</text:p>
          </table:table-cell>
          <table:table-cell/>
          <table:table-cell office:value-type="float" office:value="7.593448269664" calcext:value-type="float">
            <text:p>7.593448269664</text:p>
          </table:table-cell>
          <table:table-cell office:value-type="float" office:value="0.0108313237323096" calcext:value-type="float">
            <text:p>0.0108313237323096</text:p>
          </table:table-cell>
          <table:table-cell office:value-type="float" office:value="0.00842898560534038" calcext:value-type="float">
            <text:p>0.00842898560534038</text:p>
          </table:table-cell>
          <table:table-cell/>
          <table:table-cell office:value-type="float" office:value="0.00271491904768593" calcext:value-type="float">
            <text:p>0.00271491904768593</text:p>
          </table:table-cell>
        </table:table-row>
        <table:table-row table:style-name="ro1">
          <table:table-cell office:value-type="string" calcext:value-type="string">
            <text:p>ADNV01000327.1</text:p>
          </table:table-cell>
          <table:table-cell office:value-type="string" calcext:value-type="string">
            <text:p>Mycobacterium parascrofulaceum</text:p>
          </table:table-cell>
          <table:table-cell office:value-type="float" office:value="240125" calcext:value-type="float">
            <text:p>240125</text:p>
          </table:table-cell>
          <table:table-cell office:value-type="string" calcext:value-type="string">
            <text:p>Myco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AF385511.1</text:p>
          </table:table-cell>
          <table:table-cell office:value-type="string" calcext:value-type="string">
            <text:p>Prevotella sp. oral clone DO027</text:p>
          </table:table-cell>
          <table:table-cell office:value-type="float" office:value="163593" calcext:value-type="float">
            <text:p>163593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</text:p>
          </table:table-cell>
          <table:table-cell table:number-columns-repeated="16"/>
          <table:table-cell office:value-type="float" office:value="8.05058589332197" calcext:value-type="float">
            <text:p>8.0505858933219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F385521.1</text:p>
          </table:table-cell>
          <table:table-cell office:value-type="string" calcext:value-type="string">
            <text:p>Actinomyces sp. oral strain Hal-1065</text:p>
          </table:table-cell>
          <table:table-cell office:value-type="float" office:value="163586" calcext:value-type="float">
            <text:p>163586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No</text:p>
          </table:table-cell>
          <table:table-cell office:value-type="float" office:value="3.83267254460804" calcext:value-type="float">
            <text:p>3.832672544608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FIH01000001.1</text:p>
          </table:table-cell>
          <table:table-cell office:value-type="string" calcext:value-type="string">
            <text:p>Oribacterium sp. oral taxon 108</text:p>
          </table:table-cell>
          <table:table-cell office:value-type="float" office:value="712414" calcext:value-type="float">
            <text:p>712414</text:p>
          </table:table-cell>
          <table:table-cell office:value-type="string" calcext:value-type="string">
            <text:p>Oribacterium</text:p>
          </table:table-cell>
          <table:table-cell office:value-type="string" calcext:value-type="string">
            <text:p>No</text:p>
          </table:table-cell>
          <table:table-cell table:number-columns-repeated="15"/>
          <table:table-cell office:value-type="float" office:value="3.05961995532686" calcext:value-type="float">
            <text:p>3.0596199553268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M420089.1</text:p>
          </table:table-cell>
          <table:table-cell office:value-type="string" calcext:value-type="string">
            <text:p>uncultured Flexistipes sp.</text:p>
          </table:table-cell>
          <table:table-cell office:value-type="float" office:value="274586" calcext:value-type="float">
            <text:p>274586</text:p>
          </table:table-cell>
          <table:table-cell office:value-type="string" calcext:value-type="string">
            <text:p>Flexistip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3.49294008115625" calcext:value-type="float">
            <text:p>3.49294008115625</text:p>
          </table:table-cell>
          <table:table-cell table:number-columns-repeated="3"/>
          <table:table-cell office:value-type="float" office:value="5.57964013724747" calcext:value-type="float">
            <text:p>5.57964013724747</text:p>
          </table:table-cell>
          <table:table-cell table:number-columns-repeated="14"/>
          <table:table-cell office:value-type="float" office:value="3.83878408920405" calcext:value-type="float">
            <text:p>3.83878408920405</text:p>
          </table:table-cell>
          <table:table-cell/>
        </table:table-row>
        <table:table-row table:style-name="ro1">
          <table:table-cell table:style-name="ce1" office:value-type="string" calcext:value-type="string">
            <text:p>AM420092.1</text:p>
          </table:table-cell>
          <table:table-cell office:value-type="string" calcext:value-type="string">
            <text:p>uncultured Catonella sp.</text:p>
          </table:table-cell>
          <table:table-cell office:value-type="float" office:value="316097" calcext:value-type="float">
            <text:p>316097</text:p>
          </table:table-cell>
          <table:table-cell office:value-type="string" calcext:value-type="string">
            <text:p>Catonella</text:p>
          </table:table-cell>
          <table:table-cell office:value-type="string" calcext:value-type="string">
            <text:p>No</text:p>
          </table:table-cell>
          <table:table-cell table:number-columns-repeated="14"/>
          <table:table-cell office:value-type="float" office:value="6.19637642079314" calcext:value-type="float">
            <text:p>6.19637642079314</text:p>
          </table:table-cell>
          <table:table-cell office:value-type="float" office:value="0.239467933390081" calcext:value-type="float">
            <text:p>0.239467933390081</text:p>
          </table:table-cell>
          <table:table-cell table:number-columns-repeated="4"/>
          <table:table-cell office:value-type="float" office:value="0.86990748518806" calcext:value-type="float">
            <text:p>0.86990748518806</text:p>
          </table:table-cell>
          <table:table-cell office:value-type="float" office:value="0.152109500648774" calcext:value-type="float">
            <text:p>0.152109500648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902716.1</text:p>
          </table:table-cell>
          <table:table-cell office:value-type="string" calcext:value-type="string">
            <text:p>Bordetella petrii</text:p>
          </table:table-cell>
          <table:table-cell office:value-type="float" office:value="94624" calcext:value-type="float">
            <text:p>94624</text:p>
          </table:table-cell>
          <table:table-cell office:value-type="string" calcext:value-type="string">
            <text:p>Bordet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P018050.1</text:p>
          </table:table-cell>
          <table:table-cell office:value-type="string" calcext:value-type="string">
            <text:p>Prevotella melaninogenica</text:p>
          </table:table-cell>
          <table:table-cell office:value-type="float" office:value="28132" calcext:value-type="float">
            <text:p>28132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.50030254643308" calcext:value-type="float">
            <text:p>1.50030254643308</text:p>
          </table:table-cell>
          <table:table-cell/>
          <table:table-cell office:value-type="float" office:value="0.488471561008523" calcext:value-type="float">
            <text:p>0.488471561008523</text:p>
          </table:table-cell>
          <table:table-cell table:number-columns-repeated="2"/>
          <table:table-cell office:value-type="float" office:value="0.55121886332403" calcext:value-type="float">
            <text:p>0.55121886332403</text:p>
          </table:table-cell>
          <table:table-cell table:number-columns-repeated="4"/>
          <table:table-cell office:value-type="float" office:value="0.517191276384861" calcext:value-type="float">
            <text:p>0.517191276384861</text:p>
          </table:table-cell>
          <table:table-cell table:number-columns-repeated="2"/>
          <table:table-cell office:value-type="float" office:value="0.252623256583156" calcext:value-type="float">
            <text:p>0.252623256583156</text:p>
          </table:table-cell>
          <table:table-cell office:value-type="float" office:value="0.280804894113828" calcext:value-type="float">
            <text:p>0.280804894113828</text:p>
          </table:table-cell>
          <table:table-cell/>
          <table:table-cell office:value-type="float" office:value="1.15625872942897" calcext:value-type="float">
            <text:p>1.15625872942897</text:p>
          </table:table-cell>
          <table:table-cell office:value-type="float" office:value="1.01777769947097" calcext:value-type="float">
            <text:p>1.01777769947097</text:p>
          </table:table-cell>
          <table:table-cell table:number-columns-repeated="2"/>
          <table:table-cell office:value-type="float" office:value="5.4106410757601" calcext:value-type="float">
            <text:p>5.4106410757601</text:p>
          </table:table-cell>
          <table:table-cell office:value-type="float" office:value="4.78224208173578" calcext:value-type="float">
            <text:p>4.78224208173578</text:p>
          </table:table-cell>
          <table:table-cell office:value-type="float" office:value="19.0254765142953" calcext:value-type="float">
            <text:p>19.0254765142953</text:p>
          </table:table-cell>
          <table:table-cell office:value-type="float" office:value="0.886381778135974" calcext:value-type="float">
            <text:p>0.886381778135974</text:p>
          </table:table-cell>
        </table:table-row>
        <table:table-row table:style-name="ro1">
          <table:table-cell table:style-name="ce1" office:value-type="string" calcext:value-type="string">
            <text:p>AY005038.1</text:p>
          </table:table-cell>
          <table:table-cell office:value-type="string" calcext:value-type="string">
            <text:p>Campylobacter sp. oral clone BB120</text:p>
          </table:table-cell>
          <table:table-cell office:value-type="float" office:value="134210" calcext:value-type="float">
            <text:p>134210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float" office:value="4.32640260066319" calcext:value-type="float">
            <text:p>4.32640260066319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AY349361.1</text:p>
          </table:table-cell>
          <table:table-cell office:value-type="string" calcext:value-type="string">
            <text:p>Actinomyces sp. oral clone GU009</text:p>
          </table:table-cell>
          <table:table-cell office:value-type="float" office:value="242686" calcext:value-type="float">
            <text:p>242686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No</text:p>
          </table:table-cell>
          <table:table-cell table:number-columns-repeated="13"/>
          <table:table-cell office:value-type="float" office:value="1.2303096986723" calcext:value-type="float">
            <text:p>1.230309698672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Y349400.1</text:p>
          </table:table-cell>
          <table:table-cell office:value-type="string" calcext:value-type="string">
            <text:p>Prevotella sp. oral clone ID019</text:p>
          </table:table-cell>
          <table:table-cell office:value-type="float" office:value="242670" calcext:value-type="float">
            <text:p>242670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float" office:value="4.43196143492532" calcext:value-type="float">
            <text:p>4.431961434925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ZKM01000008.1</text:p>
          </table:table-cell>
          <table:table-cell office:value-type="string" calcext:value-type="string">
            <text:p>Eubacterium nodatum</text:p>
          </table:table-cell>
          <table:table-cell office:value-type="float" office:value="35518" calcext:value-type="float">
            <text:p>35518</text:p>
          </table:table-cell>
          <table:table-cell office:value-type="string" calcext:value-type="string">
            <text:p>Eu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HJXR010000003.1</text:p>
          </table:table-cell>
          <table:table-cell office:value-type="string" calcext:value-type="string">
            <text:p>Schaalia sp. Marseille-Q2122</text:p>
          </table:table-cell>
          <table:table-cell office:value-type="float" office:value="2736604" calcext:value-type="float">
            <text:p>2736604</text:p>
          </table:table-cell>
          <table:table-cell office:value-type="string" calcext:value-type="string">
            <text:p>Schaalia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3.28589866012901" calcext:value-type="float">
            <text:p>3.2858986601290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KAFU010000002.1</text:p>
          </table:table-cell>
          <table:table-cell office:value-type="string" calcext:value-type="string">
            <text:p>Alloprevotella tannerae</text:p>
          </table:table-cell>
          <table:table-cell office:value-type="float" office:value="76122" calcext:value-type="float">
            <text:p>76122</text:p>
          </table:table-cell>
          <table:table-cell office:value-type="string" calcext:value-type="string">
            <text:p>Alloprevotella</text:p>
          </table:table-cell>
          <table:table-cell office:value-type="string" calcext:value-type="string">
            <text:p>No</text:p>
          </table:table-cell>
          <table:table-cell office:value-type="float" office:value="0.0040610686633767" calcext:value-type="float">
            <text:p>0.0040610686633767</text:p>
          </table:table-cell>
          <table:table-cell office:value-type="float" office:value="0.467015644405071" calcext:value-type="float">
            <text:p>0.467015644405071</text:p>
          </table:table-cell>
          <table:table-cell/>
          <table:table-cell office:value-type="float" office:value="0.00310870349293706" calcext:value-type="float">
            <text:p>0.00310870349293706</text:p>
          </table:table-cell>
          <table:table-cell table:number-columns-repeated="2"/>
          <table:table-cell office:value-type="float" office:value="0.00338864055322149" calcext:value-type="float">
            <text:p>0.00338864055322149</text:p>
          </table:table-cell>
          <table:table-cell office:value-type="float" office:value="0.0171430840289894" calcext:value-type="float">
            <text:p>0.0171430840289894</text:p>
          </table:table-cell>
          <table:table-cell office:value-type="float" office:value="0.00189783395060652" calcext:value-type="float">
            <text:p>0.00189783395060652</text:p>
          </table:table-cell>
          <table:table-cell office:value-type="float" office:value="0.00365822835304258" calcext:value-type="float">
            <text:p>0.00365822835304258</text:p>
          </table:table-cell>
          <table:table-cell office:value-type="float" office:value="3.4268117612612" calcext:value-type="float">
            <text:p>3.4268117612612</text:p>
          </table:table-cell>
          <table:table-cell office:value-type="float" office:value="0.00253029580503493" calcext:value-type="float">
            <text:p>0.00253029580503493</text:p>
          </table:table-cell>
          <table:table-cell office:value-type="float" office:value="0.00579977850573826" calcext:value-type="float">
            <text:p>0.00579977850573826</text:p>
          </table:table-cell>
          <table:table-cell office:value-type="float" office:value="0.005963008623701" calcext:value-type="float">
            <text:p>0.005963008623701</text:p>
          </table:table-cell>
          <table:table-cell office:value-type="float" office:value="0.00262294748736596" calcext:value-type="float">
            <text:p>0.00262294748736596</text:p>
          </table:table-cell>
          <table:table-cell office:value-type="float" office:value="0.00295272598994921" calcext:value-type="float">
            <text:p>0.00295272598994921</text:p>
          </table:table-cell>
          <table:table-cell office:value-type="float" office:value="0.00324476049381763" calcext:value-type="float">
            <text:p>0.00324476049381763</text:p>
          </table:table-cell>
          <table:table-cell office:value-type="float" office:value="0.00420203916552543" calcext:value-type="float">
            <text:p>0.00420203916552543</text:p>
          </table:table-cell>
          <table:table-cell office:value-type="float" office:value="0.00323189922709617" calcext:value-type="float">
            <text:p>0.00323189922709617</text:p>
          </table:table-cell>
          <table:table-cell office:value-type="float" office:value="0.729100457925358" calcext:value-type="float">
            <text:p>0.729100457925358</text:p>
          </table:table-cell>
          <table:table-cell office:value-type="float" office:value="0.0673476130081032" calcext:value-type="float">
            <text:p>0.0673476130081032</text:p>
          </table:table-cell>
          <table:table-cell office:value-type="float" office:value="0.00800576895754168" calcext:value-type="float">
            <text:p>0.00800576895754168</text:p>
          </table:table-cell>
          <table:table-cell office:value-type="float" office:value="0.00692382281328526" calcext:value-type="float">
            <text:p>0.00692382281328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KAGO010000001.1</text:p>
          </table:table-cell>
          <table:table-cell office:value-type="string" calcext:value-type="string">
            <text:p>Eubacterium brachy</text:p>
          </table:table-cell>
          <table:table-cell office:value-type="float" office:value="35517" calcext:value-type="float">
            <text:p>35517</text:p>
          </table:table-cell>
          <table:table-cell office:value-type="string" calcext:value-type="string">
            <text:p>Eu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P006667.1</text:p>
          </table:table-cell>
          <table:table-cell office:value-type="string" calcext:value-type="string">
            <text:p>Ralstonia pickettii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Ralston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P097095.1</text:p>
          </table:table-cell>
          <table:table-cell office:value-type="string" calcext:value-type="string">
            <text:p>Actinomyces graevenitzii</text:p>
          </table:table-cell>
          <table:table-cell office:value-type="float" office:value="55565" calcext:value-type="float">
            <text:p>55565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Yes</text:p>
          </table:table-cell>
          <table:table-cell office:value-type="float" office:value="3.75" calcext:value-type="float">
            <text:p>3.75</text:p>
          </table:table-cell>
          <table:table-cell office:value-type="float" office:value="0.00230057106451307" calcext:value-type="float">
            <text:p>0.00230057106451307</text:p>
          </table:table-cell>
          <table:table-cell table:number-columns-repeated="3"/>
          <table:table-cell office:value-type="float" office:value="1.19232886223042" calcext:value-type="float">
            <text:p>1.19232886223042</text:p>
          </table:table-cell>
          <table:table-cell office:value-type="float" office:value="0.0139310667068495" calcext:value-type="float">
            <text:p>0.0139310667068495</text:p>
          </table:table-cell>
          <table:table-cell/>
          <table:table-cell office:value-type="float" office:value="0.00189783395060652" calcext:value-type="float">
            <text:p>0.00189783395060652</text:p>
          </table:table-cell>
          <table:table-cell office:value-type="float" office:value="1.15453791217279" calcext:value-type="float">
            <text:p>1.15453791217279</text:p>
          </table:table-cell>
          <table:table-cell office:value-type="float" office:value="0.00642262661667099" calcext:value-type="float">
            <text:p>0.00642262661667099</text:p>
          </table:table-cell>
          <table:table-cell office:value-type="float" office:value="0.521240972222603" calcext:value-type="float">
            <text:p>0.521240972222603</text:p>
          </table:table-cell>
          <table:table-cell table:number-columns-repeated="4"/>
          <table:table-cell office:value-type="float" office:value="11.0198752470798" calcext:value-type="float">
            <text:p>11.0198752470798</text:p>
          </table:table-cell>
          <table:table-cell office:value-type="float" office:value="0.00210101958276272" calcext:value-type="float">
            <text:p>0.00210101958276272</text:p>
          </table:table-cell>
          <table:table-cell/>
          <table:table-cell office:value-type="float" office:value="0.0166117754451845" calcext:value-type="float">
            <text:p>0.0166117754451845</text:p>
          </table:table-cell>
          <table:table-cell table:number-columns-repeated="2"/>
          <table:table-cell office:value-type="float" office:value="0.482859650960152" calcext:value-type="float">
            <text:p>0.482859650960152</text:p>
          </table:table-cell>
          <table:table-cell/>
          <table:table-cell office:value-type="float" office:value="0.00271491904768593" calcext:value-type="float">
            <text:p>0.00271491904768593</text:p>
          </table:table-cell>
        </table:table-row>
        <table:table-row table:style-name="ro1">
          <table:table-cell office:value-type="string" calcext:value-type="string">
            <text:p>EF174468.1</text:p>
          </table:table-cell>
          <table:table-cell office:value-type="string" calcext:value-type="string">
            <text:p>Coxsackievirus B2</text:p>
          </table:table-cell>
          <table:table-cell office:value-type="float" office:value="82639" calcext:value-type="float">
            <text:p>82639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GU408694.1</text:p>
          </table:table-cell>
          <table:table-cell office:value-type="string" calcext:value-type="string">
            <text:p>Treponema sp. oral taxon 237</text:p>
          </table:table-cell>
          <table:table-cell office:value-type="float" office:value="712724" calcext:value-type="float">
            <text:p>712724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float" office:value="2.09046432199316" calcext:value-type="float">
            <text:p>2.09046432199316</text:p>
          </table:table-cell>
          <table:table-cell table:number-columns-repeated="5"/>
          <table:table-cell office:value-type="float" office:value="0.720981865287785" calcext:value-type="float">
            <text:p>0.720981865287785</text:p>
          </table:table-cell>
          <table:table-cell table:number-columns-repeated="7"/>
          <table:table-cell office:value-type="float" office:value="0.211326569638973" calcext:value-type="float">
            <text:p>0.2113265696389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M565983.1</text:p>
          </table:table-cell>
          <table:table-cell office:value-type="string" calcext:value-type="string">
            <text:p>Micrococcus sp. 08XMSZT-3</text:p>
          </table:table-cell>
          <table:table-cell office:value-type="float" office:value="869010" calcext:value-type="float">
            <text:p>869010</text:p>
          </table:table-cell>
          <table:table-cell office:value-type="string" calcext:value-type="string">
            <text:p>Micrococcu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4.55113999815631" calcext:value-type="float">
            <text:p>4.55113999815631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JN713460.1</text:p>
          </table:table-cell>
          <table:table-cell office:value-type="string" calcext:value-type="string">
            <text:p>Treponema sp. canine oral taxon 293</text:p>
          </table:table-cell>
          <table:table-cell office:value-type="float" office:value="1151548" calcext:value-type="float">
            <text:p>1151548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float" office:value="1.09529894489018" calcext:value-type="float">
            <text:p>1.09529894489018</text:p>
          </table:table-cell>
          <table:table-cell office:value-type="float" office:value="0.442666269820526" calcext:value-type="float">
            <text:p>0.442666269820526</text:p>
          </table:table-cell>
          <table:table-cell table:number-columns-repeated="8"/>
          <table:table-cell office:value-type="float" office:value="0.0370274485035462" calcext:value-type="float">
            <text:p>0.0370274485035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041368.1</text:p>
          </table:table-cell>
          <table:table-cell office:value-type="string" calcext:value-type="string">
            <text:p>Coxsackievirus B6</text:p>
          </table:table-cell>
          <table:table-cell office:value-type="float" office:value="74561" calcext:value-type="float">
            <text:p>74561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KJ920349.1</text:p>
          </table:table-cell>
          <table:table-cell office:value-type="string" calcext:value-type="string">
            <text:p>Mycobacterium avium complex sp.</text:p>
          </table:table-cell>
          <table:table-cell office:value-type="float" office:value="37162" calcext:value-type="float">
            <text:p>37162</text:p>
          </table:table-cell>
          <table:table-cell office:value-type="string" calcext:value-type="string">
            <text:p>Myco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G027862.1</text:p>
          </table:table-cell>
          <table:table-cell office:value-type="string" calcext:value-type="string">
            <text:p>Respiratory syncytial virus type A</text:p>
          </table:table-cell>
          <table:table-cell office:value-type="float" office:value="1439707" calcext:value-type="float">
            <text:p>1439707</text:p>
          </table:table-cell>
          <table:table-cell office:value-type="string" calcext:value-type="string">
            <text:p>Orthopneum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N164484.2</text:p>
          </table:table-cell>
          <table:table-cell office:value-type="string" calcext:value-type="string">
            <text:p>Escherichia virus ECH1</text:p>
          </table:table-cell>
          <table:table-cell office:value-type="float" office:value="2593465" calcext:value-type="float">
            <text:p>2593465</text:p>
          </table:table-cell>
          <table:table-cell office:value-type="string" calcext:value-type="string">
            <text:p>Guelphvirus</text:p>
          </table:table-cell>
          <table:table-cell office:value-type="string" calcext:value-type="string">
            <text:p>No</text:p>
          </table:table-cell>
          <table:table-cell office:value-type="float" office:value="0.000280071406129922" calcext:value-type="float">
            <text:p>0.000280071406129922</text:p>
          </table:table-cell>
          <table:table-cell table:number-columns-repeated="12"/>
          <table:table-cell office:value-type="float" office:value="0.000350765213158882" calcext:value-type="float">
            <text:p>0.000350765213158882</text:p>
          </table:table-cell>
          <table:table-cell table:number-columns-repeated="10"/>
          <table:table-cell office:value-type="float" office:value="0.000350303189439925" calcext:value-type="float">
            <text:p>0.000350303189439925</text:p>
          </table:table-cell>
        </table:table-row>
        <table:table-row table:style-name="ro1">
          <table:table-cell office:value-type="string" calcext:value-type="string">
            <text:p>MT157224.1</text:p>
          </table:table-cell>
          <table:table-cell office:value-type="string" calcext:value-type="string">
            <text:p>Human rhinovirus sp.</text:p>
          </table:table-cell>
          <table:table-cell office:value-type="float" office:value="169066" calcext:value-type="float">
            <text:p>169066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float" office:value="0.000878543855098134" calcext:value-type="float">
            <text:p>0.000878543855098134</text:p>
          </table:table-cell>
          <table:table-cell office:value-type="float" office:value="0.00428577100724736" calcext:value-type="float">
            <text:p>0.00428577100724736</text:p>
          </table:table-cell>
          <table:table-cell table:number-columns-repeated="2"/>
          <table:table-cell office:value-type="float" office:value="0.074413948558365" calcext:value-type="float">
            <text:p>0.0744139485583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C_000883.2</text:p>
          </table:table-cell>
          <table:table-cell office:value-type="string" calcext:value-type="string">
            <text:p>Human parvovirus B19</text:p>
          </table:table-cell>
          <table:table-cell office:value-type="float" office:value="10798" calcext:value-type="float">
            <text:p>10798</text:p>
          </table:table-cell>
          <table:table-cell office:value-type="string" calcext:value-type="string">
            <text:p>Erythroparv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01367.1</text:p>
          </table:table-cell>
          <table:table-cell office:value-type="string" calcext:value-type="string">
            <text:p>Tobacco mosaic virus</text:p>
          </table:table-cell>
          <table:table-cell office:value-type="float" office:value="12242" calcext:value-type="float">
            <text:p>12242</text:p>
          </table:table-cell>
          <table:table-cell office:value-type="string" calcext:value-type="string">
            <text:p>Tobamoviru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float" office:value="0.00571436134299648" calcext:value-type="float">
            <text:p>0.005714361342996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C_001464.1</text:p>
          </table:table-cell>
          <table:table-cell office:value-type="string" calcext:value-type="string">
            <text:p>Citrus exocortis viroid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Pospiviroid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0.00198914253970391" calcext:value-type="float">
            <text:p>0.001989142539703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C_001472.1</text:p>
          </table:table-cell>
          <table:table-cell office:value-type="string" calcext:value-type="string">
            <text:p>Enterovirus B</text:p>
          </table:table-cell>
          <table:table-cell office:value-type="float" office:value="138949" calcext:value-type="float">
            <text:p>138949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1"/>
          <table:table-cell office:value-type="float" office:value="0.248178582079917" calcext:value-type="float">
            <text:p>0.248178582079917</text:p>
          </table:table-cell>
          <table:table-cell office:value-type="float" office:value="0.0478646452629536" calcext:value-type="float">
            <text:p>0.0478646452629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_001781.1</text:p>
          </table:table-cell>
          <table:table-cell office:value-type="string" calcext:value-type="string">
            <text:p>Human orthopneumovirus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Orthopneumoviru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000328645463919321" calcext:value-type="float">
            <text:p>0.0003286454639193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C_002200.1</text:p>
          </table:table-cell>
          <table:table-cell office:value-type="string" calcext:value-type="string">
            <text:p>Mumps orthorubulavirus</text:p>
          </table:table-cell>
          <table:table-cell office:value-type="float" office:value="2560602" calcext:value-type="float">
            <text:p>2560602</text:p>
          </table:table-cell>
          <table:table-cell office:value-type="string" calcext:value-type="string">
            <text:p>Orthorubul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03443.1</text:p>
          </table:table-cell>
          <table:table-cell office:value-type="string" calcext:value-type="string">
            <text:p>Human orthorubulavirus 2</text:p>
          </table:table-cell>
          <table:table-cell office:value-type="float" office:value="2560525" calcext:value-type="float">
            <text:p>2560525</text:p>
          </table:table-cell>
          <table:table-cell office:value-type="string" calcext:value-type="string">
            <text:p>Orthorubul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04718.3</text:p>
          </table:table-cell>
          <table:table-cell office:value-type="string" calcext:value-type="string">
            <text:p>Severe acute respiratory syndrome coronavirus</text:p>
          </table:table-cell>
          <table:table-cell office:value-type="float" office:value="2901879" calcext:value-type="float">
            <text:p>2901879</text:p>
          </table:table-cell>
          <table:table-cell office:value-type="string" calcext:value-type="string">
            <text:p>Betacoron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05831.2</text:p>
          </table:table-cell>
          <table:table-cell office:value-type="string" calcext:value-type="string">
            <text:p>Human coronavirus NL63</text:p>
          </table:table-cell>
          <table:table-cell office:value-type="float" office:value="277944" calcext:value-type="float">
            <text:p>277944</text:p>
          </table:table-cell>
          <table:table-cell office:value-type="string" calcext:value-type="string">
            <text:p>Alphacoron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06213.1</text:p>
          </table:table-cell>
          <table:table-cell office:value-type="string" calcext:value-type="string">
            <text:p>Human coronavirus OC43</text:p>
          </table:table-cell>
          <table:table-cell office:value-type="float" office:value="31631" calcext:value-type="float">
            <text:p>31631</text:p>
          </table:table-cell>
          <table:table-cell office:value-type="string" calcext:value-type="string">
            <text:p>Alphacoron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06577.2</text:p>
          </table:table-cell>
          <table:table-cell office:value-type="string" calcext:value-type="string">
            <text:p>Human coronavirus HKU1</text:p>
          </table:table-cell>
          <table:table-cell office:value-type="float" office:value="290028" calcext:value-type="float">
            <text:p>290028</text:p>
          </table:table-cell>
          <table:table-cell office:value-type="string" calcext:value-type="string">
            <text:p>Alphacoron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09996.1</text:p>
          </table:table-cell>
          <table:table-cell office:value-type="string" calcext:value-type="string">
            <text:p>Rhinovirus C</text:p>
          </table:table-cell>
          <table:table-cell office:value-type="float" office:value="463676" calcext:value-type="float">
            <text:p>463676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float" office:value="0.000502005991951395" calcext:value-type="float">
            <text:p>0.000502005991951395</text:p>
          </table:table-cell>
          <table:table-cell office:value-type="float" office:value="0.105715799009365" calcext:value-type="float">
            <text:p>0.105715799009365</text:p>
          </table:table-cell>
          <table:table-cell table:number-columns-repeated="2"/>
          <table:table-cell office:value-type="float" office:value="0.000885892352474574" calcext:value-type="float">
            <text:p>0.0008858923524745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C_011202.1</text:p>
          </table:table-cell>
          <table:table-cell office:value-type="string" calcext:value-type="string">
            <text:p>Human mastadenovirus B</text:p>
          </table:table-cell>
          <table:table-cell office:value-type="float" office:value="108098" calcext:value-type="float">
            <text:p>108098</text:p>
          </table:table-cell>
          <table:table-cell office:value-type="string" calcext:value-type="string">
            <text:p>Mastaden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13192.1</text:p>
          </table:table-cell>
          <table:table-cell office:value-type="string" calcext:value-type="string">
            <text:p>Leptotrichia buccalis</text:p>
          </table:table-cell>
          <table:table-cell office:value-type="float" office:value="40542" calcext:value-type="float">
            <text:p>40542</text:p>
          </table:table-cell>
          <table:table-cell office:value-type="string" calcext:value-type="string">
            <text:p>Leptotrich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13203.1</text:p>
          </table:table-cell>
          <table:table-cell office:value-type="string" calcext:value-type="string">
            <text:p>Lancefieldella parvula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Lancefieldella</text:p>
          </table:table-cell>
          <table:table-cell office:value-type="string" calcext:value-type="string">
            <text:p>No</text:p>
          </table:table-cell>
          <table:table-cell office:value-type="float" office:value="1.34169243606991" calcext:value-type="float">
            <text:p>1.34169243606991</text:p>
          </table:table-cell>
          <table:table-cell office:value-type="float" office:value="0.00394383359549489" calcext:value-type="float">
            <text:p>0.00394383359549489</text:p>
          </table:table-cell>
          <table:table-cell office:value-type="float" office:value="0.00336060993414698" calcext:value-type="float">
            <text:p>0.00336060993414698</text:p>
          </table:table-cell>
          <table:table-cell office:value-type="float" office:value="0.00148677528751539" calcext:value-type="float">
            <text:p>0.00148677528751539</text:p>
          </table:table-cell>
          <table:table-cell table:number-columns-repeated="2"/>
          <table:table-cell office:value-type="float" office:value="0.0178217466212056" calcext:value-type="float">
            <text:p>0.0178217466212056</text:p>
          </table:table-cell>
          <table:table-cell table:number-columns-repeated="3"/>
          <table:table-cell office:value-type="float" office:value="0.00730851896914557" calcext:value-type="float">
            <text:p>0.00730851896914557</text:p>
          </table:table-cell>
          <table:table-cell office:value-type="float" office:value="0.0571845796761082" calcext:value-type="float">
            <text:p>0.0571845796761082</text:p>
          </table:table-cell>
          <table:table-cell table:number-columns-repeated="3"/>
          <table:table-cell office:value-type="float" office:value="3.48835267793463" calcext:value-type="float">
            <text:p>3.48835267793463</text:p>
          </table:table-cell>
          <table:table-cell office:value-type="float" office:value="0.20539352253541" calcext:value-type="float">
            <text:p>0.20539352253541</text:p>
          </table:table-cell>
          <table:table-cell office:value-type="float" office:value="0.0049023654210095" calcext:value-type="float">
            <text:p>0.0049023654210095</text:p>
          </table:table-cell>
          <table:table-cell office:value-type="float" office:value="0.00430918874432685" calcext:value-type="float">
            <text:p>0.00430918874432685</text:p>
          </table:table-cell>
          <table:table-cell office:value-type="float" office:value="0.0586602309861099" calcext:value-type="float">
            <text:p>0.0586602309861099</text:p>
          </table:table-cell>
          <table:table-cell/>
          <table:table-cell office:value-type="float" office:value="0.0497613274629485" calcext:value-type="float">
            <text:p>0.0497613274629485</text:p>
          </table:table-cell>
          <table:table-cell office:value-type="float" office:value="4.06729283758592" calcext:value-type="float">
            <text:p>4.06729283758592</text:p>
          </table:table-cell>
          <table:table-cell/>
          <table:table-cell office:value-type="float" office:value="0.420638624360288" calcext:value-type="float">
            <text:p>0.420638624360288</text:p>
          </table:table-cell>
        </table:table-row>
        <table:table-row table:style-name="ro1">
          <table:table-cell office:value-type="string" calcext:value-type="string">
            <text:p>NC_015875.1</text:p>
          </table:table-cell>
          <table:table-cell office:value-type="string" calcext:value-type="string">
            <text:p>Streptococcus pseudopneumoniae</text:p>
          </table:table-cell>
          <table:table-cell office:value-type="float" office:value="257758" calcext:value-type="float">
            <text:p>257758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No</text:p>
          </table:table-cell>
          <table:table-cell office:value-type="float" office:value="0.0295477496309102" calcext:value-type="float">
            <text:p>0.0295477496309102</text:p>
          </table:table-cell>
          <table:table-cell office:value-type="float" office:value="0.888349798199361" calcext:value-type="float">
            <text:p>0.888349798199361</text:p>
          </table:table-cell>
          <table:table-cell/>
          <table:table-cell office:value-type="float" office:value="0.0110831916021391" calcext:value-type="float">
            <text:p>0.0110831916021391</text:p>
          </table:table-cell>
          <table:table-cell office:value-type="float" office:value="0.00596742761911172" calcext:value-type="float">
            <text:p>0.00596742761911172</text:p>
          </table:table-cell>
          <table:table-cell office:value-type="float" office:value="0.00561095192093566" calcext:value-type="float">
            <text:p>0.00561095192093566</text:p>
          </table:table-cell>
          <table:table-cell office:value-type="float" office:value="0.0106679276516159" calcext:value-type="float">
            <text:p>0.0106679276516159</text:p>
          </table:table-cell>
          <table:table-cell office:value-type="float" office:value="1.86145429203844" calcext:value-type="float">
            <text:p>1.86145429203844</text:p>
          </table:table-cell>
          <table:table-cell office:value-type="float" office:value="0.00948918709149988" calcext:value-type="float">
            <text:p>0.00948918709149988</text:p>
          </table:table-cell>
          <table:table-cell office:value-type="float" office:value="0.00274367684145156" calcext:value-type="float">
            <text:p>0.00274367684145156</text:p>
          </table:table-cell>
          <table:table-cell office:value-type="float" office:value="0.435853620414916" calcext:value-type="float">
            <text:p>0.435853620414916</text:p>
          </table:table-cell>
          <table:table-cell office:value-type="float" office:value="0.00328938636581578" calcext:value-type="float">
            <text:p>0.00328938636581578</text:p>
          </table:table-cell>
          <table:table-cell office:value-type="float" office:value="0.12587677678661" calcext:value-type="float">
            <text:p>0.12587677678661</text:p>
          </table:table-cell>
          <table:table-cell office:value-type="float" office:value="0.026658156200075" calcext:value-type="float">
            <text:p>0.026658156200075</text:p>
          </table:table-cell>
          <table:table-cell/>
          <table:table-cell office:value-type="float" office:value="0.139073907772935" calcext:value-type="float">
            <text:p>0.139073907772935</text:p>
          </table:table-cell>
          <table:table-cell office:value-type="float" office:value="10.6106944477236" calcext:value-type="float">
            <text:p>10.6106944477236</text:p>
          </table:table-cell>
          <table:table-cell office:value-type="float" office:value="0.00700338500377222" calcext:value-type="float">
            <text:p>0.00700338500377222</text:p>
          </table:table-cell>
          <table:table-cell table:number-columns-repeated="3"/>
          <table:table-cell office:value-type="float" office:value="0.0394009721270794" calcext:value-type="float">
            <text:p>0.0394009721270794</text:p>
          </table:table-cell>
          <table:table-cell office:value-type="float" office:value="0.00541862920046693" calcext:value-type="float">
            <text:p>0.00541862920046693</text:p>
          </table:table-cell>
          <table:table-cell office:value-type="float" office:value="0.0174226445968702" calcext:value-type="float">
            <text:p>0.0174226445968702</text:p>
          </table:table-cell>
          <table:table-cell/>
        </table:table-row>
        <table:table-row table:style-name="ro1">
          <table:table-cell office:value-type="string" calcext:value-type="string">
            <text:p>NC_017825.1</text:p>
          </table:table-cell>
          <table:table-cell office:value-type="string" calcext:value-type="string">
            <text:p>Human mastadenovirus E</text:p>
          </table:table-cell>
          <table:table-cell office:value-type="float" office:value="130308" calcext:value-type="float">
            <text:p>130308</text:p>
          </table:table-cell>
          <table:table-cell office:value-type="string" calcext:value-type="string">
            <text:p>Mastaden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19960.1</text:p>
          </table:table-cell>
          <table:table-cell office:value-type="string" calcext:value-type="string">
            <text:p>Prevotella dentalis</text:p>
          </table:table-cell>
          <table:table-cell office:value-type="float" office:value="52227" calcext:value-type="float">
            <text:p>52227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.00624440466000796" calcext:value-type="float">
            <text:p>0.00624440466000796</text:p>
          </table:table-cell>
          <table:table-cell office:value-type="float" office:value="0.00380867919599264" calcext:value-type="float">
            <text:p>0.00380867919599264</text:p>
          </table:table-cell>
          <table:table-cell office:value-type="float" office:value="0.00310870349293706" calcext:value-type="float">
            <text:p>0.00310870349293706</text:p>
          </table:table-cell>
          <table:table-cell office:value-type="float" office:value="1.76038819122172" calcext:value-type="float">
            <text:p>1.76038819122172</text:p>
          </table:table-cell>
          <table:table-cell office:value-type="float" office:value="0.0336657957406323" calcext:value-type="float">
            <text:p>0.0336657957406323</text:p>
          </table:table-cell>
          <table:table-cell office:value-type="float" office:value="0.0158136559150336" calcext:value-type="float">
            <text:p>0.0158136559150336</text:p>
          </table:table-cell>
          <table:table-cell office:value-type="float" office:value="0.0157144936932403" calcext:value-type="float">
            <text:p>0.0157144936932403</text:p>
          </table:table-cell>
          <table:table-cell office:value-type="float" office:value="0.00948918709149988" calcext:value-type="float">
            <text:p>0.00948918709149988</text:p>
          </table:table-cell>
          <table:table-cell/>
          <table:table-cell office:value-type="float" office:value="0.00553676081813061" calcext:value-type="float">
            <text:p>0.00553676081813061</text:p>
          </table:table-cell>
          <table:table-cell table:number-columns-repeated="4"/>
          <table:table-cell office:value-type="float" office:value="0.00236219467429253" calcext:value-type="float">
            <text:p>0.00236219467429253</text:p>
          </table:table-cell>
          <table:table-cell office:value-type="float" office:value="0.00259581663221161" calcext:value-type="float">
            <text:p>0.00259581663221161</text:p>
          </table:table-cell>
          <table:table-cell office:value-type="float" office:value="0.00210101958276272" calcext:value-type="float">
            <text:p>0.00210101958276272</text:p>
          </table:table-cell>
          <table:table-cell office:value-type="float" office:value="0.00430918874432685" calcext:value-type="float">
            <text:p>0.00430918874432685</text:p>
          </table:table-cell>
          <table:table-cell office:value-type="float" office:value="0.178317077571751" calcext:value-type="float">
            <text:p>0.178317077571751</text:p>
          </table:table-cell>
          <table:table-cell office:value-type="float" office:value="0.252553548780387" calcext:value-type="float">
            <text:p>0.252553548780387</text:p>
          </table:table-cell>
          <table:table-cell office:value-type="float" office:value="0.0279417027044624" calcext:value-type="float">
            <text:p>0.0279417027044624</text:p>
          </table:table-cell>
          <table:table-cell office:value-type="float" office:value="0.0568957452983372" calcext:value-type="float">
            <text:p>0.0568957452983372</text:p>
          </table:table-cell>
          <table:table-cell office:value-type="float" office:value="0.0464603032431171" calcext:value-type="float">
            <text:p>0.0464603032431171</text:p>
          </table:table-cell>
          <table:table-cell/>
        </table:table-row>
        <table:table-row table:style-name="ro1">
          <table:table-cell office:value-type="string" calcext:value-type="string">
            <text:p>NC_021928.1</text:p>
          </table:table-cell>
          <table:table-cell office:value-type="string" calcext:value-type="string">
            <text:p>Human orthorubulavirus 4</text:p>
          </table:table-cell>
          <table:table-cell office:value-type="float" office:value="2560526" calcext:value-type="float">
            <text:p>2560526</text:p>
          </table:table-cell>
          <table:table-cell office:value-type="string" calcext:value-type="string">
            <text:p>Orthorubul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28752.1</text:p>
          </table:table-cell>
          <table:table-cell office:value-type="string" calcext:value-type="string">
            <text:p>Human coronavirus 229E</text:p>
          </table:table-cell>
          <table:table-cell office:value-type="float" office:value="11137" calcext:value-type="float">
            <text:p>11137</text:p>
          </table:table-cell>
          <table:table-cell office:value-type="string" calcext:value-type="string">
            <text:p>Alphacoron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38307.1</text:p>
          </table:table-cell>
          <table:table-cell office:value-type="string" calcext:value-type="string">
            <text:p>Coxsackievirus B3</text:p>
          </table:table-cell>
          <table:table-cell office:value-type="float" office:value="12072" calcext:value-type="float">
            <text:p>12072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38308.1</text:p>
          </table:table-cell>
          <table:table-cell office:value-type="string" calcext:value-type="string">
            <text:p>Enterovirus D68</text:p>
          </table:table-cell>
          <table:table-cell office:value-type="float" office:value="42789" calcext:value-type="float">
            <text:p>42789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38311.1</text:p>
          </table:table-cell>
          <table:table-cell office:value-type="string" calcext:value-type="string">
            <text:p>Rhinovirus A</text:p>
          </table:table-cell>
          <table:table-cell office:value-type="float" office:value="147711" calcext:value-type="float">
            <text:p>147711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float" office:value="0.483823124029678" calcext:value-type="float">
            <text:p>0.483823124029678</text:p>
          </table:table-cell>
          <table:table-cell office:value-type="float" office:value="0.00142859033574912" calcext:value-type="float">
            <text:p>0.001428590335749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C_038312.1</text:p>
          </table:table-cell>
          <table:table-cell office:value-type="string" calcext:value-type="string">
            <text:p>Rhinovirus B</text:p>
          </table:table-cell>
          <table:table-cell office:value-type="float" office:value="147712" calcext:value-type="float">
            <text:p>147712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39199.1</text:p>
          </table:table-cell>
          <table:table-cell office:value-type="string" calcext:value-type="string">
            <text:p>Human metapneumovirus</text:p>
          </table:table-cell>
          <table:table-cell office:value-type="float" office:value="162145" calcext:value-type="float">
            <text:p>162145</text:p>
          </table:table-cell>
          <table:table-cell office:value-type="string" calcext:value-type="string">
            <text:p>Metapneumovirus</text:p>
          </table:table-cell>
          <table:table-cell office:value-type="string" calcext:value-type="string">
            <text:p>Yes</text:p>
          </table:table-cell>
          <table:table-cell table:number-columns-repeated="15"/>
          <table:table-cell office:value-type="float" office:value="0.00236219467429253" calcext:value-type="float">
            <text:p>0.00236219467429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C_045512.2</text:p>
          </table:table-cell>
          <table:table-cell office:value-type="string" calcext:value-type="string">
            <text:p>Severe acute respiratory syndrome coronavirus 2</text:p>
          </table:table-cell>
          <table:table-cell office:value-type="float" office:value="2697049" calcext:value-type="float">
            <text:p>2697049</text:p>
          </table:table-cell>
          <table:table-cell office:value-type="string" calcext:value-type="string">
            <text:p>Betacoron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75417.1</text:p>
          </table:table-cell>
          <table:table-cell office:value-type="string" calcext:value-type="string">
            <text:p>Cytomegalovirus</text:p>
          </table:table-cell>
          <table:table-cell office:value-type="float" office:value="10358" calcext:value-type="float">
            <text:p>10358</text:p>
          </table:table-cell>
          <table:table-cell office:value-type="string" calcext:value-type="string">
            <text:p>Cytomegal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76948.1</text:p>
          </table:table-cell>
          <table:table-cell office:value-type="string" calcext:value-type="string">
            <text:p>Rubella virus</text:p>
          </table:table-cell>
          <table:table-cell office:value-type="float" office:value="11041" calcext:value-type="float">
            <text:p>11041</text:p>
          </table:table-cell>
          <table:table-cell office:value-type="string" calcext:value-type="string">
            <text:p>Rubi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AP018561.1</text:p>
          </table:table-cell>
          <table:table-cell office:value-type="string" calcext:value-type="string">
            <text:p>Ureaplasma parvum</text:p>
          </table:table-cell>
          <table:table-cell office:value-type="float" office:value="134821" calcext:value-type="float">
            <text:p>134821</text:p>
          </table:table-cell>
          <table:table-cell office:value-type="string" calcext:value-type="string">
            <text:p>Ureaplasm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AP018768.1</text:p>
          </table:table-cell>
          <table:table-cell office:value-type="string" calcext:value-type="string">
            <text:p>Haemophilus influenzae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Yes</text:p>
          </table:table-cell>
          <table:table-cell office:value-type="float" office:value="0.00350092585111686" calcext:value-type="float">
            <text:p>0.00350092585111686</text:p>
          </table:table-cell>
          <table:table-cell office:value-type="float" office:value="0.0673739926442585" calcext:value-type="float">
            <text:p>0.0673739926442585</text:p>
          </table:table-cell>
          <table:table-cell office:value-type="float" office:value="0.0138904486848972" calcext:value-type="float">
            <text:p>0.0138904486848972</text:p>
          </table:table-cell>
          <table:table-cell office:value-type="float" office:value="0.0139216025721988" calcext:value-type="float">
            <text:p>0.0139216025721988</text:p>
          </table:table-cell>
          <table:table-cell office:value-type="float" office:value="0.00795657015881562" calcext:value-type="float">
            <text:p>0.00795657015881562</text:p>
          </table:table-cell>
          <table:table-cell office:value-type="float" office:value="0.0252493468054743" calcext:value-type="float">
            <text:p>0.0252493468054743</text:p>
          </table:table-cell>
          <table:table-cell office:value-type="float" office:value="0.273601274217477" calcext:value-type="float">
            <text:p>0.273601274217477</text:p>
          </table:table-cell>
          <table:table-cell office:value-type="float" office:value="4.07005826186054" calcext:value-type="float">
            <text:p>4.07005826186054</text:p>
          </table:table-cell>
          <table:table-cell office:value-type="float" office:value="0.355844299200405" calcext:value-type="float">
            <text:p>0.355844299200405</text:p>
          </table:table-cell>
          <table:table-cell office:value-type="float" office:value="0.0620069895447485" calcext:value-type="float">
            <text:p>0.0620069895447485</text:p>
          </table:table-cell>
          <table:table-cell office:value-type="float" office:value="0.202423561269482" calcext:value-type="float">
            <text:p>0.202423561269482</text:p>
          </table:table-cell>
          <table:table-cell office:value-type="float" office:value="0.0318816216257588" calcext:value-type="float">
            <text:p>0.0318816216257588</text:p>
          </table:table-cell>
          <table:table-cell office:value-type="float" office:value="0.0880707560766607" calcext:value-type="float">
            <text:p>0.0880707560766607</text:p>
          </table:table-cell>
          <table:table-cell office:value-type="float" office:value="0.0569993947061531" calcext:value-type="float">
            <text:p>0.0569993947061531</text:p>
          </table:table-cell>
          <table:table-cell office:value-type="float" office:value="0.0449179257749155" calcext:value-type="float">
            <text:p>0.0449179257749155</text:p>
          </table:table-cell>
          <table:table-cell office:value-type="float" office:value="0.00915347833350887" calcext:value-type="float">
            <text:p>0.00915347833350887</text:p>
          </table:table-cell>
          <table:table-cell office:value-type="float" office:value="0.00908533761984686" calcext:value-type="float">
            <text:p>0.00908533761984686</text:p>
          </table:table-cell>
          <table:table-cell office:value-type="float" office:value="0.058828548317356" calcext:value-type="float">
            <text:p>0.058828548317356</text:p>
          </table:table-cell>
          <table:table-cell office:value-type="float" office:value="0.0255858944440148" calcext:value-type="float">
            <text:p>0.0255858944440148</text:p>
          </table:table-cell>
          <table:table-cell office:value-type="float" office:value="16.7625858014834" calcext:value-type="float">
            <text:p>16.7625858014834</text:p>
          </table:table-cell>
          <table:table-cell office:value-type="float" office:value="0.190818645439656" calcext:value-type="float">
            <text:p>0.190818645439656</text:p>
          </table:table-cell>
          <table:table-cell office:value-type="float" office:value="0.0475636818636489" calcext:value-type="float">
            <text:p>0.0475636818636489</text:p>
          </table:table-cell>
          <table:table-cell office:value-type="float" office:value="0.0511760280620855" calcext:value-type="float">
            <text:p>0.0511760280620855</text:p>
          </table:table-cell>
          <table:table-cell office:value-type="float" office:value="0.101632093481743" calcext:value-type="float">
            <text:p>0.101632093481743</text:p>
          </table:table-cell>
          <table:table-cell office:value-type="float" office:value="0.00630563388507705" calcext:value-type="float">
            <text:p>0.00630563388507705</text:p>
          </table:table-cell>
        </table:table-row>
        <table:table-row table:style-name="ro1">
          <table:table-cell office:value-type="string" calcext:value-type="string">
            <text:p>NZ_AP019829.2</text:p>
          </table:table-cell>
          <table:table-cell office:value-type="string" calcext:value-type="string">
            <text:p>Leptotrichia wadei</text:p>
          </table:table-cell>
          <table:table-cell office:value-type="float" office:value="157687" calcext:value-type="float">
            <text:p>157687</text:p>
          </table:table-cell>
          <table:table-cell office:value-type="string" calcext:value-type="string">
            <text:p>Leptotrichia</text:p>
          </table:table-cell>
          <table:table-cell office:value-type="string" calcext:value-type="string">
            <text:p>No</text:p>
          </table:table-cell>
          <table:table-cell office:value-type="float" office:value="1.28035756344079" calcext:value-type="float">
            <text:p>1.28035756344079</text:p>
          </table:table-cell>
          <table:table-cell table:number-columns-repeated="4"/>
          <table:table-cell office:value-type="float" office:value="0.0098191763885147" calcext:value-type="float">
            <text:p>0.0098191763885147</text:p>
          </table:table-cell>
          <table:table-cell office:value-type="float" office:value="2.31230753858511" calcext:value-type="float">
            <text:p>2.31230753858511</text:p>
          </table:table-cell>
          <table:table-cell table:number-columns-repeated="3"/>
          <table:table-cell office:value-type="float" office:value="0.00686557279290828" calcext:value-type="float">
            <text:p>0.00686557279290828</text:p>
          </table:table-cell>
          <table:table-cell office:value-type="float" office:value="0.00354241048850817" calcext:value-type="float">
            <text:p>0.00354241048850817</text:p>
          </table:table-cell>
          <table:table-cell office:value-type="float" office:value="0.0231991490720146" calcext:value-type="float">
            <text:p>0.0231991490720146</text:p>
          </table:table-cell>
          <table:table-cell office:value-type="float" office:value="0.00227998339909968" calcext:value-type="float">
            <text:p>0.00227998339909968</text:p>
          </table:table-cell>
          <table:table-cell office:value-type="float" office:value="0.00295080403132802" calcext:value-type="float">
            <text:p>0.00295080403132802</text:p>
          </table:table-cell>
          <table:table-cell office:value-type="float" office:value="5.17436204093671" calcext:value-type="float">
            <text:p>5.17436204093671</text:p>
          </table:table-cell>
          <table:table-cell office:value-type="float" office:value="0.0113566720248086" calcext:value-type="float">
            <text:p>0.0113566720248086</text:p>
          </table:table-cell>
          <table:table-cell office:value-type="float" office:value="0.00280134583824679" calcext:value-type="float">
            <text:p>0.00280134583824679</text:p>
          </table:table-cell>
          <table:table-cell office:value-type="float" office:value="0.00296256917893747" calcext:value-type="float">
            <text:p>0.00296256917893747</text:p>
          </table:table-cell>
          <table:table-cell office:value-type="float" office:value="0.0394528564408247" calcext:value-type="float">
            <text:p>0.0394528564408247</text:p>
          </table:table-cell>
          <table:table-cell/>
          <table:table-cell office:value-type="float" office:value="0.00612205968855656" calcext:value-type="float">
            <text:p>0.00612205968855656</text:p>
          </table:table-cell>
          <table:table-cell office:value-type="float" office:value="0.0111383156159555" calcext:value-type="float">
            <text:p>0.0111383156159555</text:p>
          </table:table-cell>
          <table:table-cell office:value-type="float" office:value="0.0174226445968702" calcext:value-type="float">
            <text:p>0.0174226445968702</text:p>
          </table:table-cell>
          <table:table-cell/>
        </table:table-row>
        <table:table-row table:style-name="ro1">
          <table:table-cell office:value-type="string" calcext:value-type="string">
            <text:p>NZ_AP019831.1</text:p>
          </table:table-cell>
          <table:table-cell office:value-type="string" calcext:value-type="string">
            <text:p>Leptotrichia trevisanii</text:p>
          </table:table-cell>
          <table:table-cell office:value-type="float" office:value="109328" calcext:value-type="float">
            <text:p>109328</text:p>
          </table:table-cell>
          <table:table-cell office:value-type="string" calcext:value-type="string">
            <text:p>Leptotrichia</text:p>
          </table:table-cell>
          <table:table-cell office:value-type="string" calcext:value-type="string">
            <text:p>No</text:p>
          </table:table-cell>
          <table:table-cell office:value-type="float" office:value="0.00196051648015587" calcext:value-type="float">
            <text:p>0.00196051648015587</text:p>
          </table:table-cell>
          <table:table-cell table:number-columns-repeated="2"/>
          <table:table-cell office:value-type="float" office:value="0.00216257981585235" calcext:value-type="float">
            <text:p>0.00216257981585235</text:p>
          </table:table-cell>
          <table:table-cell/>
          <table:table-cell office:value-type="float" office:value="2.41552252869074" calcext:value-type="float">
            <text:p>2.41552252869074</text:p>
          </table:table-cell>
          <table:table-cell office:value-type="float" office:value="0.00853433544745607" calcext:value-type="float">
            <text:p>0.00853433544745607</text:p>
          </table:table-cell>
          <table:table-cell/>
          <table:table-cell office:value-type="float" office:value="0.00189783395060652" calcext:value-type="float">
            <text:p>0.00189783395060652</text:p>
          </table:table-cell>
          <table:table-cell office:value-type="float" office:value="0.00420697264400429" calcext:value-type="float">
            <text:p>0.00420697264400429</text:p>
          </table:table-cell>
          <table:table-cell table:number-columns-repeated="2"/>
          <table:table-cell office:value-type="float" office:value="4.56163535812948" calcext:value-type="float">
            <text:p>4.56163535812948</text:p>
          </table:table-cell>
          <table:table-cell office:value-type="float" office:value="0.0654177598219662" calcext:value-type="float">
            <text:p>0.0654177598219662</text:p>
          </table:table-cell>
          <table:table-cell table:number-columns-repeated="2"/>
          <table:table-cell office:value-type="float" office:value="0.00421818658267354" calcext:value-type="float">
            <text:p>0.00421818658267354</text:p>
          </table:table-cell>
          <table:table-cell office:value-type="float" office:value="0.649914030390917" calcext:value-type="float">
            <text:p>0.649914030390917</text:p>
          </table:table-cell>
          <table:table-cell office:value-type="float" office:value="0.00403985869616815" calcext:value-type="float">
            <text:p>0.00403985869616815</text:p>
          </table:table-cell>
          <table:table-cell/>
          <table:table-cell office:value-type="float" office:value="0.0448984903887415" calcext:value-type="float">
            <text:p>0.0448984903887415</text:p>
          </table:table-cell>
          <table:table-cell office:value-type="float" office:value="0.00282557303218749" calcext:value-type="float">
            <text:p>0.00282557303218749</text:p>
          </table:table-cell>
          <table:table-cell office:value-type="float" office:value="0.00331138279913183" calcext:value-type="float">
            <text:p>0.00331138279913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_AP022321.1</text:p>
          </table:table-cell>
          <table:table-cell office:value-type="string" calcext:value-type="string">
            <text:p>Veillonella nakazawae</text:p>
          </table:table-cell>
          <table:table-cell office:value-type="float" office:value="2682456" calcext:value-type="float">
            <text:p>2682456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No</text:p>
          </table:table-cell>
          <table:table-cell office:value-type="float" office:value="6.57262738200407" calcext:value-type="float">
            <text:p>6.57262738200407</text:p>
          </table:table-cell>
          <table:table-cell office:value-type="float" office:value="0.0568570561077585" calcext:value-type="float">
            <text:p>0.0568570561077585</text:p>
          </table:table-cell>
          <table:table-cell office:value-type="float" office:value="2.10306063769602" calcext:value-type="float">
            <text:p>2.10306063769602</text:p>
          </table:table-cell>
          <table:table-cell office:value-type="float" office:value="1.33471494193564" calcext:value-type="float">
            <text:p>1.33471494193564</text:p>
          </table:table-cell>
          <table:table-cell office:value-type="float" office:value="4.09962954123802" calcext:value-type="float">
            <text:p>4.09962954123802</text:p>
          </table:table-cell>
          <table:table-cell office:value-type="float" office:value="0.0098191763885147" calcext:value-type="float">
            <text:p>0.0098191763885147</text:p>
          </table:table-cell>
          <table:table-cell office:value-type="float" office:value="0.196917556473261" calcext:value-type="float">
            <text:p>0.196917556473261</text:p>
          </table:table-cell>
          <table:table-cell office:value-type="float" office:value="0.00857154201449472" calcext:value-type="float">
            <text:p>0.00857154201449472</text:p>
          </table:table-cell>
          <table:table-cell office:value-type="float" office:value="0.00189783395060652" calcext:value-type="float">
            <text:p>0.00189783395060652</text:p>
          </table:table-cell>
          <table:table-cell office:value-type="float" office:value="0.0941993187474806" calcext:value-type="float">
            <text:p>0.0941993187474806</text:p>
          </table:table-cell>
          <table:table-cell office:value-type="float" office:value="0.00332205649087837" calcext:value-type="float">
            <text:p>0.00332205649087837</text:p>
          </table:table-cell>
          <table:table-cell office:value-type="float" office:value="4.76479644104085" calcext:value-type="float">
            <text:p>4.76479644104085</text:p>
          </table:table-cell>
          <table:table-cell office:value-type="float" office:value="6.24421813046942" calcext:value-type="float">
            <text:p>6.24421813046942</text:p>
          </table:table-cell>
          <table:table-cell office:value-type="float" office:value="0.00227998339909968" calcext:value-type="float">
            <text:p>0.00227998339909968</text:p>
          </table:table-cell>
          <table:table-cell office:value-type="float" office:value="0.145901204253599" calcext:value-type="float">
            <text:p>0.145901204253599</text:p>
          </table:table-cell>
          <table:table-cell office:value-type="float" office:value="0.0295272598994921" calcext:value-type="float">
            <text:p>0.0295272598994921</text:p>
          </table:table-cell>
          <table:table-cell/>
          <table:table-cell office:value-type="float" office:value="0.00420203916552543" calcext:value-type="float">
            <text:p>0.00420203916552543</text:p>
          </table:table-cell>
          <table:table-cell office:value-type="float" office:value="1.6377598258762" calcext:value-type="float">
            <text:p>1.6377598258762</text:p>
          </table:table-cell>
          <table:table-cell office:value-type="float" office:value="0.0129779587533411" calcext:value-type="float">
            <text:p>0.0129779587533411</text:p>
          </table:table-cell>
          <table:table-cell/>
          <table:table-cell office:value-type="float" office:value="0.0561974330263373" calcext:value-type="float">
            <text:p>0.0561974330263373</text:p>
          </table:table-cell>
          <table:table-cell office:value-type="float" office:value="0.478344409150092" calcext:value-type="float">
            <text:p>0.478344409150092</text:p>
          </table:table-cell>
          <table:table-cell office:value-type="float" office:value="0.0145188704973918" calcext:value-type="float">
            <text:p>0.0145188704973918</text:p>
          </table:table-cell>
          <table:table-cell office:value-type="float" office:value="0.773228427638442" calcext:value-type="float">
            <text:p>0.773228427638442</text:p>
          </table:table-cell>
        </table:table-row>
        <table:table-row table:style-name="ro1">
          <table:table-cell office:value-type="string" calcext:value-type="string">
            <text:p>NZ_AP025457.1</text:p>
          </table:table-cell>
          <table:table-cell office:value-type="string" calcext:value-type="string">
            <text:p>Tsukamurella pulmonis</text:p>
          </table:table-cell>
          <table:table-cell office:value-type="float" office:value="47312" calcext:value-type="float">
            <text:p>47312</text:p>
          </table:table-cell>
          <table:table-cell office:value-type="string" calcext:value-type="string">
            <text:p>Tsukamur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AP025697.1</text:p>
          </table:table-cell>
          <table:table-cell office:value-type="string" calcext:value-type="string">
            <text:p>Schaalia meyeri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Schaal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AP026979.1</text:p>
          </table:table-cell>
          <table:table-cell office:value-type="string" calcext:value-type="string">
            <text:p>Nocardia cyriacigeorgica</text:p>
          </table:table-cell>
          <table:table-cell office:value-type="float" office:value="135487" calcext:value-type="float">
            <text:p>135487</text:p>
          </table:table-cell>
          <table:table-cell office:value-type="string" calcext:value-type="string">
            <text:p>Nocard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AP027140.1</text:p>
          </table:table-cell>
          <table:table-cell office:value-type="string" calcext:value-type="string">
            <text:p>Corynebacterium ulcerans</text:p>
          </table:table-cell>
          <table:table-cell office:value-type="float" office:value="65058" calcext:value-type="float">
            <text:p>65058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AWET01000008.1</text:p>
          </table:table-cell>
          <table:table-cell office:value-type="string" calcext:value-type="string">
            <text:p>Hoylesella pleuritidis</text:p>
          </table:table-cell>
          <table:table-cell office:value-type="float" office:value="407975" calcext:value-type="float">
            <text:p>407975</text:p>
          </table:table-cell>
          <table:table-cell office:value-type="string" calcext:value-type="string">
            <text:p>Hoyles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ABPWA010000001.1</text:p>
          </table:table-cell>
          <table:table-cell office:value-type="string" calcext:value-type="string">
            <text:p>uncultured Peptostreptococcus sp.</text:p>
          </table:table-cell>
          <table:table-cell office:value-type="float" office:value="169971" calcext:value-type="float">
            <text:p>169971</text:p>
          </table:table-cell>
          <table:table-cell office:value-type="string" calcext:value-type="string">
            <text:p>Peptostreptococcu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.00394383359549489" calcext:value-type="float">
            <text:p>0.00394383359549489</text:p>
          </table:table-cell>
          <table:table-cell office:value-type="float" office:value="0.00940966559613608" calcext:value-type="float">
            <text:p>0.00940966559613608</text:p>
          </table:table-cell>
          <table:table-cell office:value-type="float" office:value="0.00148677528751539" calcext:value-type="float">
            <text:p>0.00148677528751539</text:p>
          </table:table-cell>
          <table:table-cell table:number-columns-repeated="5"/>
          <table:table-cell office:value-type="float" office:value="0.00676773472180195" calcext:value-type="float">
            <text:p>0.00676773472180195</text:p>
          </table:table-cell>
          <table:table-cell/>
          <table:table-cell office:value-type="float" office:value="0.00632573041623549" calcext:value-type="float">
            <text:p>0.00632573041623549</text:p>
          </table:table-cell>
          <table:table-cell office:value-type="float" office:value="0.00322209527551442" calcext:value-type="float">
            <text:p>0.00322209527551442</text:p>
          </table:table-cell>
          <table:table-cell office:value-type="float" office:value="0.00263074861225856" calcext:value-type="float">
            <text:p>0.00263074861225856</text:p>
          </table:table-cell>
          <table:table-cell office:value-type="float" office:value="1.55278346645847" calcext:value-type="float">
            <text:p>1.55278346645847</text:p>
          </table:table-cell>
          <table:table-cell office:value-type="float" office:value="0.00354328044282783" calcext:value-type="float">
            <text:p>0.00354328044282783</text:p>
          </table:table-cell>
          <table:table-cell table:number-columns-repeated="2"/>
          <table:table-cell office:value-type="float" office:value="0.0118502767157499" calcext:value-type="float">
            <text:p>0.0118502767157499</text:p>
          </table:table-cell>
          <table:table-cell office:value-type="float" office:value="0.0103823596532403" calcext:value-type="float">
            <text:p>0.0103823596532403</text:p>
          </table:table-cell>
          <table:table-cell office:value-type="float" office:value="0.0336738065040516" calcext:value-type="float">
            <text:p>0.0336738065040516</text:p>
          </table:table-cell>
          <table:table-cell office:value-type="float" office:value="0.986749629330792" calcext:value-type="float">
            <text:p>0.986749629330792</text:p>
          </table:table-cell>
          <table:table-cell office:value-type="float" office:value="0.00963312200313712" calcext:value-type="float">
            <text:p>0.00963312200313712</text:p>
          </table:table-cell>
          <table:table-cell office:value-type="float" office:value="0.0174226445968702" calcext:value-type="float">
            <text:p>0.0174226445968702</text:p>
          </table:table-cell>
          <table:table-cell/>
        </table:table-row>
        <table:table-row table:style-name="ro1">
          <table:table-cell office:value-type="string" calcext:value-type="string">
            <text:p>NZ_CAJTJS010000001.1</text:p>
          </table:table-cell>
          <table:table-cell office:value-type="string" calcext:value-type="string">
            <text:p>uncultured Prevotella sp.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</text:p>
          </table:table-cell>
          <table:table-cell office:value-type="float" office:value="0.00546144233127273" calcext:value-type="float">
            <text:p>0.00546144233127273</text:p>
          </table:table-cell>
          <table:table-cell office:value-type="float" office:value="0.0226770123641336" calcext:value-type="float">
            <text:p>0.0226770123641336</text:p>
          </table:table-cell>
          <table:table-cell office:value-type="float" office:value="0.00627312044968012" calcext:value-type="float">
            <text:p>0.00627312044968012</text:p>
          </table:table-cell>
          <table:table-cell office:value-type="float" office:value="0.0029735372620956" calcext:value-type="float">
            <text:p>0.0029735372620956</text:p>
          </table:table-cell>
          <table:table-cell office:value-type="float" office:value="0.00994571269851953" calcext:value-type="float">
            <text:p>0.00994571269851953</text:p>
          </table:table-cell>
          <table:table-cell/>
          <table:table-cell office:value-type="float" office:value="1.37829742718402" calcext:value-type="float">
            <text:p>1.37829742718402</text:p>
          </table:table-cell>
          <table:table-cell office:value-type="float" office:value="0.108572751353003" calcext:value-type="float">
            <text:p>0.108572751353003</text:p>
          </table:table-cell>
          <table:table-cell office:value-type="float" office:value="7.14535574726794" calcext:value-type="float">
            <text:p>7.14535574726794</text:p>
          </table:table-cell>
          <table:table-cell office:value-type="float" office:value="0.229004822758988" calcext:value-type="float">
            <text:p>0.229004822758988</text:p>
          </table:table-cell>
          <table:table-cell office:value-type="float" office:value="0.0108520352711755" calcext:value-type="float">
            <text:p>0.0108520352711755</text:p>
          </table:table-cell>
          <table:table-cell office:value-type="float" office:value="0.00404847692659663" calcext:value-type="float">
            <text:p>0.00404847692659663</text:p>
          </table:table-cell>
          <table:table-cell office:value-type="float" office:value="0.00923668947937004" calcext:value-type="float">
            <text:p>0.00923668947937004</text:p>
          </table:table-cell>
          <table:table-cell office:value-type="float" office:value="0.219053684270912" calcext:value-type="float">
            <text:p>0.219053684270912</text:p>
          </table:table-cell>
          <table:table-cell office:value-type="float" office:value="0.603769012419726" calcext:value-type="float">
            <text:p>0.603769012419726</text:p>
          </table:table-cell>
          <table:table-cell office:value-type="float" office:value="0.160628775107453" calcext:value-type="float">
            <text:p>0.160628775107453</text:p>
          </table:table-cell>
          <table:table-cell office:value-type="float" office:value="0.0275804744938967" calcext:value-type="float">
            <text:p>0.0275804744938967</text:p>
          </table:table-cell>
          <table:table-cell office:value-type="float" office:value="0.00280134583824679" calcext:value-type="float">
            <text:p>0.00280134583824679</text:p>
          </table:table-cell>
          <table:table-cell office:value-type="float" office:value="0.6566131602331" calcext:value-type="float">
            <text:p>0.6566131602331</text:p>
          </table:table-cell>
          <table:table-cell office:value-type="float" office:value="1.54489482242486" calcext:value-type="float">
            <text:p>1.54489482242486</text:p>
          </table:table-cell>
          <table:table-cell/>
          <table:table-cell office:value-type="float" office:value="0.0302963621124683" calcext:value-type="float">
            <text:p>0.0302963621124683</text:p>
          </table:table-cell>
          <table:table-cell office:value-type="float" office:value="0.188448008901599" calcext:value-type="float">
            <text:p>0.188448008901599</text:p>
          </table:table-cell>
          <table:table-cell office:value-type="float" office:value="0.0261338845467686" calcext:value-type="float">
            <text:p>0.0261338845467686</text:p>
          </table:table-cell>
          <table:table-cell office:value-type="float" office:value="0.328856415545967" calcext:value-type="float">
            <text:p>0.328856415545967</text:p>
          </table:table-cell>
        </table:table-row>
        <table:table-row table:style-name="ro1">
          <table:table-cell office:value-type="string" calcext:value-type="string">
            <text:p>NZ_CAKAHJ010000001.1</text:p>
          </table:table-cell>
          <table:table-cell office:value-type="string" calcext:value-type="string">
            <text:p>uncultured Actinomyces sp.</text:p>
          </table:table-cell>
          <table:table-cell office:value-type="float" office:value="249061" calcext:value-type="float">
            <text:p>249061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No</text:p>
          </table:table-cell>
          <table:table-cell office:value-type="float" office:value="0.233721701345715" calcext:value-type="float">
            <text:p>0.233721701345715</text:p>
          </table:table-cell>
          <table:table-cell office:value-type="float" office:value="0.137048345084719" calcext:value-type="float">
            <text:p>0.137048345084719</text:p>
          </table:table-cell>
          <table:table-cell office:value-type="float" office:value="0.0315895162522506" calcext:value-type="float">
            <text:p>0.0315895162522506</text:p>
          </table:table-cell>
          <table:table-cell office:value-type="float" office:value="0.206255973387541" calcext:value-type="float">
            <text:p>0.206255973387541</text:p>
          </table:table-cell>
          <table:table-cell office:value-type="float" office:value="4.78190470967693" calcext:value-type="float">
            <text:p>4.78190470967693</text:p>
          </table:table-cell>
          <table:table-cell office:value-type="float" office:value="0.0154301704169595" calcext:value-type="float">
            <text:p>0.0154301704169595</text:p>
          </table:table-cell>
          <table:table-cell office:value-type="float" office:value="1.33713320279747" calcext:value-type="float">
            <text:p>1.33713320279747</text:p>
          </table:table-cell>
          <table:table-cell office:value-type="float" office:value="0.011428722685993" calcext:value-type="float">
            <text:p>0.011428722685993</text:p>
          </table:table-cell>
          <table:table-cell office:value-type="float" office:value="0.108176777923114" calcext:value-type="float">
            <text:p>0.108176777923114</text:p>
          </table:table-cell>
          <table:table-cell office:value-type="float" office:value="0.049569008683068" calcext:value-type="float">
            <text:p>0.049569008683068</text:p>
          </table:table-cell>
          <table:table-cell office:value-type="float" office:value="0.056917826859367" calcext:value-type="float">
            <text:p>0.056917826859367</text:p>
          </table:table-cell>
          <table:table-cell office:value-type="float" office:value="0.90078443334266" calcext:value-type="float">
            <text:p>0.90078443334266</text:p>
          </table:table-cell>
          <table:table-cell office:value-type="float" office:value="0.048116753630845" calcext:value-type="float">
            <text:p>0.048116753630845</text:p>
          </table:table-cell>
          <table:table-cell office:value-type="float" office:value="5.73658573047666" calcext:value-type="float">
            <text:p>5.73658573047666</text:p>
          </table:table-cell>
          <table:table-cell office:value-type="float" office:value="0.00754096689100192" calcext:value-type="float">
            <text:p>0.00754096689100192</text:p>
          </table:table-cell>
          <table:table-cell office:value-type="float" office:value="0.0732279192169588" calcext:value-type="float">
            <text:p>0.0732279192169588</text:p>
          </table:table-cell>
          <table:table-cell office:value-type="float" office:value="0.0824170854046967" calcext:value-type="float">
            <text:p>0.0824170854046967</text:p>
          </table:table-cell>
          <table:table-cell office:value-type="float" office:value="1.12054241692976" calcext:value-type="float">
            <text:p>1.12054241692976</text:p>
          </table:table-cell>
          <table:table-cell office:value-type="float" office:value="0.0837599578301293" calcext:value-type="float">
            <text:p>0.0837599578301293</text:p>
          </table:table-cell>
          <table:table-cell office:value-type="float" office:value="1.10312410546841" calcext:value-type="float">
            <text:p>1.10312410546841</text:p>
          </table:table-cell>
          <table:table-cell office:value-type="float" office:value="0.258166258447759" calcext:value-type="float">
            <text:p>0.258166258447759</text:p>
          </table:table-cell>
          <table:table-cell office:value-type="float" office:value="0.0659299157015774" calcext:value-type="float">
            <text:p>0.0659299157015774</text:p>
          </table:table-cell>
          <table:table-cell office:value-type="float" office:value="2.27973788470834" calcext:value-type="float">
            <text:p>2.27973788470834</text:p>
          </table:table-cell>
          <table:table-cell/>
          <table:table-cell office:value-type="float" office:value="0.136272100463722" calcext:value-type="float">
            <text:p>0.136272100463722</text:p>
          </table:table-cell>
        </table:table-row>
        <table:table-row table:style-name="ro1">
          <table:table-cell office:value-type="string" calcext:value-type="string">
            <text:p>NZ_CAKAIK010000001.1</text:p>
          </table:table-cell>
          <table:table-cell office:value-type="string" calcext:value-type="string">
            <text:p>uncultured Rothia sp.</text:p>
          </table:table-cell>
          <table:table-cell office:value-type="float" office:value="316088" calcext:value-type="float">
            <text:p>316088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No</text:p>
          </table:table-cell>
          <table:table-cell office:value-type="float" office:value="0.00168044507402595" calcext:value-type="float">
            <text:p>0.00168044507402595</text:p>
          </table:table-cell>
          <table:table-cell office:value-type="float" office:value="0.023663107207125" calcext:value-type="float">
            <text:p>0.023663107207125</text:p>
          </table:table-cell>
          <table:table-cell office:value-type="float" office:value="0.087599380253685" calcext:value-type="float">
            <text:p>0.087599380253685</text:p>
          </table:table-cell>
          <table:table-cell office:value-type="float" office:value="0.0186522209576224" calcext:value-type="float">
            <text:p>0.0186522209576224</text:p>
          </table:table-cell>
          <table:table-cell table:number-columns-repeated="7"/>
          <table:table-cell office:value-type="float" office:value="2.36607026897337" calcext:value-type="float">
            <text:p>2.36607026897337</text:p>
          </table:table-cell>
          <table:table-cell table:number-columns-repeated="10"/>
          <table:table-cell office:value-type="float" office:value="0.0105362320066755" calcext:value-type="float">
            <text:p>0.0105362320066755</text:p>
          </table:table-cell>
          <table:table-cell/>
          <table:table-cell office:value-type="float" office:value="2.29586869975132" calcext:value-type="float">
            <text:p>2.29586869975132</text:p>
          </table:table-cell>
        </table:table-row>
        <table:table-row table:style-name="ro1">
          <table:table-cell office:value-type="string" calcext:value-type="string">
            <text:p>NZ_CAKOJV010000001.1</text:p>
          </table:table-cell>
          <table:table-cell office:value-type="string" calcext:value-type="string">
            <text:p>uncultured Fusobacterium sp.</text:p>
          </table:table-cell>
          <table:table-cell office:value-type="float" office:value="159267" calcext:value-type="float">
            <text:p>159267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No</text:p>
          </table:table-cell>
          <table:table-cell office:value-type="float" office:value="0.00462121147563654" calcext:value-type="float">
            <text:p>0.00462121147563654</text:p>
          </table:table-cell>
          <table:table-cell office:value-type="float" office:value="0.0157753519876722" calcext:value-type="float">
            <text:p>0.0157753519876722</text:p>
          </table:table-cell>
          <table:table-cell office:value-type="float" office:value="0.0477203715599125" calcext:value-type="float">
            <text:p>0.0477203715599125</text:p>
          </table:table-cell>
          <table:table-cell office:value-type="float" office:value="0.00743384981170658" calcext:value-type="float">
            <text:p>0.00743384981170658</text:p>
          </table:table-cell>
          <table:table-cell office:value-type="float" office:value="0.0159131403176312" calcext:value-type="float">
            <text:p>0.0159131403176312</text:p>
          </table:table-cell>
          <table:table-cell/>
          <table:table-cell office:value-type="float" office:value="0.0096638822985299" calcext:value-type="float">
            <text:p>0.0096638822985299</text:p>
          </table:table-cell>
          <table:table-cell office:value-type="float" office:value="0.024286035707735" calcext:value-type="float">
            <text:p>0.024286035707735</text:p>
          </table:table-cell>
          <table:table-cell office:value-type="float" office:value="1.02198647792565" calcext:value-type="float">
            <text:p>1.02198647792565</text:p>
          </table:table-cell>
          <table:table-cell office:value-type="float" office:value="1.9183765811844" calcext:value-type="float">
            <text:p>1.9183765811844</text:p>
          </table:table-cell>
          <table:table-cell office:value-type="float" office:value="0.0522669052858425" calcext:value-type="float">
            <text:p>0.0522669052858425</text:p>
          </table:table-cell>
          <table:table-cell office:value-type="float" office:value="0.0857769604776806" calcext:value-type="float">
            <text:p>0.0857769604776806</text:p>
          </table:table-cell>
          <table:table-cell office:value-type="float" office:value="0.00579977850573826" calcext:value-type="float">
            <text:p>0.00579977850573826</text:p>
          </table:table-cell>
          <table:table-cell office:value-type="float" office:value="0.00526147819738323" calcext:value-type="float">
            <text:p>0.00526147819738323</text:p>
          </table:table-cell>
          <table:table-cell office:value-type="float" office:value="2.34851913535128" calcext:value-type="float">
            <text:p>2.34851913535128</text:p>
          </table:table-cell>
          <table:table-cell office:value-type="float" office:value="0.00915347833350887" calcext:value-type="float">
            <text:p>0.00915347833350887</text:p>
          </table:table-cell>
          <table:table-cell office:value-type="float" office:value="0.0171972491508378" calcext:value-type="float">
            <text:p>0.0171972491508378</text:p>
          </table:table-cell>
          <table:table-cell office:value-type="float" office:value="0.00770373166741154" calcext:value-type="float">
            <text:p>0.00770373166741154</text:p>
          </table:table-cell>
          <table:table-cell office:value-type="float" office:value="0.0115809466675912" calcext:value-type="float">
            <text:p>0.0115809466675912</text:p>
          </table:table-cell>
          <table:table-cell office:value-type="float" office:value="0.00415294386129612" calcext:value-type="float">
            <text:p>0.00415294386129612</text:p>
          </table:table-cell>
          <table:table-cell office:value-type="float" office:value="0.0392861484463966" calcext:value-type="float">
            <text:p>0.0392861484463966</text:p>
          </table:table-cell>
          <table:table-cell office:value-type="float" office:value="0.0262149159570854" calcext:value-type="float">
            <text:p>0.0262149159570854</text:p>
          </table:table-cell>
          <table:table-cell office:value-type="float" office:value="2.26589011579872" calcext:value-type="float">
            <text:p>2.26589011579872</text:p>
          </table:table-cell>
          <table:table-cell office:value-type="float" office:value="0.037748980944682" calcext:value-type="float">
            <text:p>0.037748980944682</text:p>
          </table:table-cell>
          <table:table-cell office:value-type="float" office:value="2.31732555794004" calcext:value-type="float">
            <text:p>2.31732555794004</text:p>
          </table:table-cell>
        </table:table-row>
        <table:table-row table:style-name="ro1">
          <table:table-cell office:value-type="string" calcext:value-type="string">
            <text:p>NZ_CALGPY010000005.1</text:p>
          </table:table-cell>
          <table:table-cell office:value-type="string" calcext:value-type="string">
            <text:p>uncultured Campylobacter sp.</text:p>
          </table:table-cell>
          <table:table-cell office:value-type="float" office:value="218934" calcext:value-type="float">
            <text:p>218934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</text:p>
          </table:table-cell>
          <table:table-cell office:value-type="float" office:value="0.00168044507402595" calcext:value-type="float">
            <text:p>0.00168044507402595</text:p>
          </table:table-cell>
          <table:table-cell office:value-type="float" office:value="0.161697371077909" calcext:value-type="float">
            <text:p>0.161697371077909</text:p>
          </table:table-cell>
          <table:table-cell office:value-type="float" office:value="0.00336060993414698" calcext:value-type="float">
            <text:p>0.00336060993414698</text:p>
          </table:table-cell>
          <table:table-cell office:value-type="float" office:value="0.00202741358501089" calcext:value-type="float">
            <text:p>0.00202741358501089</text:p>
          </table:table-cell>
          <table:table-cell table:number-columns-repeated="2"/>
          <table:table-cell office:value-type="float" office:value="0.215868916683906" calcext:value-type="float">
            <text:p>0.215868916683906</text:p>
          </table:table-cell>
          <table:table-cell/>
          <table:table-cell office:value-type="float" office:value="0.034161115141721" calcext:value-type="float">
            <text:p>0.034161115141721</text:p>
          </table:table-cell>
          <table:table-cell table:number-columns-repeated="2"/>
          <table:table-cell office:value-type="float" office:value="0.0222665958072259" calcext:value-type="float">
            <text:p>0.0222665958072259</text:p>
          </table:table-cell>
          <table:table-cell office:value-type="float" office:value="0.00322209527551442" calcext:value-type="float">
            <text:p>0.00322209527551442</text:p>
          </table:table-cell>
          <table:table-cell table:number-columns-repeated="4"/>
          <table:table-cell office:value-type="float" office:value="0.0112054241692976" calcext:value-type="float">
            <text:p>0.0112054241692976</text:p>
          </table:table-cell>
          <table:table-cell office:value-type="float" office:value="0.00538649359925959" calcext:value-type="float">
            <text:p>0.00538649359925959</text:p>
          </table:table-cell>
          <table:table-cell office:value-type="float" office:value="0.0103823596532403" calcext:value-type="float">
            <text:p>0.0103823596532403</text:p>
          </table:table-cell>
          <table:table-cell office:value-type="float" office:value="1.51532129268232" calcext:value-type="float">
            <text:p>1.51532129268232</text:p>
          </table:table-cell>
          <table:table-cell office:value-type="float" office:value="0.00392439583183731" calcext:value-type="float">
            <text:p>0.00392439583183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Z_CALHUL010000006.1</text:p>
          </table:table-cell>
          <table:table-cell office:value-type="string" calcext:value-type="string">
            <text:p>uncultured Treponema sp.</text:p>
          </table:table-cell>
          <table:table-cell office:value-type="float" office:value="162155" calcext:value-type="float">
            <text:p>162155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No</text:p>
          </table:table-cell>
          <table:table-cell office:value-type="float" office:value="0.0862626253033798" calcext:value-type="float">
            <text:p>0.0862626253033798</text:p>
          </table:table-cell>
          <table:table-cell office:value-type="float" office:value="0.0187331611629461" calcext:value-type="float">
            <text:p>0.0187331611629461</text:p>
          </table:table-cell>
          <table:table-cell office:value-type="float" office:value="0.0235241489119561" calcext:value-type="float">
            <text:p>0.0235241489119561</text:p>
          </table:table-cell>
          <table:table-cell office:value-type="float" office:value="0.00391966093918031" calcext:value-type="float">
            <text:p>0.00391966093918031</text:p>
          </table:table-cell>
          <table:table-cell office:value-type="float" office:value="0.310306104797532" calcext:value-type="float">
            <text:p>0.310306104797532</text:p>
          </table:table-cell>
          <table:table-cell office:value-type="float" office:value="0.711191619321225" calcext:value-type="float">
            <text:p>0.711191619321225</text:p>
          </table:table-cell>
          <table:table-cell office:value-type="float" office:value="0.250884869067195" calcext:value-type="float">
            <text:p>0.250884869067195</text:p>
          </table:table-cell>
          <table:table-cell office:value-type="float" office:value="4.0786319729897" calcext:value-type="float">
            <text:p>4.0786319729897</text:p>
          </table:table-cell>
          <table:table-cell office:value-type="float" office:value="0.179345637763195" calcext:value-type="float">
            <text:p>0.179345637763195</text:p>
          </table:table-cell>
          <table:table-cell office:value-type="float" office:value="3.46964769305111" calcext:value-type="float">
            <text:p>3.46964769305111</text:p>
          </table:table-cell>
          <table:table-cell office:value-type="float" office:value="3.43698191805629" calcext:value-type="float">
            <text:p>3.43698191805629</text:p>
          </table:table-cell>
          <table:table-cell office:value-type="float" office:value="0.33627575397314" calcext:value-type="float">
            <text:p>0.33627575397314</text:p>
          </table:table-cell>
          <table:table-cell office:value-type="float" office:value="1.51739479289597" calcext:value-type="float">
            <text:p>1.51739479289597</text:p>
          </table:table-cell>
          <table:table-cell office:value-type="float" office:value="0.34304780765537" calcext:value-type="float">
            <text:p>0.34304780765537</text:p>
          </table:table-cell>
          <table:table-cell office:value-type="float" office:value="1.4431110667488" calcext:value-type="float">
            <text:p>1.4431110667488</text:p>
          </table:table-cell>
          <table:table-cell office:value-type="float" office:value="0.154723230578667" calcext:value-type="float">
            <text:p>0.154723230578667</text:p>
          </table:table-cell>
          <table:table-cell office:value-type="float" office:value="0.00551609489877934" calcext:value-type="float">
            <text:p>0.00551609489877934</text:p>
          </table:table-cell>
          <table:table-cell office:value-type="float" office:value="0.012606097088421" calcext:value-type="float">
            <text:p>0.012606097088421</text:p>
          </table:table-cell>
          <table:table-cell office:value-type="float" office:value="0.0743335595215954" calcext:value-type="float">
            <text:p>0.0743335595215954</text:p>
          </table:table-cell>
          <table:table-cell office:value-type="float" office:value="1.70997410205482" calcext:value-type="float">
            <text:p>1.70997410205482</text:p>
          </table:table-cell>
          <table:table-cell office:value-type="float" office:value="10.6802179517024" calcext:value-type="float">
            <text:p>10.6802179517024</text:p>
          </table:table-cell>
          <table:table-cell office:value-type="float" office:value="0.393852707462088" calcext:value-type="float">
            <text:p>0.393852707462088</text:p>
          </table:table-cell>
          <table:table-cell office:value-type="float" office:value="0.244440705837924" calcext:value-type="float">
            <text:p>0.244440705837924</text:p>
          </table:table-cell>
          <table:table-cell office:value-type="float" office:value="3.15349603688033" calcext:value-type="float">
            <text:p>3.15349603688033</text:p>
          </table:table-cell>
          <table:table-cell office:value-type="float" office:value="0.0564881855621931" calcext:value-type="float">
            <text:p>0.0564881855621931</text:p>
          </table:table-cell>
        </table:table-row>
        <table:table-row table:style-name="ro1">
          <table:table-cell office:value-type="string" calcext:value-type="string">
            <text:p>NZ_CAMNMG010000001.1</text:p>
          </table:table-cell>
          <table:table-cell office:value-type="string" calcext:value-type="string">
            <text:p>uncultured Streptococcus sp.</text:p>
          </table:table-cell>
          <table:table-cell office:value-type="float" office:value="83427" calcext:value-type="float">
            <text:p>8342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No</text:p>
          </table:table-cell>
          <table:table-cell office:value-type="float" office:value="0.0260467738680541" calcext:value-type="float">
            <text:p>0.0260467738680541</text:p>
          </table:table-cell>
          <table:table-cell office:value-type="float" office:value="0.0614581278140142" calcext:value-type="float">
            <text:p>0.0614581278140142</text:p>
          </table:table-cell>
          <table:table-cell office:value-type="float" office:value="0.778985510606234" calcext:value-type="float">
            <text:p>0.778985510606234</text:p>
          </table:table-cell>
          <table:table-cell office:value-type="float" office:value="0.00202741358501089" calcext:value-type="float">
            <text:p>0.00202741358501089</text:p>
          </table:table-cell>
          <table:table-cell office:value-type="float" office:value="0.00795657015881562" calcext:value-type="float">
            <text:p>0.00795657015881562</text:p>
          </table:table-cell>
          <table:table-cell office:value-type="float" office:value="0.0140274008560937" calcext:value-type="float">
            <text:p>0.0140274008560937</text:p>
          </table:table-cell>
          <table:table-cell office:value-type="float" office:value="0.0343882780474336" calcext:value-type="float">
            <text:p>0.0343882780474336</text:p>
          </table:table-cell>
          <table:table-cell/>
          <table:table-cell office:value-type="float" office:value="0.00474460221498358" calcext:value-type="float">
            <text:p>0.00474460221498358</text:p>
          </table:table-cell>
          <table:table-cell office:value-type="float" office:value="0.00640190519449414" calcext:value-type="float">
            <text:p>0.00640190519449414</text:p>
          </table:table-cell>
          <table:table-cell office:value-type="float" office:value="0.03698538169836" calcext:value-type="float">
            <text:p>0.03698538169836</text:p>
          </table:table-cell>
          <table:table-cell office:value-type="float" office:value="0.676346505932592" calcext:value-type="float">
            <text:p>0.676346505932592</text:p>
          </table:table-cell>
          <table:table-cell office:value-type="float" office:value="1.90898218529297" calcext:value-type="float">
            <text:p>1.90898218529297</text:p>
          </table:table-cell>
          <table:table-cell office:value-type="float" office:value="0.0184151832044083" calcext:value-type="float">
            <text:p>0.0184151832044083</text:p>
          </table:table-cell>
          <table:table-cell office:value-type="float" office:value="0.0159016036826098" calcext:value-type="float">
            <text:p>0.0159016036826098</text:p>
          </table:table-cell>
          <table:table-cell office:value-type="float" office:value="0.384741922527139" calcext:value-type="float">
            <text:p>0.384741922527139</text:p>
          </table:table-cell>
          <table:table-cell office:value-type="float" office:value="0.0665177239770709" calcext:value-type="float">
            <text:p>0.0665177239770709</text:p>
          </table:table-cell>
          <table:table-cell office:value-type="float" office:value="0.0154074633348231" calcext:value-type="float">
            <text:p>0.0154074633348231</text:p>
          </table:table-cell>
          <table:table-cell office:value-type="float" office:value="0.00673311316464898" calcext:value-type="float">
            <text:p>0.00673311316464898</text:p>
          </table:table-cell>
          <table:table-cell office:value-type="float" office:value="0.0290706070290729" calcext:value-type="float">
            <text:p>0.0290706070290729</text:p>
          </table:table-cell>
          <table:table-cell office:value-type="float" office:value="0.0224492451943708" calcext:value-type="float">
            <text:p>0.0224492451943708</text:p>
          </table:table-cell>
          <table:table-cell office:value-type="float" office:value="0.0226045112278215" calcext:value-type="float">
            <text:p>0.0226045112278215</text:p>
          </table:table-cell>
          <table:table-cell office:value-type="float" office:value="0.0174600239991975" calcext:value-type="float">
            <text:p>0.0174600239991975</text:p>
          </table:table-cell>
          <table:table-cell/>
          <table:table-cell office:value-type="float" office:value="0.121296166413848" calcext:value-type="float">
            <text:p>0.121296166413848</text:p>
          </table:table-cell>
        </table:table-row>
        <table:table-row table:style-name="ro1">
          <table:table-cell office:value-type="string" calcext:value-type="string">
            <text:p>NZ_CAMUES010000001.1</text:p>
          </table:table-cell>
          <table:table-cell office:value-type="string" calcext:value-type="string">
            <text:p>uncultured Mobiluncus sp.</text:p>
          </table:table-cell>
          <table:table-cell office:value-type="float" office:value="293425" calcext:value-type="float">
            <text:p>293425</text:p>
          </table:table-cell>
          <table:table-cell office:value-type="string" calcext:value-type="string">
            <text:p>Mobiluncu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3.91064884581052" calcext:value-type="float">
            <text:p>3.91064884581052</text:p>
          </table:table-cell>
          <table:table-cell table:number-columns-repeated="10"/>
          <table:table-cell office:value-type="float" office:value="0.00265747190073184" calcext:value-type="float">
            <text:p>0.00265747190073184</text:p>
          </table:table-cell>
          <table:table-cell table:number-columns-repeated="3"/>
          <table:table-cell office:value-type="float" office:value="0.331456836523092" calcext:value-type="float">
            <text:p>0.331456836523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_CANLQP010000001.1</text:p>
          </table:table-cell>
          <table:table-cell office:value-type="string" calcext:value-type="string">
            <text:p>uncultured Micrococcus sp.</text:p>
          </table:table-cell>
          <table:table-cell office:value-type="float" office:value="114051" calcext:value-type="float">
            <text:p>114051</text:p>
          </table:table-cell>
          <table:table-cell office:value-type="string" calcext:value-type="string">
            <text:p>Micrococcu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0.00596742761911172" calcext:value-type="float">
            <text:p>0.00596742761911172</text:p>
          </table:table-cell>
          <table:table-cell table:number-columns-repeated="5"/>
          <table:table-cell office:value-type="float" office:value="0.00354351630202991" calcext:value-type="float">
            <text:p>0.00354351630202991</text:p>
          </table:table-cell>
          <table:table-cell table:number-columns-repeated="4"/>
          <table:table-cell office:value-type="float" office:value="0.00324800321638852" calcext:value-type="float">
            <text:p>0.00324800321638852</text:p>
          </table:table-cell>
          <table:table-cell office:value-type="float" office:value="0.0142769708842701" calcext:value-type="float">
            <text:p>0.0142769708842701</text:p>
          </table:table-cell>
          <table:table-cell table:number-columns-repeated="2"/>
          <table:table-cell office:value-type="float" office:value="4.87245330972002" calcext:value-type="float">
            <text:p>4.87245330972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_CP006850.1</text:p>
          </table:table-cell>
          <table:table-cell office:value-type="string" calcext:value-type="string">
            <text:p>Nocardia nova</text:p>
          </table:table-cell>
          <table:table-cell office:value-type="float" office:value="37330" calcext:value-type="float">
            <text:p>37330</text:p>
          </table:table-cell>
          <table:table-cell office:value-type="string" calcext:value-type="string">
            <text:p>Nocard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09227.1</text:p>
          </table:table-cell>
          <table:table-cell office:value-type="string" calcext:value-type="string">
            <text:p>Treponema sp. OMZ 838</text:p>
          </table:table-cell>
          <table:table-cell office:value-type="float" office:value="1539298" calcext:value-type="float">
            <text:p>1539298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.002629234134125" calcext:value-type="float">
            <text:p>0.002629234134125</text:p>
          </table:table-cell>
          <table:table-cell table:number-columns-repeated="3"/>
          <table:table-cell office:value-type="float" office:value="0.0196383948845386" calcext:value-type="float">
            <text:p>0.0196383948845386</text:p>
          </table:table-cell>
          <table:table-cell/>
          <table:table-cell office:value-type="float" office:value="0.117144750023217" calcext:value-type="float">
            <text:p>0.117144750023217</text:p>
          </table:table-cell>
          <table:table-cell office:value-type="float" office:value="0.0370079180830326" calcext:value-type="float">
            <text:p>0.0370079180830326</text:p>
          </table:table-cell>
          <table:table-cell office:value-type="float" office:value="0.0237784731414375" calcext:value-type="float">
            <text:p>0.0237784731414375</text:p>
          </table:table-cell>
          <table:table-cell office:value-type="float" office:value="0.0285696433352592" calcext:value-type="float">
            <text:p>0.0285696433352592</text:p>
          </table:table-cell>
          <table:table-cell/>
          <table:table-cell office:value-type="float" office:value="0.00558498033215165" calcext:value-type="float">
            <text:p>0.00558498033215165</text:p>
          </table:table-cell>
          <table:table-cell office:value-type="float" office:value="0.0038584173447477" calcext:value-type="float">
            <text:p>0.0038584173447477</text:p>
          </table:table-cell>
          <table:table-cell office:value-type="float" office:value="0.0359015378411157" calcext:value-type="float">
            <text:p>0.0359015378411157</text:p>
          </table:table-cell>
          <table:table-cell office:value-type="float" office:value="0.012992036002776" calcext:value-type="float">
            <text:p>0.012992036002776</text:p>
          </table:table-cell>
          <table:table-cell table:number-columns-repeated="2"/>
          <table:table-cell office:value-type="float" office:value="0.00430918874432685" calcext:value-type="float">
            <text:p>0.00430918874432685</text:p>
          </table:table-cell>
          <table:table-cell office:value-type="float" office:value="0.00830588772259225" calcext:value-type="float">
            <text:p>0.00830588772259225</text:p>
          </table:table-cell>
          <table:table-cell office:value-type="float" office:value="2.4918641328" calcext:value-type="float">
            <text:p>2.4918641328</text:p>
          </table:table-cell>
          <table:table-cell office:value-type="float" office:value="1.71276322336909" calcext:value-type="float">
            <text:p>1.71276322336909</text:p>
          </table:table-cell>
          <table:table-cell office:value-type="float" office:value="0.961506103589688" calcext:value-type="float">
            <text:p>0.961506103589688</text:p>
          </table:table-cell>
          <table:table-cell office:value-type="float" office:value="0.101632093481743" calcext:value-type="float">
            <text:p>0.101632093481743</text:p>
          </table:table-cell>
          <table:table-cell/>
        </table:table-row>
        <table:table-row table:style-name="ro1">
          <table:table-cell office:value-type="string" calcext:value-type="string">
            <text:p>NZ_CP009323.1</text:p>
          </table:table-cell>
          <table:table-cell office:value-type="string" calcext:value-type="string">
            <text:p>Burkholderia gladioli</text:p>
          </table:table-cell>
          <table:table-cell office:value-type="float" office:value="28095" calcext:value-type="float">
            <text:p>28095</text:p>
          </table:table-cell>
          <table:table-cell office:value-type="string" calcext:value-type="string">
            <text:p>Burkholder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09913.1</text:p>
          </table:table-cell>
          <table:table-cell office:value-type="string" calcext:value-type="string">
            <text:p>Streptococcus salivarius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No</text:p>
          </table:table-cell>
          <table:table-cell table:number-columns-repeated="21"/>
          <table:table-cell office:value-type="float" office:value="7.67470716762642" calcext:value-type="float">
            <text:p>7.67470716762642</text:p>
          </table:table-cell>
          <table:table-cell office:value-type="float" office:value="7.16493364386613" calcext:value-type="float">
            <text:p>7.16493364386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_CP010106.1</text:p>
          </table:table-cell>
          <table:table-cell office:value-type="string" calcext:value-type="string">
            <text:p>Bacillus thuringiensis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10310.2</text:p>
          </table:table-cell>
          <table:table-cell office:value-type="string" calcext:value-type="string">
            <text:p>Pandoraea pulmonicola</text:p>
          </table:table-cell>
          <table:table-cell office:value-type="float" office:value="93221" calcext:value-type="float">
            <text:p>93221</text:p>
          </table:table-cell>
          <table:table-cell office:value-type="string" calcext:value-type="string">
            <text:p>Pandorae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12071.1</text:p>
          </table:table-cell>
          <table:table-cell office:value-type="string" calcext:value-type="string">
            <text:p>Selenomonas sp. oral taxon 478</text:p>
          </table:table-cell>
          <table:table-cell office:value-type="float" office:value="712538" calcext:value-type="float">
            <text:p>712538</text:p>
          </table:table-cell>
          <table:table-cell office:value-type="string" calcext:value-type="string">
            <text:p>Selenomonas</text:p>
          </table:table-cell>
          <table:table-cell office:value-type="string" calcext:value-type="string">
            <text:p>No</text:p>
          </table:table-cell>
          <table:table-cell office:value-type="float" office:value="4.86614501734052" calcext:value-type="float">
            <text:p>4.86614501734052</text:p>
          </table:table-cell>
          <table:table-cell table:number-columns-repeated="5"/>
          <table:table-cell office:value-type="float" office:value="0.00978941716570094" calcext:value-type="float">
            <text:p>0.00978941716570094</text:p>
          </table:table-cell>
          <table:table-cell office:value-type="float" office:value="0.0200002647004877" calcext:value-type="float">
            <text:p>0.0200002647004877</text:p>
          </table:table-cell>
          <table:table-cell table:number-columns-repeated="3"/>
          <table:table-cell office:value-type="float" office:value="0.00328938636581578" calcext:value-type="float">
            <text:p>0.00328938636581578</text:p>
          </table:table-cell>
          <table:table-cell table:number-columns-repeated="2"/>
          <table:table-cell office:value-type="float" office:value="0.171147166576774" calcext:value-type="float">
            <text:p>0.171147166576774</text:p>
          </table:table-cell>
          <table:table-cell office:value-type="float" office:value="0.0310036460316886" calcext:value-type="float">
            <text:p>0.0310036460316886</text:p>
          </table:table-cell>
          <table:table-cell table:number-columns-repeated="2"/>
          <table:table-cell office:value-type="float" office:value="0.00511716355110089" calcext:value-type="float">
            <text:p>0.00511716355110089</text:p>
          </table:table-cell>
          <table:table-cell office:value-type="float" office:value="0.0129779587533411" calcext:value-type="float">
            <text:p>0.0129779587533411</text:p>
          </table:table-cell>
          <table:table-cell/>
          <table:table-cell office:value-type="float" office:value="4.76735915297433" calcext:value-type="float">
            <text:p>4.76735915297433</text:p>
          </table:table-cell>
          <table:table-cell office:value-type="float" office:value="13.2554863030437" calcext:value-type="float">
            <text:p>13.2554863030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_CP012072.1</text:p>
          </table:table-cell>
          <table:table-cell office:value-type="string" calcext:value-type="string">
            <text:p>Actinomyces meyeri</text:p>
          </table:table-cell>
          <table:table-cell office:value-type="float" office:value="52773" calcext:value-type="float">
            <text:p>52773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12544.1</text:p>
          </table:table-cell>
          <table:table-cell office:value-type="string" calcext:value-type="string">
            <text:p>Campylobacter showa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7.11173150066374" calcext:value-type="float">
            <text:p>7.11173150066374</text:p>
          </table:table-cell>
          <table:table-cell office:value-type="float" office:value="0.280721815937927" calcext:value-type="float">
            <text:p>0.280721815937927</text:p>
          </table:table-cell>
          <table:table-cell office:value-type="float" office:value="0.272349371362083" calcext:value-type="float">
            <text:p>0.272349371362083</text:p>
          </table:table-cell>
          <table:table-cell table:number-columns-repeated="2"/>
          <table:table-cell office:value-type="float" office:value="0.0431737165984149" calcext:value-type="float">
            <text:p>0.0431737165984149</text:p>
          </table:table-cell>
          <table:table-cell office:value-type="float" office:value="0.0071429516787456" calcext:value-type="float">
            <text:p>0.0071429516787456</text:p>
          </table:table-cell>
          <table:table-cell office:value-type="float" office:value="0.149929367574999" calcext:value-type="float">
            <text:p>0.149929367574999</text:p>
          </table:table-cell>
          <table:table-cell office:value-type="float" office:value="0.214372310867031" calcext:value-type="float">
            <text:p>0.214372310867031</text:p>
          </table:table-cell>
          <table:table-cell office:value-type="float" office:value="0.0380929462934596" calcext:value-type="float">
            <text:p>0.0380929462934596</text:p>
          </table:table-cell>
          <table:table-cell office:value-type="float" office:value="2.66768710317794" calcext:value-type="float">
            <text:p>2.66768710317794</text:p>
          </table:table-cell>
          <table:table-cell office:value-type="float" office:value="0.0019332536604025" calcext:value-type="float">
            <text:p>0.0019332536604025</text:p>
          </table:table-cell>
          <table:table-cell office:value-type="float" office:value="0.7546713085435" calcext:value-type="float">
            <text:p>0.7546713085435</text:p>
          </table:table-cell>
          <table:table-cell/>
          <table:table-cell office:value-type="float" office:value="0.00324800321638852" calcext:value-type="float">
            <text:p>0.00324800321638852</text:p>
          </table:table-cell>
          <table:table-cell/>
          <table:table-cell office:value-type="float" office:value="0.00700338500377222" calcext:value-type="float">
            <text:p>0.00700338500377222</text:p>
          </table:table-cell>
          <table:table-cell office:value-type="float" office:value="0.0148128458946873" calcext:value-type="float">
            <text:p>0.0148128458946873</text:p>
          </table:table-cell>
          <table:table-cell/>
          <table:table-cell office:value-type="float" office:value="0.0392861484463966" calcext:value-type="float">
            <text:p>0.0392861484463966</text:p>
          </table:table-cell>
          <table:table-cell office:value-type="float" office:value="0.00455230500730556" calcext:value-type="float">
            <text:p>0.00455230500730556</text:p>
          </table:table-cell>
          <table:table-cell office:value-type="float" office:value="0.00632173920400529" calcext:value-type="float">
            <text:p>0.00632173920400529</text:p>
          </table:table-cell>
          <table:table-cell office:value-type="float" office:value="0.0290376586462469" calcext:value-type="float">
            <text:p>0.0290376586462469</text:p>
          </table:table-cell>
          <table:table-cell office:value-type="float" office:value="0.00253978005833443" calcext:value-type="float">
            <text:p>0.00253978005833443</text:p>
          </table:table-cell>
        </table:table-row>
        <table:table-row table:style-name="ro1">
          <table:table-cell office:value-type="string" calcext:value-type="string">
            <text:p>NZ_CP012646.1</text:p>
          </table:table-cell>
          <table:table-cell office:value-type="string" calcext:value-type="string">
            <text:p>Streptococcus mitis</text:p>
          </table:table-cell>
          <table:table-cell office:value-type="float" office:value="28037" calcext:value-type="float">
            <text:p>2803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Yes</text:p>
          </table:table-cell>
          <table:table-cell office:value-type="float" office:value="11.0406430926623" calcext:value-type="float">
            <text:p>11.0406430926623</text:p>
          </table:table-cell>
          <table:table-cell office:value-type="float" office:value="9.91874791874745" calcext:value-type="float">
            <text:p>9.91874791874745</text:p>
          </table:table-cell>
          <table:table-cell/>
          <table:table-cell office:value-type="float" office:value="2.13527498580647" calcext:value-type="float">
            <text:p>2.13527498580647</text:p>
          </table:table-cell>
          <table:table-cell/>
          <table:table-cell office:value-type="float" office:value="1.65102701349691" calcext:value-type="float">
            <text:p>1.65102701349691</text:p>
          </table:table-cell>
          <table:table-cell office:value-type="float" office:value="3.35200119007588" calcext:value-type="float">
            <text:p>3.35200119007588</text:p>
          </table:table-cell>
          <table:table-cell office:value-type="float" office:value="5.20292977020798" calcext:value-type="float">
            <text:p>5.20292977020798</text:p>
          </table:table-cell>
          <table:table-cell office:value-type="float" office:value="10.6222039122922" calcext:value-type="float">
            <text:p>10.6222039122922</text:p>
          </table:table-cell>
          <table:table-cell office:value-type="float" office:value="1.0471691765758" calcext:value-type="float">
            <text:p>1.0471691765758</text:p>
          </table:table-cell>
          <table:table-cell office:value-type="float" office:value="13.0558790393437" calcext:value-type="float">
            <text:p>13.0558790393437</text:p>
          </table:table-cell>
          <table:table-cell office:value-type="float" office:value="3.57885047396639" calcext:value-type="float">
            <text:p>3.57885047396639</text:p>
          </table:table-cell>
          <table:table-cell office:value-type="float" office:value="25.2486429449813" calcext:value-type="float">
            <text:p>25.2486429449813</text:p>
          </table:table-cell>
          <table:table-cell office:value-type="float" office:value="15.7741028584505" calcext:value-type="float">
            <text:p>15.7741028584505</text:p>
          </table:table-cell>
          <table:table-cell/>
          <table:table-cell office:value-type="float" office:value="7.75152464430365" calcext:value-type="float">
            <text:p>7.75152464430365</text:p>
          </table:table-cell>
          <table:table-cell/>
          <table:table-cell office:value-type="float" office:value="5.76169161402932" calcext:value-type="float">
            <text:p>5.76169161402932</text:p>
          </table:table-cell>
          <table:table-cell/>
          <table:table-cell office:value-type="float" office:value="2.11099221542076" calcext:value-type="float">
            <text:p>2.11099221542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_CP014234.1</text:p>
          </table:table-cell>
          <table:table-cell office:value-type="string" calcext:value-type="string">
            <text:p>Moraxella osloensis</text:p>
          </table:table-cell>
          <table:table-cell office:value-type="float" office:value="34062" calcext:value-type="float">
            <text:p>34062</text:p>
          </table:table-cell>
          <table:table-cell office:value-type="string" calcext:value-type="string">
            <text:p>Moraxella</text:p>
          </table:table-cell>
          <table:table-cell office:value-type="string" calcext:value-type="string">
            <text:p>Yes</text:p>
          </table:table-cell>
          <table:table-cell office:value-type="float" office:value="0.00420110436644166" calcext:value-type="float">
            <text:p>0.00420110436644166</text:p>
          </table:table-cell>
          <table:table-cell table:number-columns-repeated="9"/>
          <table:table-cell office:value-type="float" office:value="5.6598914109735" calcext:value-type="float">
            <text:p>5.6598914109735</text:p>
          </table:table-cell>
          <table:table-cell table:number-columns-repeated="8"/>
          <table:table-cell office:value-type="float" office:value="0.00389339865015118" calcext:value-type="float">
            <text:p>0.00389339865015118</text:p>
          </table:table-cell>
          <table:table-cell office:value-type="float" office:value="0.0224492451943708" calcext:value-type="float">
            <text:p>0.0224492451943708</text:p>
          </table:table-cell>
          <table:table-cell office:value-type="float" office:value="0.00219766385671925" calcext:value-type="float">
            <text:p>0.00219766385671925</text:p>
          </table:table-cell>
          <table:table-cell/>
          <table:table-cell office:value-type="float" office:value="0.0725941877898857" calcext:value-type="float">
            <text:p>0.0725941877898857</text:p>
          </table:table-cell>
          <table:table-cell/>
        </table:table-row>
        <table:table-row table:style-name="ro1">
          <table:table-cell office:value-type="string" calcext:value-type="string">
            <text:p>NZ_CP017037.1</text:p>
          </table:table-cell>
          <table:table-cell office:value-type="string" calcext:value-type="string">
            <text:p>Dialister pneumosintes</text:p>
          </table:table-cell>
          <table:table-cell office:value-type="float" office:value="39950" calcext:value-type="float">
            <text:p>39950</text:p>
          </table:table-cell>
          <table:table-cell office:value-type="string" calcext:value-type="string">
            <text:p>Dialis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18196.1</text:p>
          </table:table-cell>
          <table:table-cell office:value-type="string" calcext:value-type="string">
            <text:p>Fusobacterium necrophorum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00755902172707046" calcext:value-type="float">
            <text:p>0.00755902172707046</text:p>
          </table:table-cell>
          <table:table-cell table:number-columns-repeated="10"/>
          <table:table-cell office:value-type="float" office:value="0.0234139998191935" calcext:value-type="float">
            <text:p>0.0234139998191935</text:p>
          </table:table-cell>
          <table:table-cell/>
          <table:table-cell office:value-type="float" office:value="10.8135768377168" calcext:value-type="float">
            <text:p>10.8135768377168</text:p>
          </table:table-cell>
          <table:table-cell office:value-type="float" office:value="0.00944875555994818" calcext:value-type="float">
            <text:p>0.00944875555994818</text:p>
          </table:table-cell>
          <table:table-cell table:number-columns-repeated="5"/>
          <table:table-cell office:value-type="float" office:value="1.17983097049049" calcext:value-type="float">
            <text:p>1.17983097049049</text:p>
          </table:table-cell>
          <table:table-cell office:value-type="float" office:value="0.59906009240921" calcext:value-type="float">
            <text:p>0.59906009240921</text:p>
          </table:table-cell>
          <table:table-cell office:value-type="float" office:value="0.0116150963979134" calcext:value-type="float">
            <text:p>0.0116150963979134</text:p>
          </table:table-cell>
          <table:table-cell/>
        </table:table-row>
        <table:table-row table:style-name="ro1">
          <table:table-cell office:value-type="string" calcext:value-type="string">
            <text:p>NZ_CP019066.1</text:p>
          </table:table-cell>
          <table:table-cell office:value-type="string" calcext:value-type="string">
            <text:p>Tsukamurella tyrosinosolvens</text:p>
          </table:table-cell>
          <table:table-cell office:value-type="float" office:value="57704" calcext:value-type="float">
            <text:p>57704</text:p>
          </table:table-cell>
          <table:table-cell office:value-type="string" calcext:value-type="string">
            <text:p>Tsukamur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19668.1</text:p>
          </table:table-cell>
          <table:table-cell office:value-type="string" calcext:value-type="string">
            <text:p>Burkholderia cepacia complex</text:p>
          </table:table-cell>
          <table:table-cell office:value-type="float" office:value="87882" calcext:value-type="float">
            <text:p>87882</text:p>
          </table:table-cell>
          <table:table-cell office:value-type="string" calcext:value-type="string">
            <text:p>Burkholder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19721.1</text:p>
          </table:table-cell>
          <table:table-cell office:value-type="string" calcext:value-type="string">
            <text:p>Veillonella parvula</text:p>
          </table:table-cell>
          <table:table-cell office:value-type="float" office:value="29466" calcext:value-type="float">
            <text:p>29466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Yes</text:p>
          </table:table-cell>
          <table:table-cell office:value-type="float" office:value="0.25612708109118" calcext:value-type="float">
            <text:p>0.25612708109118</text:p>
          </table:table-cell>
          <table:table-cell office:value-type="float" office:value="0.00230057106451307" calcext:value-type="float">
            <text:p>0.00230057106451307</text:p>
          </table:table-cell>
          <table:table-cell office:value-type="float" office:value="0.246443522233384" calcext:value-type="float">
            <text:p>0.246443522233384</text:p>
          </table:table-cell>
          <table:table-cell office:value-type="float" office:value="1.36742482366296" calcext:value-type="float">
            <text:p>1.36742482366296</text:p>
          </table:table-cell>
          <table:table-cell office:value-type="float" office:value="0.0477392238584782" calcext:value-type="float">
            <text:p>0.0477392238584782</text:p>
          </table:table-cell>
          <table:table-cell office:value-type="float" office:value="0.0420822446757904" calcext:value-type="float">
            <text:p>0.0420822446757904</text:p>
          </table:table-cell>
          <table:table-cell office:value-type="float" office:value="0.0632546236601346" calcext:value-type="float">
            <text:p>0.0632546236601346</text:p>
          </table:table-cell>
          <table:table-cell office:value-type="float" office:value="0.0328576348041947" calcext:value-type="float">
            <text:p>0.0328576348041947</text:p>
          </table:table-cell>
          <table:table-cell office:value-type="float" office:value="0.0958408052287694" calcext:value-type="float">
            <text:p>0.0958408052287694</text:p>
          </table:table-cell>
          <table:table-cell office:value-type="float" office:value="5.13798648432416" calcext:value-type="float">
            <text:p>5.13798648432416</text:p>
          </table:table-cell>
          <table:table-cell office:value-type="float" office:value="0.0148384977494427" calcext:value-type="float">
            <text:p>0.0148384977494427</text:p>
          </table:table-cell>
          <table:table-cell office:value-type="float" office:value="0.565014436531646" calcext:value-type="float">
            <text:p>0.565014436531646</text:p>
          </table:table-cell>
          <table:table-cell office:value-type="float" office:value="0.0483314291327163" calcext:value-type="float">
            <text:p>0.0483314291327163</text:p>
          </table:table-cell>
          <table:table-cell office:value-type="float" office:value="0.0278857868782964" calcext:value-type="float">
            <text:p>0.0278857868782964</text:p>
          </table:table-cell>
          <table:table-cell office:value-type="float" office:value="0.0163933980121199" calcext:value-type="float">
            <text:p>0.0163933980121199</text:p>
          </table:table-cell>
          <table:table-cell office:value-type="float" office:value="0.0295272598994921" calcext:value-type="float">
            <text:p>0.0295272598994921</text:p>
          </table:table-cell>
          <table:table-cell office:value-type="float" office:value="0.0146014325186262" calcext:value-type="float">
            <text:p>0.0146014325186262</text:p>
          </table:table-cell>
          <table:table-cell office:value-type="float" office:value="0.0210101958276272" calcext:value-type="float">
            <text:p>0.0210101958276272</text:p>
          </table:table-cell>
          <table:table-cell office:value-type="float" office:value="2.17344440799412" calcext:value-type="float">
            <text:p>2.17344440799412</text:p>
          </table:table-cell>
          <table:table-cell office:value-type="float" office:value="0.0462014728965472" calcext:value-type="float">
            <text:p>0.0462014728965472</text:p>
          </table:table-cell>
          <table:table-cell/>
          <table:table-cell office:value-type="float" office:value="0.144260818529617" calcext:value-type="float">
            <text:p>0.144260818529617</text:p>
          </table:table-cell>
          <table:table-cell office:value-type="float" office:value="2.08557015857049" calcext:value-type="float">
            <text:p>2.08557015857049</text:p>
          </table:table-cell>
          <table:table-cell office:value-type="float" office:value="0.101632093481743" calcext:value-type="float">
            <text:p>0.101632093481743</text:p>
          </table:table-cell>
          <table:table-cell office:value-type="float" office:value="0.17620767248935" calcext:value-type="float">
            <text:p>0.17620767248935</text:p>
          </table:table-cell>
        </table:table-row>
        <table:table-row table:style-name="ro1">
          <table:table-cell office:value-type="string" calcext:value-type="string">
            <text:p>NZ_CP019962.1</text:p>
          </table:table-cell>
          <table:table-cell office:value-type="string" calcext:value-type="string">
            <text:p>Eubacterium limosum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Eu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20566.1</text:p>
          </table:table-cell>
          <table:table-cell office:value-type="string" calcext:value-type="string">
            <text:p>Veillonella atypica</text:p>
          </table:table-cell>
          <table:table-cell office:value-type="float" office:value="39777" calcext:value-type="float">
            <text:p>39777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No</text:p>
          </table:table-cell>
          <table:table-cell office:value-type="float" office:value="0.270270404267552" calcext:value-type="float">
            <text:p>0.270270404267552</text:p>
          </table:table-cell>
          <table:table-cell office:value-type="float" office:value="0.119301102707838" calcext:value-type="float">
            <text:p>0.119301102707838</text:p>
          </table:table-cell>
          <table:table-cell office:value-type="float" office:value="0.0831186876352285" calcext:value-type="float">
            <text:p>0.0831186876352285</text:p>
          </table:table-cell>
          <table:table-cell office:value-type="float" office:value="0.00473063169835874" calcext:value-type="float">
            <text:p>0.00473063169835874</text:p>
          </table:table-cell>
          <table:table-cell/>
          <table:table-cell office:value-type="float" office:value="0.0406795172224338" calcext:value-type="float">
            <text:p>0.0406795172224338</text:p>
          </table:table-cell>
          <table:table-cell office:value-type="float" office:value="1.36022467756684" calcext:value-type="float">
            <text:p>1.36022467756684</text:p>
          </table:table-cell>
          <table:table-cell/>
          <table:table-cell office:value-type="float" office:value="0.00189783395060652" calcext:value-type="float">
            <text:p>0.00189783395060652</text:p>
          </table:table-cell>
          <table:table-cell office:value-type="float" office:value="0.00695062717877736" calcext:value-type="float">
            <text:p>0.00695062717877736</text:p>
          </table:table-cell>
          <table:table-cell office:value-type="float" office:value="1.28319762662466" calcext:value-type="float">
            <text:p>1.28319762662466</text:p>
          </table:table-cell>
          <table:table-cell office:value-type="float" office:value="0.0174590283198485" calcext:value-type="float">
            <text:p>0.0174590283198485</text:p>
          </table:table-cell>
          <table:table-cell office:value-type="float" office:value="0.0115995570114765" calcext:value-type="float">
            <text:p>0.0115995570114765</text:p>
          </table:table-cell>
          <table:table-cell office:value-type="float" office:value="0.0329719300369349" calcext:value-type="float">
            <text:p>0.0329719300369349</text:p>
          </table:table-cell>
          <table:table-cell office:value-type="float" office:value="0.0381965907302519" calcext:value-type="float">
            <text:p>0.0381965907302519</text:p>
          </table:table-cell>
          <table:table-cell office:value-type="float" office:value="14.1601417898012" calcext:value-type="float">
            <text:p>14.1601417898012</text:p>
          </table:table-cell>
          <table:table-cell office:value-type="float" office:value="0.15737110017554" calcext:value-type="float">
            <text:p>0.15737110017554</text:p>
          </table:table-cell>
          <table:table-cell office:value-type="float" office:value="0.0049023654210095" calcext:value-type="float">
            <text:p>0.0049023654210095</text:p>
          </table:table-cell>
          <table:table-cell office:value-type="float" office:value="0.00996499705404309" calcext:value-type="float">
            <text:p>0.00996499705404309</text:p>
          </table:table-cell>
          <table:table-cell office:value-type="float" office:value="15.5470631490336" calcext:value-type="float">
            <text:p>15.5470631490336</text:p>
          </table:table-cell>
          <table:table-cell/>
          <table:table-cell office:value-type="float" office:value="28.0242262411312" calcext:value-type="float">
            <text:p>28.0242262411312</text:p>
          </table:table-cell>
          <table:table-cell office:value-type="float" office:value="5.40118464849086" calcext:value-type="float">
            <text:p>5.40118464849086</text:p>
          </table:table-cell>
          <table:table-cell/>
          <table:table-cell office:value-type="float" office:value="0.0309151703572865" calcext:value-type="float">
            <text:p>0.0309151703572865</text:p>
          </table:table-cell>
        </table:table-row>
        <table:table-row table:style-name="ro1">
          <table:table-cell office:value-type="string" calcext:value-type="string">
            <text:p>NZ_CP020894.3</text:p>
          </table:table-cell>
          <table:table-cell office:value-type="string" calcext:value-type="string">
            <text:p>Legionella longbeacha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Legion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21395.1</text:p>
          </table:table-cell>
          <table:table-cell office:value-type="string" calcext:value-type="string">
            <text:p>Bordetella hinzii</text:p>
          </table:table-cell>
          <table:table-cell office:value-type="float" office:value="103855" calcext:value-type="float">
            <text:p>103855</text:p>
          </table:table-cell>
          <table:table-cell office:value-type="string" calcext:value-type="string">
            <text:p>Bordet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22379.1</text:p>
          </table:table-cell>
          <table:table-cell office:value-type="string" calcext:value-type="string">
            <text:p>Capnocytophaga sputigena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Capnocytophaga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0121601638560966" calcext:value-type="float">
            <text:p>0.0121601638560966</text:p>
          </table:table-cell>
          <table:table-cell office:value-type="float" office:value="0.0087375315465994" calcext:value-type="float">
            <text:p>0.0087375315465994</text:p>
          </table:table-cell>
          <table:table-cell office:value-type="float" office:value="1.10331749046831" calcext:value-type="float">
            <text:p>1.10331749046831</text:p>
          </table:table-cell>
          <table:table-cell table:number-columns-repeated="2"/>
          <table:table-cell office:value-type="float" office:value="0.00376514504718504" calcext:value-type="float">
            <text:p>0.00376514504718504</text:p>
          </table:table-cell>
          <table:table-cell table:number-columns-repeated="2"/>
          <table:table-cell office:value-type="float" office:value="0.0128038103889883" calcext:value-type="float">
            <text:p>0.0128038103889883</text:p>
          </table:table-cell>
          <table:table-cell office:value-type="float" office:value="0.00775143859144866" calcext:value-type="float">
            <text:p>0.00775143859144866</text:p>
          </table:table-cell>
          <table:table-cell office:value-type="float" office:value="0.0118923702716901" calcext:value-type="float">
            <text:p>0.0118923702716901</text:p>
          </table:table-cell>
          <table:table-cell office:value-type="float" office:value="0.00279248140381044" calcext:value-type="float">
            <text:p>0.00279248140381044</text:p>
          </table:table-cell>
          <table:table-cell table:number-columns-repeated="4"/>
          <table:table-cell office:value-type="float" office:value="0.0217106037157322" calcext:value-type="float">
            <text:p>0.0217106037157322</text:p>
          </table:table-cell>
          <table:table-cell office:value-type="float" office:value="1.83195047164711" calcext:value-type="float">
            <text:p>1.83195047164711</text:p>
          </table:table-cell>
          <table:table-cell/>
          <table:table-cell office:value-type="float" office:value="0.0168369032520258" calcext:value-type="float">
            <text:p>0.0168369032520258</text:p>
          </table:table-cell>
          <table:table-cell office:value-type="float" office:value="0.00282557303218749" calcext:value-type="float">
            <text:p>0.00282557303218749</text:p>
          </table:table-cell>
          <table:table-cell/>
          <table:table-cell office:value-type="float" office:value="0.0116150963979134" calcext:value-type="float">
            <text:p>0.0116150963979134</text:p>
          </table:table-cell>
          <table:table-cell/>
        </table:table-row>
        <table:table-row table:style-name="ro1">
          <table:table-cell office:value-type="string" calcext:value-type="string">
            <text:p>NZ_CP022384.1</text:p>
          </table:table-cell>
          <table:table-cell office:value-type="string" calcext:value-type="string">
            <text:p>Capnocytophaga leadbetteri</text:p>
          </table:table-cell>
          <table:table-cell office:value-type="float" office:value="327575" calcext:value-type="float">
            <text:p>327575</text:p>
          </table:table-cell>
          <table:table-cell office:value-type="string" calcext:value-type="string">
            <text:p>Capnocytophaga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3.65231853728649" calcext:value-type="float">
            <text:p>3.65231853728649</text:p>
          </table:table-cell>
          <table:table-cell office:value-type="float" office:value="0.514169882052914" calcext:value-type="float">
            <text:p>0.514169882052914</text:p>
          </table:table-cell>
          <table:table-cell office:value-type="float" office:value="0.0408185242842896" calcext:value-type="float">
            <text:p>0.0408185242842896</text:p>
          </table:table-cell>
          <table:table-cell table:number-columns-repeated="2"/>
          <table:table-cell office:value-type="float" office:value="0.00414168291033178" calcext:value-type="float">
            <text:p>0.00414168291033178</text:p>
          </table:table-cell>
          <table:table-cell/>
          <table:table-cell office:value-type="float" office:value="0.0066424361655901" calcext:value-type="float">
            <text:p>0.0066424361655901</text:p>
          </table:table-cell>
          <table:table-cell office:value-type="float" office:value="1.28477099322652" calcext:value-type="float">
            <text:p>1.28477099322652</text:p>
          </table:table-cell>
          <table:table-cell/>
          <table:table-cell office:value-type="float" office:value="1.23301231074842" calcext:value-type="float">
            <text:p>1.23301231074842</text:p>
          </table:table-cell>
          <table:table-cell table:number-columns-repeated="5"/>
          <table:table-cell office:value-type="float" office:value="1.59537284263414" calcext:value-type="float">
            <text:p>1.59537284263414</text:p>
          </table:table-cell>
          <table:table-cell office:value-type="float" office:value="0.00727175792326432" calcext:value-type="float">
            <text:p>0.00727175792326432</text:p>
          </table:table-cell>
          <table:table-cell table:number-columns-repeated="2"/>
          <table:table-cell office:value-type="float" office:value="0.00235464115058631" calcext:value-type="float">
            <text:p>0.00235464115058631</text:p>
          </table:table-cell>
          <table:table-cell office:value-type="float" office:value="0.00391346640841181" calcext:value-type="float">
            <text:p>0.00391346640841181</text:p>
          </table:table-cell>
          <table:table-cell office:value-type="float" office:value="0.0232301104472902" calcext:value-type="float">
            <text:p>0.0232301104472902</text:p>
          </table:table-cell>
          <table:table-cell office:value-type="float" office:value="0.00954604553302824" calcext:value-type="float">
            <text:p>0.00954604553302824</text:p>
          </table:table-cell>
        </table:table-row>
        <table:table-row table:style-name="ro1">
          <table:table-cell office:value-type="string" calcext:value-type="string">
            <text:p>NZ_CP022386.1</text:p>
          </table:table-cell>
          <table:table-cell office:value-type="string" calcext:value-type="string">
            <text:p>Capnocytophaga gingivali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Capnocytophaga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19883517117973" calcext:value-type="float">
            <text:p>0.19883517117973</text:p>
          </table:table-cell>
          <table:table-cell office:value-type="float" office:value="1.1894251570978" calcext:value-type="float">
            <text:p>1.1894251570978</text:p>
          </table:table-cell>
          <table:table-cell office:value-type="float" office:value="0.0728517095166153" calcext:value-type="float">
            <text:p>0.0728517095166153</text:p>
          </table:table-cell>
          <table:table-cell table:number-columns-repeated="2"/>
          <table:table-cell office:value-type="float" office:value="0.0159391574130215" calcext:value-type="float">
            <text:p>0.0159391574130215</text:p>
          </table:table-cell>
          <table:table-cell table:number-columns-repeated="2"/>
          <table:table-cell office:value-type="float" office:value="0.0091455820359457" calcext:value-type="float">
            <text:p>0.0091455820359457</text:p>
          </table:table-cell>
          <table:table-cell office:value-type="float" office:value="0.00752997878029712" calcext:value-type="float">
            <text:p>0.00752997878029712</text:p>
          </table:table-cell>
          <table:table-cell office:value-type="float" office:value="0.259860940732929" calcext:value-type="float">
            <text:p>0.259860940732929</text:p>
          </table:table-cell>
          <table:table-cell office:value-type="float" office:value="0.00494055076233031" calcext:value-type="float">
            <text:p>0.00494055076233031</text:p>
          </table:table-cell>
          <table:table-cell office:value-type="float" office:value="0.00315688691842994" calcext:value-type="float">
            <text:p>0.00315688691842994</text:p>
          </table:table-cell>
          <table:table-cell office:value-type="float" office:value="0.0103278521639158" calcext:value-type="float">
            <text:p>0.0103278521639158</text:p>
          </table:table-cell>
          <table:table-cell office:value-type="float" office:value="0.00265747190073184" calcext:value-type="float">
            <text:p>0.00265747190073184</text:p>
          </table:table-cell>
          <table:table-cell office:value-type="float" office:value="0.00746294707649116" calcext:value-type="float">
            <text:p>0.00746294707649116</text:p>
          </table:table-cell>
          <table:table-cell office:value-type="float" office:value="0.171582993816885" calcext:value-type="float">
            <text:p>0.171582993816885</text:p>
          </table:table-cell>
          <table:table-cell office:value-type="float" office:value="0.0172368163281156" calcext:value-type="float">
            <text:p>0.0172368163281156</text:p>
          </table:table-cell>
          <table:table-cell/>
          <table:table-cell office:value-type="float" office:value="0.0168369032520258" calcext:value-type="float">
            <text:p>0.0168369032520258</text:p>
          </table:table-cell>
          <table:table-cell office:value-type="float" office:value="0.00266859573832043" calcext:value-type="float">
            <text:p>0.00266859573832043</text:p>
          </table:table-cell>
          <table:table-cell office:value-type="float" office:value="0.00331138279913183" calcext:value-type="float">
            <text:p>0.00331138279913183</text:p>
          </table:table-cell>
          <table:table-cell office:value-type="float" office:value="0.0696904136904073" calcext:value-type="float">
            <text:p>0.0696904136904073</text:p>
          </table:table-cell>
          <table:table-cell/>
        </table:table-row>
        <table:table-row table:style-name="ro1">
          <table:table-cell office:value-type="string" calcext:value-type="string">
            <text:p>NZ_CP023527.1</text:p>
          </table:table-cell>
          <table:table-cell office:value-type="string" calcext:value-type="string">
            <text:p>Citrobacter koseri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24696.1</text:p>
          </table:table-cell>
          <table:table-cell office:value-type="string" calcext:value-type="string">
            <text:p>Prevotella intermedia</text:p>
          </table:table-cell>
          <table:table-cell office:value-type="float" office:value="28131" calcext:value-type="float">
            <text:p>28131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Yes</text:p>
          </table:table-cell>
          <table:table-cell office:value-type="float" office:value="0.00882231584207821" calcext:value-type="float">
            <text:p>0.00882231584207821</text:p>
          </table:table-cell>
          <table:table-cell office:value-type="float" office:value="0.0259636430602528" calcext:value-type="float">
            <text:p>0.0259636430602528</text:p>
          </table:table-cell>
          <table:table-cell office:value-type="float" office:value="0.114036311092088" calcext:value-type="float">
            <text:p>0.114036311092088</text:p>
          </table:table-cell>
          <table:table-cell office:value-type="float" office:value="0.174628433290026" calcext:value-type="float">
            <text:p>0.174628433290026</text:p>
          </table:table-cell>
          <table:table-cell office:value-type="float" office:value="0.0298371052464893" calcext:value-type="float">
            <text:p>0.0298371052464893</text:p>
          </table:table-cell>
          <table:table-cell office:value-type="float" office:value="0.0701372148180147" calcext:value-type="float">
            <text:p>0.0701372148180147</text:p>
          </table:table-cell>
          <table:table-cell office:value-type="float" office:value="0.181480304944641" calcext:value-type="float">
            <text:p>0.181480304944641</text:p>
          </table:table-cell>
          <table:table-cell office:value-type="float" office:value="16.4731130068658" calcext:value-type="float">
            <text:p>16.4731130068658</text:p>
          </table:table-cell>
          <table:table-cell office:value-type="float" office:value="0.106278909295572" calcext:value-type="float">
            <text:p>0.106278909295572</text:p>
          </table:table-cell>
          <table:table-cell office:value-type="float" office:value="0.0272538536508617" calcext:value-type="float">
            <text:p>0.0272538536508617</text:p>
          </table:table-cell>
          <table:table-cell office:value-type="float" office:value="0.0409719238384298" calcext:value-type="float">
            <text:p>0.0409719238384298</text:p>
          </table:table-cell>
          <table:table-cell office:value-type="float" office:value="0.116140400981878" calcext:value-type="float">
            <text:p>0.116140400981878</text:p>
          </table:table-cell>
          <table:table-cell office:value-type="float" office:value="0.0216955443323776" calcext:value-type="float">
            <text:p>0.0216955443323776</text:p>
          </table:table-cell>
          <table:table-cell office:value-type="float" office:value="0.00859375723595956" calcext:value-type="float">
            <text:p>0.00859375723595956</text:p>
          </table:table-cell>
          <table:table-cell office:value-type="float" office:value="0.427703331733835" calcext:value-type="float">
            <text:p>0.427703331733835</text:p>
          </table:table-cell>
          <table:table-cell office:value-type="float" office:value="1.6857155202834" calcext:value-type="float">
            <text:p>1.6857155202834</text:p>
          </table:table-cell>
          <table:table-cell office:value-type="float" office:value="0.0369903973054624" calcext:value-type="float">
            <text:p>0.0369903973054624</text:p>
          </table:table-cell>
          <table:table-cell office:value-type="float" office:value="0.0224108075222848" calcext:value-type="float">
            <text:p>0.0224108075222848</text:p>
          </table:table-cell>
          <table:table-cell office:value-type="float" office:value="0.0180448064725917" calcext:value-type="float">
            <text:p>0.0180448064725917</text:p>
          </table:table-cell>
          <table:table-cell office:value-type="float" office:value="0.0337426780598217" calcext:value-type="float">
            <text:p>0.0337426780598217</text:p>
          </table:table-cell>
          <table:table-cell office:value-type="float" office:value="5.64036258942864" calcext:value-type="float">
            <text:p>5.64036258942864</text:p>
          </table:table-cell>
          <table:table-cell office:value-type="float" office:value="1.0140645548198" calcext:value-type="float">
            <text:p>1.0140645548198</text:p>
          </table:table-cell>
          <table:table-cell office:value-type="float" office:value="3.47094189026275" calcext:value-type="float">
            <text:p>3.47094189026275</text:p>
          </table:table-cell>
          <table:table-cell office:value-type="float" office:value="2.35786094544082" calcext:value-type="float">
            <text:p>2.35786094544082</text:p>
          </table:table-cell>
          <table:table-cell office:value-type="float" office:value="0.0704130839900627" calcext:value-type="float">
            <text:p>0.0704130839900627</text:p>
          </table:table-cell>
        </table:table-row>
        <table:table-row table:style-name="ro1">
          <table:table-cell office:value-type="string" calcext:value-type="string">
            <text:p>NZ_CP024703.1</text:p>
          </table:table-cell>
          <table:table-cell office:value-type="string" calcext:value-type="string">
            <text:p>Fusobacterium pseudoperiodonticum</text:p>
          </table:table-cell>
          <table:table-cell office:value-type="float" office:value="2663009" calcext:value-type="float">
            <text:p>2663009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No</text:p>
          </table:table-cell>
          <table:table-cell office:value-type="float" office:value="0.00378099725724678" calcext:value-type="float">
            <text:p>0.00378099725724678</text:p>
          </table:table-cell>
          <table:table-cell office:value-type="float" office:value="9.19177365956512" calcext:value-type="float">
            <text:p>9.19177365956512</text:p>
          </table:table-cell>
          <table:table-cell office:value-type="float" office:value="9.88843444800454" calcext:value-type="float">
            <text:p>9.88843444800454</text:p>
          </table:table-cell>
          <table:table-cell office:value-type="float" office:value="5.13814064409469" calcext:value-type="float">
            <text:p>5.13814064409469</text:p>
          </table:table-cell>
          <table:table-cell/>
          <table:table-cell office:value-type="float" office:value="0.0140274008560937" calcext:value-type="float">
            <text:p>0.0140274008560937</text:p>
          </table:table-cell>
          <table:table-cell office:value-type="float" office:value="5.89459947262896" calcext:value-type="float">
            <text:p>5.89459947262896</text:p>
          </table:table-cell>
          <table:table-cell office:value-type="float" office:value="0.0171430840289894" calcext:value-type="float">
            <text:p>0.0171430840289894</text:p>
          </table:table-cell>
          <table:table-cell office:value-type="float" office:value="0.0180294051922947" calcext:value-type="float">
            <text:p>0.0180294051922947</text:p>
          </table:table-cell>
          <table:table-cell office:value-type="float" office:value="3.4530069108943" calcext:value-type="float">
            <text:p>3.4530069108943</text:p>
          </table:table-cell>
          <table:table-cell office:value-type="float" office:value="0.434079817610968" calcext:value-type="float">
            <text:p>0.434079817610968</text:p>
          </table:table-cell>
          <table:table-cell office:value-type="float" office:value="13.8882735990168" calcext:value-type="float">
            <text:p>13.8882735990168</text:p>
          </table:table-cell>
          <table:table-cell office:value-type="float" office:value="0.0019332536604025" calcext:value-type="float">
            <text:p>0.0019332536604025</text:p>
          </table:table-cell>
          <table:table-cell office:value-type="float" office:value="0.0152582962859783" calcext:value-type="float">
            <text:p>0.0152582962859783</text:p>
          </table:table-cell>
          <table:table-cell office:value-type="float" office:value="2.95786309799913" calcext:value-type="float">
            <text:p>2.95786309799913</text:p>
          </table:table-cell>
          <table:table-cell office:value-type="float" office:value="0.00561019789068105" calcext:value-type="float">
            <text:p>0.00561019789068105</text:p>
          </table:table-cell>
          <table:table-cell office:value-type="float" office:value="0.0201175274174055" calcext:value-type="float">
            <text:p>0.0201175274174055</text:p>
          </table:table-cell>
          <table:table-cell office:value-type="float" office:value="1.63038915540834" calcext:value-type="float">
            <text:p>1.63038915540834</text:p>
          </table:table-cell>
          <table:table-cell office:value-type="float" office:value="4.47833292263517" calcext:value-type="float">
            <text:p>4.47833292263517</text:p>
          </table:table-cell>
          <table:table-cell/>
          <table:table-cell office:value-type="float" office:value="0.140307935683579" calcext:value-type="float">
            <text:p>0.140307935683579</text:p>
          </table:table-cell>
          <table:table-cell office:value-type="float" office:value="1.60837460096686" calcext:value-type="float">
            <text:p>1.60837460096686</text:p>
          </table:table-cell>
          <table:table-cell office:value-type="float" office:value="1.80621076084775" calcext:value-type="float">
            <text:p>1.80621076084775</text:p>
          </table:table-cell>
          <table:table-cell office:value-type="float" office:value="0.15970757547131" calcext:value-type="float">
            <text:p>0.15970757547131</text:p>
          </table:table-cell>
          <table:table-cell office:value-type="float" office:value="2.75513017306605" calcext:value-type="float">
            <text:p>2.75513017306605</text:p>
          </table:table-cell>
        </table:table-row>
        <table:table-row table:style-name="ro1">
          <table:table-cell office:value-type="string" calcext:value-type="string">
            <text:p>NZ_CP024931.1</text:p>
          </table:table-cell>
          <table:table-cell office:value-type="string" calcext:value-type="string">
            <text:p>Corynebacterium striatum</text:p>
          </table:table-cell>
          <table:table-cell office:value-type="float" office:value="43770" calcext:value-type="float">
            <text:p>43770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28101.1</text:p>
          </table:table-cell>
          <table:table-cell office:value-type="string" calcext:value-type="string">
            <text:p>Fusobacterium nucleatum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Yes</text:p>
          </table:table-cell>
          <table:table-cell office:value-type="float" office:value="0.00392103296031174" calcext:value-type="float">
            <text:p>0.00392103296031174</text:p>
          </table:table-cell>
          <table:table-cell office:value-type="float" office:value="0.0246490259931903" calcext:value-type="float">
            <text:p>0.0246490259931903</text:p>
          </table:table-cell>
          <table:table-cell office:value-type="float" office:value="0.0376386623845443" calcext:value-type="float">
            <text:p>0.0376386623845443</text:p>
          </table:table-cell>
          <table:table-cell office:value-type="float" office:value="0.0113535107508869" calcext:value-type="float">
            <text:p>0.0113535107508869</text:p>
          </table:table-cell>
          <table:table-cell office:value-type="float" office:value="1.67485578469398" calcext:value-type="float">
            <text:p>1.67485578469398</text:p>
          </table:table-cell>
          <table:table-cell office:value-type="float" office:value="1.31156469597911" calcext:value-type="float">
            <text:p>1.31156469597911</text:p>
          </table:table-cell>
          <table:table-cell office:value-type="float" office:value="0.0404127503810486" calcext:value-type="float">
            <text:p>0.0404127503810486</text:p>
          </table:table-cell>
          <table:table-cell office:value-type="float" office:value="9.94870149986185" calcext:value-type="float">
            <text:p>9.94870149986185</text:p>
          </table:table-cell>
          <table:table-cell office:value-type="float" office:value="0.0797092686640157" calcext:value-type="float">
            <text:p>0.0797092686640157</text:p>
          </table:table-cell>
          <table:table-cell office:value-type="float" office:value="0.0909070760684953" calcext:value-type="float">
            <text:p>0.0909070760684953</text:p>
          </table:table-cell>
          <table:table-cell office:value-type="float" office:value="0.994399693758575" calcext:value-type="float">
            <text:p>0.994399693758575</text:p>
          </table:table-cell>
          <table:table-cell office:value-type="float" office:value="0.00910905034396282" calcext:value-type="float">
            <text:p>0.00910905034396282</text:p>
          </table:table-cell>
          <table:table-cell office:value-type="float" office:value="0.0133180124982924" calcext:value-type="float">
            <text:p>0.0133180124982924</text:p>
          </table:table-cell>
          <table:table-cell office:value-type="float" office:value="1.48724640650705" calcext:value-type="float">
            <text:p>1.48724640650705</text:p>
          </table:table-cell>
          <table:table-cell office:value-type="float" office:value="0.733931732609506" calcext:value-type="float">
            <text:p>0.733931732609506</text:p>
          </table:table-cell>
          <table:table-cell office:value-type="float" office:value="1.79555948145881" calcext:value-type="float">
            <text:p>1.79555948145881</text:p>
          </table:table-cell>
          <table:table-cell office:value-type="float" office:value="3.27915062642582" calcext:value-type="float">
            <text:p>3.27915062642582</text:p>
          </table:table-cell>
          <table:table-cell office:value-type="float" office:value="0.0112054241692976" calcext:value-type="float">
            <text:p>0.0112054241692976</text:p>
          </table:table-cell>
          <table:table-cell office:value-type="float" office:value="0.0169674862799569" calcext:value-type="float">
            <text:p>0.0169674862799569</text:p>
          </table:table-cell>
          <table:table-cell office:value-type="float" office:value="4.17083972959962" calcext:value-type="float">
            <text:p>4.17083972959962</text:p>
          </table:table-cell>
          <table:table-cell office:value-type="float" office:value="0.488270194308748" calcext:value-type="float">
            <text:p>0.488270194308748</text:p>
          </table:table-cell>
          <table:table-cell office:value-type="float" office:value="3.44577757657736" calcext:value-type="float">
            <text:p>3.44577757657736</text:p>
          </table:table-cell>
          <table:table-cell office:value-type="float" office:value="0.354919580804938" calcext:value-type="float">
            <text:p>0.354919580804938</text:p>
          </table:table-cell>
          <table:table-cell office:value-type="float" office:value="2.13136953022882" calcext:value-type="float">
            <text:p>2.13136953022882</text:p>
          </table:table-cell>
          <table:table-cell office:value-type="float" office:value="0.013399506670552" calcext:value-type="float">
            <text:p>0.013399506670552</text:p>
          </table:table-cell>
        </table:table-row>
        <table:table-row table:style-name="ro1">
          <table:table-cell office:value-type="string" calcext:value-type="string">
            <text:p>NZ_CP028435.1</text:p>
          </table:table-cell>
          <table:table-cell office:value-type="string" calcext:value-type="string">
            <text:p>Shewanella putrefacie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ewan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29207.1</text:p>
          </table:table-cell>
          <table:table-cell office:value-type="string" calcext:value-type="string">
            <text:p>Streptococcus constellatus</text:p>
          </table:table-cell>
          <table:table-cell office:value-type="float" office:value="76860" calcext:value-type="float">
            <text:p>76860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30820.1</text:p>
          </table:table-cell>
          <table:table-cell office:value-type="string" calcext:value-type="string">
            <text:p>Neisseria meningitidi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217896854566747" calcext:value-type="float">
            <text:p>0.217896854566747</text:p>
          </table:table-cell>
          <table:table-cell office:value-type="float" office:value="1.36238628540508" calcext:value-type="float">
            <text:p>1.36238628540508</text:p>
          </table:table-cell>
          <table:table-cell office:value-type="float" office:value="0.584164939053282" calcext:value-type="float">
            <text:p>0.584164939053282</text:p>
          </table:table-cell>
          <table:table-cell table:number-columns-repeated="4"/>
          <table:table-cell office:value-type="float" office:value="0.147082564633687" calcext:value-type="float">
            <text:p>0.147082564633687</text:p>
          </table:table-cell>
          <table:table-cell office:value-type="float" office:value="0.138646937115024" calcext:value-type="float">
            <text:p>0.138646937115024</text:p>
          </table:table-cell>
          <table:table-cell table:number-columns-repeated="8"/>
          <table:table-cell office:value-type="float" office:value="0.0953408431469122" calcext:value-type="float">
            <text:p>0.0953408431469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Z_CP031243.1</text:p>
          </table:table-cell>
          <table:table-cell office:value-type="string" calcext:value-type="string">
            <text:p>Haemophilus haemolyticu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0956381715576392" calcext:value-type="float">
            <text:p>0.0956381715576392</text:p>
          </table:table-cell>
          <table:table-cell office:value-type="float" office:value="0.00470481771968394" calcext:value-type="float">
            <text:p>0.00470481771968394</text:p>
          </table:table-cell>
          <table:table-cell office:value-type="float" office:value="0.0158137700487572" calcext:value-type="float">
            <text:p>0.0158137700487572</text:p>
          </table:table-cell>
          <table:table-cell/>
          <table:table-cell office:value-type="float" office:value="0.00701372148180147" calcext:value-type="float">
            <text:p>0.00701372148180147</text:p>
          </table:table-cell>
          <table:table-cell office:value-type="float" office:value="4.74019258007654" calcext:value-type="float">
            <text:p>4.74019258007654</text:p>
          </table:table-cell>
          <table:table-cell office:value-type="float" office:value="0.0742870399507437" calcext:value-type="float">
            <text:p>0.0742870399507437</text:p>
          </table:table-cell>
          <table:table-cell office:value-type="float" office:value="3.2993889525002" calcext:value-type="float">
            <text:p>3.2993889525002</text:p>
          </table:table-cell>
          <table:table-cell office:value-type="float" office:value="0.354116290430408" calcext:value-type="float">
            <text:p>0.354116290430408</text:p>
          </table:table-cell>
          <table:table-cell office:value-type="float" office:value="3.20975990318533" calcext:value-type="float">
            <text:p>3.20975990318533</text:p>
          </table:table-cell>
          <table:table-cell office:value-type="float" office:value="0.203183391708204" calcext:value-type="float">
            <text:p>0.203183391708204</text:p>
          </table:table-cell>
          <table:table-cell office:value-type="float" office:value="0.0706713504613229" calcext:value-type="float">
            <text:p>0.0706713504613229</text:p>
          </table:table-cell>
          <table:table-cell office:value-type="float" office:value="1.41796861203396" calcext:value-type="float">
            <text:p>1.41796861203396</text:p>
          </table:table-cell>
          <table:table-cell office:value-type="float" office:value="0.326393357366356" calcext:value-type="float">
            <text:p>0.326393357366356</text:p>
          </table:table-cell>
          <table:table-cell office:value-type="float" office:value="3.47537269642449" calcext:value-type="float">
            <text:p>3.47537269642449</text:p>
          </table:table-cell>
          <table:table-cell/>
          <table:table-cell office:value-type="float" office:value="0.029414274158678" calcext:value-type="float">
            <text:p>0.029414274158678</text:p>
          </table:table-cell>
          <table:table-cell office:value-type="float" office:value="0.103689921262811" calcext:value-type="float">
            <text:p>0.103689921262811</text:p>
          </table:table-cell>
          <table:table-cell table:number-columns-repeated="2"/>
          <table:table-cell office:value-type="float" office:value="0.662594621256645" calcext:value-type="float">
            <text:p>0.662594621256645</text:p>
          </table:table-cell>
          <table:table-cell office:value-type="float" office:value="1.31702977135351" calcext:value-type="float">
            <text:p>1.31702977135351</text:p>
          </table:table-cell>
          <table:table-cell office:value-type="float" office:value="0.0174226445968702" calcext:value-type="float">
            <text:p>0.0174226445968702</text:p>
          </table:table-cell>
          <table:table-cell office:value-type="float" office:value="0.00306524744786277" calcext:value-type="float">
            <text:p>0.00306524744786277</text:p>
          </table:table-cell>
        </table:table-row>
        <table:table-row table:style-name="ro1">
          <table:table-cell office:value-type="string" calcext:value-type="string">
            <text:p>NZ_CP031253.1</text:p>
          </table:table-cell>
          <table:table-cell office:value-type="string" calcext:value-type="string">
            <text:p>Neisseria lactamica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31257.1</text:p>
          </table:table-cell>
          <table:table-cell office:value-type="string" calcext:value-type="string">
            <text:p>Klebsiella quasipneumoniae</text:p>
          </table:table-cell>
          <table:table-cell office:value-type="float" office:value="1463165" calcext:value-type="float">
            <text:p>1463165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31418.1</text:p>
          </table:table-cell>
          <table:table-cell office:value-type="string" calcext:value-type="string">
            <text:p>Nocardia farcinica</text:p>
          </table:table-cell>
          <table:table-cell office:value-type="float" office:value="37329" calcext:value-type="float">
            <text:p>37329</text:p>
          </table:table-cell>
          <table:table-cell office:value-type="string" calcext:value-type="string">
            <text:p>Nocard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32823.1</text:p>
          </table:table-cell>
          <table:table-cell office:value-type="string" calcext:value-type="string">
            <text:p>Arcobacter cryaerophilus</text:p>
          </table:table-cell>
          <table:table-cell office:value-type="float" office:value="28198" calcext:value-type="float">
            <text:p>28198</text:p>
          </table:table-cell>
          <table:table-cell office:value-type="string" calcext:value-type="string">
            <text:p>Arcobacter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float" office:value="0.0627511831461555" calcext:value-type="float">
            <text:p>0.0627511831461555</text:p>
          </table:table-cell>
          <table:table-cell office:value-type="float" office:value="0.00945148765295665" calcext:value-type="float">
            <text:p>0.00945148765295665</text:p>
          </table:table-cell>
          <table:table-cell table:number-columns-repeated="6"/>
          <table:table-cell office:value-type="float" office:value="8.37232659300851" calcext:value-type="float">
            <text:p>8.37232659300851</text:p>
          </table:table-cell>
          <table:table-cell office:value-type="float" office:value="0.101021542087164" calcext:value-type="float">
            <text:p>0.101021542087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Z_CP033459.1</text:p>
          </table:table-cell>
          <table:table-cell office:value-type="string" calcext:value-type="string">
            <text:p>Alloprevotella sp. E39</text:p>
          </table:table-cell>
          <table:table-cell office:value-type="float" office:value="2133944" calcext:value-type="float">
            <text:p>2133944</text:p>
          </table:table-cell>
          <table:table-cell office:value-type="string" calcext:value-type="string">
            <text:p>Alloprevotella</text:p>
          </table:table-cell>
          <table:table-cell office:value-type="string" calcext:value-type="string">
            <text:p>No</text:p>
          </table:table-cell>
          <table:table-cell office:value-type="float" office:value="0.00266069499548068" calcext:value-type="float">
            <text:p>0.00266069499548068</text:p>
          </table:table-cell>
          <table:table-cell office:value-type="float" office:value="0.300717553734759" calcext:value-type="float">
            <text:p>0.300717553734759</text:p>
          </table:table-cell>
          <table:table-cell office:value-type="float" office:value="0.0271087934770259" calcext:value-type="float">
            <text:p>0.0271087934770259</text:p>
          </table:table-cell>
          <table:table-cell office:value-type="float" office:value="0.304923461150607" calcext:value-type="float">
            <text:p>0.304923461150607</text:p>
          </table:table-cell>
          <table:table-cell office:value-type="float" office:value="0.00994571269851953" calcext:value-type="float">
            <text:p>0.00994571269851953</text:p>
          </table:table-cell>
          <table:table-cell office:value-type="float" office:value="0.0196383948845386" calcext:value-type="float">
            <text:p>0.0196383948845386</text:p>
          </table:table-cell>
          <table:table-cell office:value-type="float" office:value="2.0034390420349" calcext:value-type="float">
            <text:p>2.0034390420349</text:p>
          </table:table-cell>
          <table:table-cell office:value-type="float" office:value="0.548579373911241" calcext:value-type="float">
            <text:p>0.548579373911241</text:p>
          </table:table-cell>
          <table:table-cell office:value-type="float" office:value="0.412780358026637" calcext:value-type="float">
            <text:p>0.412780358026637</text:p>
          </table:table-cell>
          <table:table-cell office:value-type="float" office:value="0.863524984535131" calcext:value-type="float">
            <text:p>0.863524984535131</text:p>
          </table:table-cell>
          <table:table-cell office:value-type="float" office:value="0.915778805406357" calcext:value-type="float">
            <text:p>0.915778805406357</text:p>
          </table:table-cell>
          <table:table-cell office:value-type="float" office:value="0.00531361573276226" calcext:value-type="float">
            <text:p>0.00531361573276226</text:p>
          </table:table-cell>
          <table:table-cell office:value-type="float" office:value="0.157668028047397" calcext:value-type="float">
            <text:p>0.157668028047397</text:p>
          </table:table-cell>
          <table:table-cell office:value-type="float" office:value="0.0773437770693683" calcext:value-type="float">
            <text:p>0.0773437770693683</text:p>
          </table:table-cell>
          <table:table-cell office:value-type="float" office:value="0.837701915388238" calcext:value-type="float">
            <text:p>0.837701915388238</text:p>
          </table:table-cell>
          <table:table-cell office:value-type="float" office:value="0.216435523062268" calcext:value-type="float">
            <text:p>0.216435523062268</text:p>
          </table:table-cell>
          <table:table-cell office:value-type="float" office:value="0.0480224223598708" calcext:value-type="float">
            <text:p>0.0480224223598708</text:p>
          </table:table-cell>
          <table:table-cell office:value-type="float" office:value="0.127461582578868" calcext:value-type="float">
            <text:p>0.127461582578868</text:p>
          </table:table-cell>
          <table:table-cell office:value-type="float" office:value="0.1018046109257" calcext:value-type="float">
            <text:p>0.1018046109257</text:p>
          </table:table-cell>
          <table:table-cell office:value-type="float" office:value="0.670180057026335" calcext:value-type="float">
            <text:p>0.670180057026335</text:p>
          </table:table-cell>
          <table:table-cell office:value-type="float" office:value="0.303064258536464" calcext:value-type="float">
            <text:p>0.303064258536464</text:p>
          </table:table-cell>
          <table:table-cell office:value-type="float" office:value="0.567782015443544" calcext:value-type="float">
            <text:p>0.567782015443544</text:p>
          </table:table-cell>
          <table:table-cell office:value-type="float" office:value="2.52207229958859" calcext:value-type="float">
            <text:p>2.52207229958859</text:p>
          </table:table-cell>
          <table:table-cell office:value-type="float" office:value="0.0174226445968702" calcext:value-type="float">
            <text:p>0.0174226445968702</text:p>
          </table:table-cell>
          <table:table-cell office:value-type="float" office:value="0.238475923704144" calcext:value-type="float">
            <text:p>0.238475923704144</text:p>
          </table:table-cell>
        </table:table-row>
        <table:table-row table:style-name="ro1">
          <table:table-cell office:value-type="string" calcext:value-type="string">
            <text:p>NZ_CP033672.1</text:p>
          </table:table-cell>
          <table:table-cell office:value-type="string" calcext:value-type="string">
            <text:p>Burkholderia glumae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Burkholder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34670.1</text:p>
          </table:table-cell>
          <table:table-cell office:value-type="string" calcext:value-type="string">
            <text:p>Eikenella corrode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Eiken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35368.2</text:p>
          </table:table-cell>
          <table:table-cell office:value-type="string" calcext:value-type="string">
            <text:p>Haemophilus parainfluenzae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Yes</text:p>
          </table:table-cell>
          <table:table-cell office:value-type="float" office:value="0.500212123228051" calcext:value-type="float">
            <text:p>0.500212123228051</text:p>
          </table:table-cell>
          <table:table-cell office:value-type="float" office:value="18.0197784984573" calcext:value-type="float">
            <text:p>18.0197784984573</text:p>
          </table:table-cell>
          <table:table-cell office:value-type="float" office:value="10.6459121515339" calcext:value-type="float">
            <text:p>10.6459121515339</text:p>
          </table:table-cell>
          <table:table-cell office:value-type="float" office:value="3.37524176809484" calcext:value-type="float">
            <text:p>3.37524176809484</text:p>
          </table:table-cell>
          <table:table-cell/>
          <table:table-cell office:value-type="float" office:value="0.509193476276697" calcext:value-type="float">
            <text:p>0.509193476276697</text:p>
          </table:table-cell>
          <table:table-cell office:value-type="float" office:value="12.0107035832912" calcext:value-type="float">
            <text:p>12.0107035832912</text:p>
          </table:table-cell>
          <table:table-cell office:value-type="float" office:value="0.334290823548873" calcext:value-type="float">
            <text:p>0.334290823548873</text:p>
          </table:table-cell>
          <table:table-cell office:value-type="float" office:value="0.0493438907773768" calcext:value-type="float">
            <text:p>0.0493438907773768</text:p>
          </table:table-cell>
          <table:table-cell office:value-type="float" office:value="6.68267935670288" calcext:value-type="float">
            <text:p>6.68267935670288</text:p>
          </table:table-cell>
          <table:table-cell office:value-type="float" office:value="6.6381117926296" calcext:value-type="float">
            <text:p>6.6381117926296</text:p>
          </table:table-cell>
          <table:table-cell office:value-type="float" office:value="7.75534945631412" calcext:value-type="float">
            <text:p>7.75534945631412</text:p>
          </table:table-cell>
          <table:table-cell office:value-type="float" office:value="0.0416724579326316" calcext:value-type="float">
            <text:p>0.0416724579326316</text:p>
          </table:table-cell>
          <table:table-cell office:value-type="float" office:value="0.0106983485149128" calcext:value-type="float">
            <text:p>0.0106983485149128</text:p>
          </table:table-cell>
          <table:table-cell office:value-type="float" office:value="1.11688324544724" calcext:value-type="float">
            <text:p>1.11688324544724</text:p>
          </table:table-cell>
          <table:table-cell office:value-type="float" office:value="0.00738183811209496" calcext:value-type="float">
            <text:p>0.00738183811209496</text:p>
          </table:table-cell>
          <table:table-cell office:value-type="float" office:value="0.0275804744938967" calcext:value-type="float">
            <text:p>0.0275804744938967</text:p>
          </table:table-cell>
          <table:table-cell office:value-type="float" office:value="0.0553267129583832" calcext:value-type="float">
            <text:p>0.0553267129583832</text:p>
          </table:table-cell>
          <table:table-cell office:value-type="float" office:value="3.06545448435026" calcext:value-type="float">
            <text:p>3.06545448435026</text:p>
          </table:table-cell>
          <table:table-cell/>
          <table:table-cell office:value-type="float" office:value="0.0224492451943708" calcext:value-type="float">
            <text:p>0.0224492451943708</text:p>
          </table:table-cell>
          <table:table-cell office:value-type="float" office:value="0.227458236556571" calcext:value-type="float">
            <text:p>0.227458236556571</text:p>
          </table:table-cell>
          <table:table-cell office:value-type="float" office:value="0.728504215809003" calcext:value-type="float">
            <text:p>0.728504215809003</text:p>
          </table:table-cell>
          <table:table-cell office:value-type="float" office:value="18.8163935797319" calcext:value-type="float">
            <text:p>18.8163935797319</text:p>
          </table:table-cell>
          <table:table-cell office:value-type="float" office:value="7.90210380024677" calcext:value-type="float">
            <text:p>7.90210380024677</text:p>
          </table:table-cell>
        </table:table-row>
        <table:table-row table:style-name="ro1">
          <table:table-cell office:value-type="string" calcext:value-type="string">
            <text:p>NZ_CP035765.1</text:p>
          </table:table-cell>
          <table:table-cell office:value-type="string" calcext:value-type="string">
            <text:p>Sphingomonas paucimobilis</text:p>
          </table:table-cell>
          <table:table-cell office:value-type="float" office:value="13689" calcext:value-type="float">
            <text:p>13689</text:p>
          </table:table-cell>
          <table:table-cell office:value-type="string" calcext:value-type="string">
            <text:p>Sphingomona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36164.1</text:p>
          </table:table-cell>
          <table:table-cell office:value-type="string" calcext:value-type="string">
            <text:p>Janibacter limosus</text:p>
          </table:table-cell>
          <table:table-cell office:value-type="float" office:value="53458" calcext:value-type="float">
            <text:p>53458</text:p>
          </table:table-cell>
          <table:table-cell office:value-type="string" calcext:value-type="string">
            <text:p>Janibacter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4.38206583869771" calcext:value-type="float">
            <text:p>4.382065838697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Z_CP036514.1</text:p>
          </table:table-cell>
          <table:table-cell office:value-type="string" calcext:value-type="string">
            <text:p>Hafnia alvei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Hafn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36550.1</text:p>
          </table:table-cell>
          <table:table-cell office:value-type="string" calcext:value-type="string">
            <text:p>Bacteroides fragili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302032698972599" calcext:value-type="float">
            <text:p>0.302032698972599</text:p>
          </table:table-cell>
          <table:table-cell office:value-type="float" office:value="0.21664622271498" calcext:value-type="float">
            <text:p>0.21664622271498</text:p>
          </table:table-cell>
          <table:table-cell office:value-type="float" office:value="0.54591421370573" calcext:value-type="float">
            <text:p>0.54591421370573</text:p>
          </table:table-cell>
          <table:table-cell table:number-columns-repeated="2"/>
          <table:table-cell office:value-type="float" office:value="1.46652888446391" calcext:value-type="float">
            <text:p>1.46652888446391</text:p>
          </table:table-cell>
          <table:table-cell office:value-type="float" office:value="0.805723351067486" calcext:value-type="float">
            <text:p>0.805723351067486</text:p>
          </table:table-cell>
          <table:table-cell office:value-type="float" office:value="0.409933381700652" calcext:value-type="float">
            <text:p>0.409933381700652</text:p>
          </table:table-cell>
          <table:table-cell office:value-type="float" office:value="0.757253737520063" calcext:value-type="float">
            <text:p>0.757253737520063</text:p>
          </table:table-cell>
          <table:table-cell office:value-type="float" office:value="0.0104090890949382" calcext:value-type="float">
            <text:p>0.0104090890949382</text:p>
          </table:table-cell>
          <table:table-cell/>
          <table:table-cell office:value-type="float" office:value="0.00300729710192781" calcext:value-type="float">
            <text:p>0.00300729710192781</text:p>
          </table:table-cell>
          <table:table-cell office:value-type="float" office:value="0.00210459127895329" calcext:value-type="float">
            <text:p>0.00210459127895329</text:p>
          </table:table-cell>
          <table:table-cell office:value-type="float" office:value="0.775572615115512" calcext:value-type="float">
            <text:p>0.775572615115512</text:p>
          </table:table-cell>
          <table:table-cell office:value-type="float" office:value="0.375588837526403" calcext:value-type="float">
            <text:p>0.375588837526403</text:p>
          </table:table-cell>
          <table:table-cell office:value-type="float" office:value="0.00713848544213504" calcext:value-type="float">
            <text:p>0.00713848544213504</text:p>
          </table:table-cell>
          <table:table-cell office:value-type="float" office:value="0.0147071166711838" calcext:value-type="float">
            <text:p>0.0147071166711838</text:p>
          </table:table-cell>
          <table:table-cell office:value-type="float" office:value="0.0829519676856532" calcext:value-type="float">
            <text:p>0.0829519676856532</text:p>
          </table:table-cell>
          <table:table-cell office:value-type="float" office:value="0.0303684065791233" calcext:value-type="float">
            <text:p>0.0303684065791233</text:p>
          </table:table-cell>
          <table:table-cell office:value-type="float" office:value="0.0505107097560774" calcext:value-type="float">
            <text:p>0.0505107097560774</text:p>
          </table:table-cell>
          <table:table-cell office:value-type="float" office:value="0.120557393215048" calcext:value-type="float">
            <text:p>0.120557393215048</text:p>
          </table:table-cell>
          <table:table-cell office:value-type="float" office:value="0.167977474393712" calcext:value-type="float">
            <text:p>0.167977474393712</text:p>
          </table:table-cell>
          <table:table-cell office:value-type="float" office:value="2.47691222488089" calcext:value-type="float">
            <text:p>2.47691222488089</text:p>
          </table:table-cell>
          <table:table-cell office:value-type="float" office:value="0.258881494163494" calcext:value-type="float">
            <text:p>0.258881494163494</text:p>
          </table:table-cell>
        </table:table-row>
        <table:table-row table:style-name="ro1">
          <table:table-cell office:value-type="string" calcext:value-type="string">
            <text:p>NZ_CP038817.1</text:p>
          </table:table-cell>
          <table:table-cell office:value-type="string" calcext:value-type="string">
            <text:p>Haemophilus parahaemolyticu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Yes</text:p>
          </table:table-cell>
          <table:table-cell office:value-type="float" office:value="0.00308081874192197" calcext:value-type="float">
            <text:p>0.00308081874192197</text:p>
          </table:table-cell>
          <table:table-cell office:value-type="float" office:value="9.12538259273918" calcext:value-type="float">
            <text:p>9.12538259273918</text:p>
          </table:table-cell>
          <table:table-cell/>
          <table:table-cell office:value-type="float" office:value="0.00216257981585235" calcext:value-type="float">
            <text:p>0.00216257981585235</text:p>
          </table:table-cell>
          <table:table-cell office:value-type="float" office:value="1.02838610174367" calcext:value-type="float">
            <text:p>1.02838610174367</text:p>
          </table:table-cell>
          <table:table-cell office:value-type="float" office:value="0.495167464968406" calcext:value-type="float">
            <text:p>0.495167464968406</text:p>
          </table:table-cell>
          <table:table-cell office:value-type="float" office:value="0.522728254714079" calcext:value-type="float">
            <text:p>0.522728254714079</text:p>
          </table:table-cell>
          <table:table-cell office:value-type="float" office:value="49.0078351355767" calcext:value-type="float">
            <text:p>49.0078351355767</text:p>
          </table:table-cell>
          <table:table-cell office:value-type="float" office:value="0.00759135314089336" calcext:value-type="float">
            <text:p>0.00759135314089336</text:p>
          </table:table-cell>
          <table:table-cell office:value-type="float" office:value="20.988911462323" calcext:value-type="float">
            <text:p>20.988911462323</text:p>
          </table:table-cell>
          <table:table-cell office:value-type="float" office:value="41.6145290458479" calcext:value-type="float">
            <text:p>41.6145290458479</text:p>
          </table:table-cell>
          <table:table-cell office:value-type="float" office:value="0.0650285457920164" calcext:value-type="float">
            <text:p>0.0650285457920164</text:p>
          </table:table-cell>
          <table:table-cell office:value-type="float" office:value="40.9618382101108" calcext:value-type="float">
            <text:p>40.9618382101108</text:p>
          </table:table-cell>
          <table:table-cell office:value-type="float" office:value="14.5518568591184" calcext:value-type="float">
            <text:p>14.5518568591184</text:p>
          </table:table-cell>
          <table:table-cell office:value-type="float" office:value="0.286392613801186" calcext:value-type="float">
            <text:p>0.286392613801186</text:p>
          </table:table-cell>
          <table:table-cell/>
          <table:table-cell office:value-type="float" office:value="3.00724205698953" calcext:value-type="float">
            <text:p>3.00724205698953</text:p>
          </table:table-cell>
          <table:table-cell office:value-type="float" office:value="55.1656926134779" calcext:value-type="float">
            <text:p>55.1656926134779</text:p>
          </table:table-cell>
          <table:table-cell office:value-type="float" office:value="0.0570967431934797" calcext:value-type="float">
            <text:p>0.0570967431934797</text:p>
          </table:table-cell>
          <table:table-cell office:value-type="float" office:value="0.745192040533367" calcext:value-type="float">
            <text:p>0.745192040533367</text:p>
          </table:table-cell>
          <table:table-cell office:value-type="float" office:value="56.6393376368144" calcext:value-type="float">
            <text:p>56.6393376368144</text:p>
          </table:table-cell>
          <table:table-cell table:number-columns-repeated="2"/>
          <table:table-cell office:value-type="float" office:value="5.66524992761934" calcext:value-type="float">
            <text:p>5.66524992761934</text:p>
          </table:table-cell>
          <table:table-cell office:value-type="float" office:value="0.0119982434913185" calcext:value-type="float">
            <text:p>0.0119982434913185</text:p>
          </table:table-cell>
        </table:table-row>
        <table:table-row table:style-name="ro1">
          <table:table-cell office:value-type="string" calcext:value-type="string">
            <text:p>NZ_CP039886.1</text:p>
          </table:table-cell>
          <table:table-cell office:value-type="string" calcext:value-type="string">
            <text:p>Neisseria flavesce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0.482929386094773" calcext:value-type="float">
            <text:p>0.482929386094773</text:p>
          </table:table-cell>
          <table:table-cell table:number-columns-repeated="5"/>
          <table:table-cell office:value-type="float" office:value="0.201751415241696" calcext:value-type="float">
            <text:p>0.201751415241696</text:p>
          </table:table-cell>
          <table:table-cell table:number-columns-repeated="6"/>
          <table:table-cell office:value-type="float" office:value="0.166131934975243" calcext:value-type="float">
            <text:p>0.166131934975243</text:p>
          </table:table-cell>
          <table:table-cell office:value-type="float" office:value="18.7543803873097" calcext:value-type="float">
            <text:p>18.7543803873097</text:p>
          </table:table-cell>
          <table:table-cell table:number-columns-repeated="5"/>
          <table:table-cell office:value-type="float" office:value="0.551716255415522" calcext:value-type="float">
            <text:p>0.551716255415522</text:p>
          </table:table-cell>
          <table:table-cell/>
        </table:table-row>
        <table:table-row table:style-name="ro1">
          <table:table-cell office:value-type="string" calcext:value-type="string">
            <text:p>NZ_CP040423.1</text:p>
          </table:table-cell>
          <table:table-cell office:value-type="string" calcext:value-type="string">
            <text:p>Dolosigranulum pigrum</text:p>
          </table:table-cell>
          <table:table-cell office:value-type="float" office:value="29394" calcext:value-type="float">
            <text:p>29394</text:p>
          </table:table-cell>
          <table:table-cell office:value-type="string" calcext:value-type="string">
            <text:p>Dolosigranul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40630.1</text:p>
          </table:table-cell>
          <table:table-cell office:value-type="string" calcext:value-type="string">
            <text:p>Bacteroides sp. PHL 2737</text:p>
          </table:table-cell>
          <table:table-cell office:value-type="float" office:value="2162637" calcext:value-type="float">
            <text:p>2162637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</text:p>
          </table:table-cell>
          <table:table-cell table:number-columns-repeated="21"/>
          <table:table-cell office:value-type="float" office:value="3.86662935616909" calcext:value-type="float">
            <text:p>3.86662935616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Z_CP040915.1</text:p>
          </table:table-cell>
          <table:table-cell office:value-type="string" calcext:value-type="string">
            <text:p>Georgenia sp. Z443</text:p>
          </table:table-cell>
          <table:table-cell office:value-type="float" office:value="2589797" calcext:value-type="float">
            <text:p>2589797</text:p>
          </table:table-cell>
          <table:table-cell office:value-type="string" calcext:value-type="string">
            <text:p>Georgenia</text:p>
          </table:table-cell>
          <table:table-cell office:value-type="string" calcext:value-type="string">
            <text:p>No</text:p>
          </table:table-cell>
          <table:table-cell table:number-columns-repeated="18"/>
          <table:table-cell office:value-type="float" office:value="9.55293435052192" calcext:value-type="float">
            <text:p>9.55293435052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Z_CP041695.1</text:p>
          </table:table-cell>
          <table:table-cell office:value-type="string" calcext:value-type="string">
            <text:p>Nocardia otitidiscaviarum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Nocard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46172.1</text:p>
          </table:table-cell>
          <table:table-cell office:value-type="string" calcext:value-type="string">
            <text:p>Nocardia arthritidis</text:p>
          </table:table-cell>
          <table:table-cell office:value-type="float" office:value="228602" calcext:value-type="float">
            <text:p>228602</text:p>
          </table:table-cell>
          <table:table-cell office:value-type="string" calcext:value-type="string">
            <text:p>Nocard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46314.1</text:p>
          </table:table-cell>
          <table:table-cell office:value-type="string" calcext:value-type="string">
            <text:p>Gemella morbillorum</text:p>
          </table:table-cell>
          <table:table-cell office:value-type="float" office:value="29391" calcext:value-type="float">
            <text:p>29391</text:p>
          </table:table-cell>
          <table:table-cell office:value-type="string" calcext:value-type="string">
            <text:p>Gem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46320.1</text:p>
          </table:table-cell>
          <table:table-cell office:value-type="string" calcext:value-type="string">
            <text:p>Gordonia bronchialis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Gordon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49272.1</text:p>
          </table:table-cell>
          <table:table-cell office:value-type="string" calcext:value-type="string">
            <text:p>Campylobacter concisu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Yes</text:p>
          </table:table-cell>
          <table:table-cell office:value-type="float" office:value="1.50119538116366" calcext:value-type="float">
            <text:p>1.50119538116366</text:p>
          </table:table-cell>
          <table:table-cell office:value-type="float" office:value="0.0788768479668239" calcext:value-type="float">
            <text:p>0.0788768479668239</text:p>
          </table:table-cell>
          <table:table-cell office:value-type="float" office:value="0.0427915493660739" calcext:value-type="float">
            <text:p>0.0427915493660739</text:p>
          </table:table-cell>
          <table:table-cell office:value-type="float" office:value="0.0122996344279716" calcext:value-type="float">
            <text:p>0.0122996344279716</text:p>
          </table:table-cell>
          <table:table-cell office:value-type="float" office:value="0.00397828507940781" calcext:value-type="float">
            <text:p>0.00397828507940781</text:p>
          </table:table-cell>
          <table:table-cell office:value-type="float" office:value="0.0645259681445147" calcext:value-type="float">
            <text:p>0.0645259681445147</text:p>
          </table:table-cell>
          <table:table-cell office:value-type="float" office:value="3.91790916784135" calcext:value-type="float">
            <text:p>3.91790916784135</text:p>
          </table:table-cell>
          <table:table-cell office:value-type="float" office:value="0.0942868479955121" calcext:value-type="float">
            <text:p>0.0942868479955121</text:p>
          </table:table-cell>
          <table:table-cell office:value-type="float" office:value="0.0417524162672126" calcext:value-type="float">
            <text:p>0.0417524162672126</text:p>
          </table:table-cell>
          <table:table-cell office:value-type="float" office:value="0.0336556473119634" calcext:value-type="float">
            <text:p>0.0336556473119634</text:p>
          </table:table-cell>
          <table:table-cell office:value-type="float" office:value="4.77622958897096" calcext:value-type="float">
            <text:p>4.77622958897096</text:p>
          </table:table-cell>
          <table:table-cell office:value-type="float" office:value="0.931653812936019" calcext:value-type="float">
            <text:p>0.931653812936019</text:p>
          </table:table-cell>
          <table:table-cell office:value-type="float" office:value="0.0429613871703973" calcext:value-type="float">
            <text:p>0.0429613871703973</text:p>
          </table:table-cell>
          <table:table-cell office:value-type="float" office:value="0.00455994777106547" calcext:value-type="float">
            <text:p>0.00455994777106547</text:p>
          </table:table-cell>
          <table:table-cell office:value-type="float" office:value="1.09557095278332" calcext:value-type="float">
            <text:p>1.09557095278332</text:p>
          </table:table-cell>
          <table:table-cell office:value-type="float" office:value="1.43591450357348" calcext:value-type="float">
            <text:p>1.43591450357348</text:p>
          </table:table-cell>
          <table:table-cell office:value-type="float" office:value="1.13761323094282" calcext:value-type="float">
            <text:p>1.13761323094282</text:p>
          </table:table-cell>
          <table:table-cell office:value-type="float" office:value="0.381685564337814" calcext:value-type="float">
            <text:p>0.381685564337814</text:p>
          </table:table-cell>
          <table:table-cell office:value-type="float" office:value="1.16240456103774" calcext:value-type="float">
            <text:p>1.16240456103774</text:p>
          </table:table-cell>
          <table:table-cell office:value-type="float" office:value="0.716382264866139" calcext:value-type="float">
            <text:p>0.716382264866139</text:p>
          </table:table-cell>
          <table:table-cell office:value-type="float" office:value="0.230103935860989" calcext:value-type="float">
            <text:p>0.230103935860989</text:p>
          </table:table-cell>
          <table:table-cell office:value-type="float" office:value="3.06558507047272" calcext:value-type="float">
            <text:p>3.06558507047272</text:p>
          </table:table-cell>
          <table:table-cell office:value-type="float" office:value="1.91307867519724" calcext:value-type="float">
            <text:p>1.91307867519724</text:p>
          </table:table-cell>
          <table:table-cell office:value-type="float" office:value="1.91648925868498" calcext:value-type="float">
            <text:p>1.91648925868498</text:p>
          </table:table-cell>
          <table:table-cell office:value-type="float" office:value="1.15787368290457" calcext:value-type="float">
            <text:p>1.15787368290457</text:p>
          </table:table-cell>
        </table:table-row>
        <table:table-row table:style-name="ro1">
          <table:table-cell office:value-type="string" calcext:value-type="string">
            <text:p>NZ_CP050136.1</text:p>
          </table:table-cell>
          <table:table-cell office:value-type="string" calcext:value-type="string">
            <text:p>Kingella kinga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King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50145.1</text:p>
          </table:table-cell>
          <table:table-cell office:value-type="string" calcext:value-type="string">
            <text:p>Mycobacteroides chelonae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Mycobacteroide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50992.1</text:p>
          </table:table-cell>
          <table:table-cell office:value-type="string" calcext:value-type="string">
            <text:p>Chromobacterium violaceum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Chromo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53939.1</text:p>
          </table:table-cell>
          <table:table-cell office:value-type="string" calcext:value-type="string">
            <text:p>Neisseria mucosa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Yes</text:p>
          </table:table-cell>
          <table:table-cell office:value-type="float" office:value="1.13709922574548" calcext:value-type="float">
            <text:p>1.13709922574548</text:p>
          </table:table-cell>
          <table:table-cell office:value-type="float" office:value="1.25315559416689" calcext:value-type="float">
            <text:p>1.25315559416689</text:p>
          </table:table-cell>
          <table:table-cell office:value-type="float" office:value="8.50544505856843" calcext:value-type="float">
            <text:p>8.50544505856843</text:p>
          </table:table-cell>
          <table:table-cell office:value-type="float" office:value="1.3774228379801" calcext:value-type="float">
            <text:p>1.3774228379801</text:p>
          </table:table-cell>
          <table:table-cell/>
          <table:table-cell office:value-type="float" office:value="2.97801990084004" calcext:value-type="float">
            <text:p>2.97801990084004</text:p>
          </table:table-cell>
          <table:table-cell office:value-type="float" office:value="16.2186576914438" calcext:value-type="float">
            <text:p>16.2186576914438</text:p>
          </table:table-cell>
          <table:table-cell table:number-columns-repeated="3"/>
          <table:table-cell office:value-type="float" office:value="1.29338371578026" calcext:value-type="float">
            <text:p>1.29338371578026</text:p>
          </table:table-cell>
          <table:table-cell office:value-type="float" office:value="1.65987135558277" calcext:value-type="float">
            <text:p>1.65987135558277</text:p>
          </table:table-cell>
          <table:table-cell table:number-columns-repeated="5"/>
          <table:table-cell office:value-type="float" office:value="0.34106517213256" calcext:value-type="float">
            <text:p>0.34106517213256</text:p>
          </table:table-cell>
          <table:table-cell office:value-type="float" office:value="22.211753368022" calcext:value-type="float">
            <text:p>22.211753368022</text:p>
          </table:table-cell>
          <table:table-cell table:number-columns-repeated="2"/>
          <table:table-cell office:value-type="float" office:value="0.699797765210228" calcext:value-type="float">
            <text:p>0.699797765210228</text:p>
          </table:table-cell>
          <table:table-cell office:value-type="float" office:value="1.37753709368464" calcext:value-type="float">
            <text:p>1.37753709368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_CP053987.1</text:p>
          </table:table-cell>
          <table:table-cell office:value-type="string" calcext:value-type="string">
            <text:p>Achromobacter denitrificans</text:p>
          </table:table-cell>
          <table:table-cell office:value-type="float" office:value="32002" calcext:value-type="float">
            <text:p>32002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58970.1</text:p>
          </table:table-cell>
          <table:table-cell office:value-type="string" calcext:value-type="string">
            <text:p>Delftia acidovorans</text:p>
          </table:table-cell>
          <table:table-cell office:value-type="float" office:value="80866" calcext:value-type="float">
            <text:p>80866</text:p>
          </table:table-cell>
          <table:table-cell office:value-type="string" calcext:value-type="string">
            <text:p>Delft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59045.1</text:p>
          </table:table-cell>
          <table:table-cell office:value-type="string" calcext:value-type="string">
            <text:p>Cronobacter sakazakii</text:p>
          </table:table-cell>
          <table:table-cell office:value-type="float" office:value="28141" calcext:value-type="float">
            <text:p>28141</text:p>
          </table:table-cell>
          <table:table-cell office:value-type="string" calcext:value-type="string">
            <text:p>Cronobac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59690.1</text:p>
          </table:table-cell>
          <table:table-cell office:value-type="string" calcext:value-type="string">
            <text:p>Proteus penneri</text:p>
          </table:table-cell>
          <table:table-cell office:value-type="float" office:value="102862" calcext:value-type="float">
            <text:p>102862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60204.1</text:p>
          </table:table-cell>
          <table:table-cell office:value-type="string" calcext:value-type="string">
            <text:p>Selenomonas sp. Marseille-Q3039</text:p>
          </table:table-cell>
          <table:table-cell office:value-type="float" office:value="2754044" calcext:value-type="float">
            <text:p>2754044</text:p>
          </table:table-cell>
          <table:table-cell office:value-type="string" calcext:value-type="string">
            <text:p>Selenomonas</text:p>
          </table:table-cell>
          <table:table-cell office:value-type="string" calcext:value-type="string">
            <text:p>No</text:p>
          </table:table-cell>
          <table:table-cell office:value-type="float" office:value="0.00490128288176647" calcext:value-type="float">
            <text:p>0.00490128288176647</text:p>
          </table:table-cell>
          <table:table-cell table:number-columns-repeated="6"/>
          <table:table-cell office:value-type="float" office:value="2.00717313205523" calcext:value-type="float">
            <text:p>2.00717313205523</text:p>
          </table:table-cell>
          <table:table-cell table:number-columns-repeated="6"/>
          <table:table-cell office:value-type="float" office:value="1.03032500798033" calcext:value-type="float">
            <text:p>1.03032500798033</text:p>
          </table:table-cell>
          <table:table-cell office:value-type="float" office:value="0.036318728656484" calcext:value-type="float">
            <text:p>0.036318728656484</text:p>
          </table:table-cell>
          <table:table-cell table:number-columns-repeated="3"/>
          <table:table-cell office:value-type="float" office:value="0.00467207103074885" calcext:value-type="float">
            <text:p>0.00467207103074885</text:p>
          </table:table-cell>
          <table:table-cell office:value-type="float" office:value="0.308676968203837" calcext:value-type="float">
            <text:p>0.308676968203837</text:p>
          </table:table-cell>
          <table:table-cell office:value-type="float" office:value="0.712043016547358" calcext:value-type="float">
            <text:p>0.712043016547358</text:p>
          </table:table-cell>
          <table:table-cell office:value-type="float" office:value="0.747770274890699" calcext:value-type="float">
            <text:p>0.747770274890699</text:p>
          </table:table-cell>
          <table:table-cell/>
          <table:table-cell office:value-type="float" office:value="0.00683112648534231" calcext:value-type="float">
            <text:p>0.00683112648534231</text:p>
          </table:table-cell>
        </table:table-row>
        <table:table-row table:style-name="ro1">
          <table:table-cell office:value-type="string" calcext:value-type="string">
            <text:p>NZ_CP063195.1</text:p>
          </table:table-cell>
          <table:table-cell office:value-type="string" calcext:value-type="string">
            <text:p>Corynebacterium jeikeium</text:p>
          </table:table-cell>
          <table:table-cell office:value-type="float" office:value="38289" calcext:value-type="float">
            <text:p>38289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63229.1</text:p>
          </table:table-cell>
          <table:table-cell office:value-type="string" calcext:value-type="string">
            <text:p>Serratia marcesce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Serrat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65999.1</text:p>
          </table:table-cell>
          <table:table-cell office:value-type="string" calcext:value-type="string">
            <text:p>Kingella denitrific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Kingella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float" office:value="0.00365822835304258" calcext:value-type="float">
            <text:p>0.00365822835304258</text:p>
          </table:table-cell>
          <table:table-cell table:number-columns-repeated="2"/>
          <table:table-cell office:value-type="float" office:value="3.88070219072465" calcext:value-type="float">
            <text:p>3.88070219072465</text:p>
          </table:table-cell>
          <table:table-cell office:value-type="float" office:value="0.00876913032897205" calcext:value-type="float">
            <text:p>0.00876913032897205</text:p>
          </table:table-cell>
          <table:table-cell table:number-columns-repeated="7"/>
          <table:table-cell office:value-type="float" office:value="0.0141278286460982" calcext:value-type="float">
            <text:p>0.0141278286460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Z_CP066015.1</text:p>
          </table:table-cell>
          <table:table-cell office:value-type="string" calcext:value-type="string">
            <text:p>Kytococcus sedentarius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Kytococc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70973.1</text:p>
          </table:table-cell>
          <table:table-cell office:value-type="string" calcext:value-type="string">
            <text:p>Mycobacterium gordonae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Myco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71265.1</text:p>
          </table:table-cell>
          <table:table-cell office:value-type="string" calcext:value-type="string">
            <text:p>Citrobacter freundii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71602.1</text:p>
          </table:table-cell>
          <table:table-cell office:value-type="string" calcext:value-type="string">
            <text:p>Bordetella parapertussi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Bordet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71603.1</text:p>
          </table:table-cell>
          <table:table-cell office:value-type="string" calcext:value-type="string">
            <text:p>Bordetella holmesii</text:p>
          </table:table-cell>
          <table:table-cell office:value-type="float" office:value="35814" calcext:value-type="float">
            <text:p>35814</text:p>
          </table:table-cell>
          <table:table-cell office:value-type="string" calcext:value-type="string">
            <text:p>Bordet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72363.1</text:p>
          </table:table-cell>
          <table:table-cell office:value-type="string" calcext:value-type="string">
            <text:p>Prevotella jejuni</text:p>
          </table:table-cell>
          <table:table-cell office:value-type="float" office:value="1177574" calcext:value-type="float">
            <text:p>1177574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</text:p>
          </table:table-cell>
          <table:table-cell office:value-type="float" office:value="2.14943241318458" calcext:value-type="float">
            <text:p>2.14943241318458</text:p>
          </table:table-cell>
          <table:table-cell office:value-type="float" office:value="0.10648363031821" calcext:value-type="float">
            <text:p>0.10648363031821</text:p>
          </table:table-cell>
          <table:table-cell office:value-type="float" office:value="0.00313654514645596" calcext:value-type="float">
            <text:p>0.00313654514645596</text:p>
          </table:table-cell>
          <table:table-cell office:value-type="float" office:value="0.00364934179043256" calcext:value-type="float">
            <text:p>0.00364934179043256</text:p>
          </table:table-cell>
          <table:table-cell/>
          <table:table-cell office:value-type="float" office:value="0.324033284003586" calcext:value-type="float">
            <text:p>0.324033284003586</text:p>
          </table:table-cell>
          <table:table-cell office:value-type="float" office:value="3.24154585678963" calcext:value-type="float">
            <text:p>3.24154585678963</text:p>
          </table:table-cell>
          <table:table-cell office:value-type="float" office:value="0.0342862251399438" calcext:value-type="float">
            <text:p>0.0342862251399438</text:p>
          </table:table-cell>
          <table:table-cell office:value-type="float" office:value="0.00569351919028684" calcext:value-type="float">
            <text:p>0.00569351919028684</text:p>
          </table:table-cell>
          <table:table-cell/>
          <table:table-cell office:value-type="float" office:value="0.530420146248729" calcext:value-type="float">
            <text:p>0.530420146248729</text:p>
          </table:table-cell>
          <table:table-cell office:value-type="float" office:value="0.0164468954436716" calcext:value-type="float">
            <text:p>0.0164468954436716</text:p>
          </table:table-cell>
          <table:table-cell office:value-type="float" office:value="0.00794784786425812" calcext:value-type="float">
            <text:p>0.00794784786425812</text:p>
          </table:table-cell>
          <table:table-cell/>
          <table:table-cell office:value-type="float" office:value="0.00950818226330985" calcext:value-type="float">
            <text:p>0.00950818226330985</text:p>
          </table:table-cell>
          <table:table-cell office:value-type="float" office:value="0.816135425658382" calcext:value-type="float">
            <text:p>0.816135425658382</text:p>
          </table:table-cell>
          <table:table-cell office:value-type="float" office:value="0.776796901912145" calcext:value-type="float">
            <text:p>0.776796901912145</text:p>
          </table:table-cell>
          <table:table-cell office:value-type="float" office:value="0.0161077895903072" calcext:value-type="float">
            <text:p>0.0161077895903072</text:p>
          </table:table-cell>
          <table:table-cell office:value-type="float" office:value="0.0228925939624278" calcext:value-type="float">
            <text:p>0.0228925939624278</text:p>
          </table:table-cell>
          <table:table-cell office:value-type="float" office:value="0.938566635550786" calcext:value-type="float">
            <text:p>0.938566635550786</text:p>
          </table:table-cell>
          <table:table-cell office:value-type="float" office:value="0.0561230516984224" calcext:value-type="float">
            <text:p>0.0561230516984224</text:p>
          </table:table-cell>
          <table:table-cell office:value-type="float" office:value="10.5172230852185" calcext:value-type="float">
            <text:p>10.5172230852185</text:p>
          </table:table-cell>
          <table:table-cell office:value-type="float" office:value="5.1729877176944" calcext:value-type="float">
            <text:p>5.1729877176944</text:p>
          </table:table-cell>
          <table:table-cell office:value-type="float" office:value="0.296184628752646" calcext:value-type="float">
            <text:p>0.296184628752646</text:p>
          </table:table-cell>
          <table:table-cell office:value-type="float" office:value="0.0340680251159304" calcext:value-type="float">
            <text:p>0.0340680251159304</text:p>
          </table:table-cell>
        </table:table-row>
        <table:table-row table:style-name="ro1">
          <table:table-cell office:value-type="string" calcext:value-type="string">
            <text:p>NZ_CP072390.1</text:p>
          </table:table-cell>
          <table:table-cell office:value-type="string" calcext:value-type="string">
            <text:p>Prevotella scopos</text:p>
          </table:table-cell>
          <table:table-cell office:value-type="float" office:value="589437" calcext:value-type="float">
            <text:p>589437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</text:p>
          </table:table-cell>
          <table:table-cell office:value-type="float" office:value="0.00308081874192197" calcext:value-type="float">
            <text:p>0.00308081874192197</text:p>
          </table:table-cell>
          <table:table-cell office:value-type="float" office:value="0.00230057106451307" calcext:value-type="float">
            <text:p>0.00230057106451307</text:p>
          </table:table-cell>
          <table:table-cell/>
          <table:table-cell office:value-type="float" office:value="0.00175709443626314" calcext:value-type="float">
            <text:p>0.00175709443626314</text:p>
          </table:table-cell>
          <table:table-cell/>
          <table:table-cell office:value-type="float" office:value="0.00841644893515809" calcext:value-type="float">
            <text:p>0.00841644893515809</text:p>
          </table:table-cell>
          <table:table-cell office:value-type="float" office:value="0.609451424913659" calcext:value-type="float">
            <text:p>0.609451424913659</text:p>
          </table:table-cell>
          <table:table-cell office:value-type="float" office:value="0.00571436134299648" calcext:value-type="float">
            <text:p>0.00571436134299648</text:p>
          </table:table-cell>
          <table:table-cell office:value-type="float" office:value="0.00379568523968032" calcext:value-type="float">
            <text:p>0.00379568523968032</text:p>
          </table:table-cell>
          <table:table-cell office:value-type="float" office:value="0.00402405788035039" calcext:value-type="float">
            <text:p>0.00402405788035039</text:p>
          </table:table-cell>
          <table:table-cell office:value-type="float" office:value="0.0259119928317697" calcext:value-type="float">
            <text:p>0.0259119928317697</text:p>
          </table:table-cell>
          <table:table-cell office:value-type="float" office:value="0.00379543461120056" calcext:value-type="float">
            <text:p>0.00379543461120056</text:p>
          </table:table-cell>
          <table:table-cell table:number-columns-repeated="2"/>
          <table:table-cell office:value-type="float" office:value="0.0744259660881958" calcext:value-type="float">
            <text:p>0.0744259660881958</text:p>
          </table:table-cell>
          <table:table-cell office:value-type="float" office:value="0.0112203957813621" calcext:value-type="float">
            <text:p>0.0112203957813621</text:p>
          </table:table-cell>
          <table:table-cell office:value-type="float" office:value="0.00486715103717333" calcext:value-type="float">
            <text:p>0.00486715103717333</text:p>
          </table:table-cell>
          <table:table-cell office:value-type="float" office:value="0.0140067700075444" calcext:value-type="float">
            <text:p>0.0140067700075444</text:p>
          </table:table-cell>
          <table:table-cell/>
          <table:table-cell office:value-type="float" office:value="0.0072676333836868" calcext:value-type="float">
            <text:p>0.0072676333836868</text:p>
          </table:table-cell>
          <table:table-cell/>
          <table:table-cell office:value-type="float" office:value="0.0657729018928711" calcext:value-type="float">
            <text:p>0.0657729018928711</text:p>
          </table:table-cell>
          <table:table-cell office:value-type="float" office:value="0.0653246076206247" calcext:value-type="float">
            <text:p>0.0653246076206247</text:p>
          </table:table-cell>
          <table:table-cell office:value-type="float" office:value="3.20285574975048" calcext:value-type="float">
            <text:p>3.20285574975048</text:p>
          </table:table-cell>
          <table:table-cell office:value-type="float" office:value="0.03616984425257" calcext:value-type="float">
            <text:p>0.03616984425257</text:p>
          </table:table-cell>
        </table:table-row>
        <table:table-row table:style-name="ro1">
          <table:table-cell office:value-type="string" calcext:value-type="string">
            <text:p>NZ_CP073092.1</text:p>
          </table:table-cell>
          <table:table-cell office:value-type="string" calcext:value-type="string">
            <text:p>Corynebacterium tuberculostearicum</text:p>
          </table:table-cell>
          <table:table-cell office:value-type="float" office:value="38304" calcext:value-type="float">
            <text:p>38304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.24879132395581" calcext:value-type="float">
            <text:p>0.24879132395581</text:p>
          </table:table-cell>
          <table:table-cell table:number-columns-repeated="5"/>
          <table:table-cell office:value-type="float" office:value="4.75721095542141" calcext:value-type="float">
            <text:p>4.757210955421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Z_CP073114.1</text:p>
          </table:table-cell>
          <table:table-cell office:value-type="string" calcext:value-type="string">
            <text:p>Neisseria subflava</text:p>
          </table:table-cell>
          <table:table-cell office:value-type="float" office:value="28449" calcext:value-type="float">
            <text:p>28449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9.4887974896947" calcext:value-type="float">
            <text:p>19.4887974896947</text:p>
          </table:table-cell>
          <table:table-cell office:value-type="float" office:value="13.8223547023122" calcext:value-type="float">
            <text:p>13.8223547023122</text:p>
          </table:table-cell>
          <table:table-cell office:value-type="float" office:value="59.2831659852828" calcext:value-type="float">
            <text:p>59.2831659852828</text:p>
          </table:table-cell>
          <table:table-cell office:value-type="float" office:value="0.80162240685838" calcext:value-type="float">
            <text:p>0.80162240685838</text:p>
          </table:table-cell>
          <table:table-cell office:value-type="float" office:value="0.329644530677086" calcext:value-type="float">
            <text:p>0.329644530677086</text:p>
          </table:table-cell>
          <table:table-cell office:value-type="float" office:value="0.0276111304177234" calcext:value-type="float">
            <text:p>0.0276111304177234</text:p>
          </table:table-cell>
          <table:table-cell office:value-type="float" office:value="0.0142859033574912" calcext:value-type="float">
            <text:p>0.0142859033574912</text:p>
          </table:table-cell>
          <table:table-cell office:value-type="float" office:value="0.00189783395060652" calcext:value-type="float">
            <text:p>0.00189783395060652</text:p>
          </table:table-cell>
          <table:table-cell office:value-type="float" office:value="29.7577783118557" calcext:value-type="float">
            <text:p>29.7577783118557</text:p>
          </table:table-cell>
          <table:table-cell office:value-type="float" office:value="0.0079729249565344" calcext:value-type="float">
            <text:p>0.0079729249565344</text:p>
          </table:table-cell>
          <table:table-cell office:value-type="float" office:value="4.4803899045115" calcext:value-type="float">
            <text:p>4.4803899045115</text:p>
          </table:table-cell>
          <table:table-cell office:value-type="float" office:value="0.00408132301892236" calcext:value-type="float">
            <text:p>0.00408132301892236</text:p>
          </table:table-cell>
          <table:table-cell/>
          <table:table-cell office:value-type="float" office:value="1.15327644442793" calcext:value-type="float">
            <text:p>1.15327644442793</text:p>
          </table:table-cell>
          <table:table-cell/>
          <table:table-cell office:value-type="float" office:value="6.43338475919816" calcext:value-type="float">
            <text:p>6.43338475919816</text:p>
          </table:table-cell>
          <table:table-cell office:value-type="float" office:value="1.27111582716368" calcext:value-type="float">
            <text:p>1.27111582716368</text:p>
          </table:table-cell>
          <table:table-cell office:value-type="float" office:value="0.11607879672407" calcext:value-type="float">
            <text:p>0.11607879672407</text:p>
          </table:table-cell>
          <table:table-cell table:number-columns-repeated="2"/>
          <table:table-cell office:value-type="float" office:value="0.029511475643133" calcext:value-type="float">
            <text:p>0.029511475643133</text:p>
          </table:table-cell>
          <table:table-cell office:value-type="float" office:value="0.0313077312672945" calcext:value-type="float">
            <text:p>0.0313077312672945</text:p>
          </table:table-cell>
          <table:table-cell office:value-type="float" office:value="14.5856551606178" calcext:value-type="float">
            <text:p>14.5856551606178</text:p>
          </table:table-cell>
          <table:table-cell office:value-type="float" office:value="6.47764674305104" calcext:value-type="float">
            <text:p>6.47764674305104</text:p>
          </table:table-cell>
        </table:table-row>
        <table:table-row table:style-name="ro1">
          <table:table-cell office:value-type="string" calcext:value-type="string">
            <text:p>NZ_CP074182.1</text:p>
          </table:table-cell>
          <table:table-cell office:value-type="string" calcext:value-type="string">
            <text:p>Raoultella planticola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Raoult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76348.1</text:p>
          </table:table-cell>
          <table:table-cell office:value-type="string" calcext:value-type="string">
            <text:p>Stutzerimonas stutzeri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utzerimona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78113.1</text:p>
          </table:table-cell>
          <table:table-cell office:value-type="string" calcext:value-type="string">
            <text:p>Neisseria gonorrhoeae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0719750643505143" calcext:value-type="float">
            <text:p>0.0719750643505143</text:p>
          </table:table-cell>
          <table:table-cell office:value-type="float" office:value="0.379299767653108" calcext:value-type="float">
            <text:p>0.379299767653108</text:p>
          </table:table-cell>
          <table:table-cell table:number-columns-repeated="5"/>
          <table:table-cell office:value-type="float" office:value="64.7685380314704" calcext:value-type="float">
            <text:p>64.76853803147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Z_CP079193.1</text:p>
          </table:table-cell>
          <table:table-cell office:value-type="string" calcext:value-type="string">
            <text:p>Streptococcus suis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Yes</text:p>
          </table:table-cell>
          <table:table-cell office:value-type="float" office:value="0.0100826538069093" calcext:value-type="float">
            <text:p>0.0100826538069093</text:p>
          </table:table-cell>
          <table:table-cell office:value-type="float" office:value="0.00361518813157557" calcext:value-type="float">
            <text:p>0.00361518813157557</text:p>
          </table:table-cell>
          <table:table-cell office:value-type="float" office:value="2.5007319085337" calcext:value-type="float">
            <text:p>2.5007319085337</text:p>
          </table:table-cell>
          <table:table-cell office:value-type="float" office:value="0.0877193292624174" calcext:value-type="float">
            <text:p>0.0877193292624174</text:p>
          </table:table-cell>
          <table:table-cell office:value-type="float" office:value="0.00397828507940781" calcext:value-type="float">
            <text:p>0.00397828507940781</text:p>
          </table:table-cell>
          <table:table-cell office:value-type="float" office:value="0.00701372148180147" calcext:value-type="float">
            <text:p>0.00701372148180147</text:p>
          </table:table-cell>
          <table:table-cell office:value-type="float" office:value="0.00840883394946822" calcext:value-type="float">
            <text:p>0.00840883394946822</text:p>
          </table:table-cell>
          <table:table-cell office:value-type="float" office:value="0.00571436134299648" calcext:value-type="float">
            <text:p>0.00571436134299648</text:p>
          </table:table-cell>
          <table:table-cell office:value-type="float" office:value="0.0170805575708605" calcext:value-type="float">
            <text:p>0.0170805575708605</text:p>
          </table:table-cell>
          <table:table-cell office:value-type="float" office:value="0.00274367684145156" calcext:value-type="float">
            <text:p>0.00274367684145156</text:p>
          </table:table-cell>
          <table:table-cell office:value-type="float" office:value="1.15895176854575" calcext:value-type="float">
            <text:p>1.15895176854575</text:p>
          </table:table-cell>
          <table:table-cell office:value-type="float" office:value="0.00404847692659663" calcext:value-type="float">
            <text:p>0.00404847692659663</text:p>
          </table:table-cell>
          <table:table-cell office:value-type="float" office:value="0.00386652484533576" calcext:value-type="float">
            <text:p>0.00386652484533576</text:p>
          </table:table-cell>
          <table:table-cell office:value-type="float" office:value="0.00894452244911844" calcext:value-type="float">
            <text:p>0.00894452244911844</text:p>
          </table:table-cell>
          <table:table-cell office:value-type="float" office:value="0.00426228728857794" calcext:value-type="float">
            <text:p>0.00426228728857794</text:p>
          </table:table-cell>
          <table:table-cell/>
          <table:table-cell office:value-type="float" office:value="0.00454266880992343" calcext:value-type="float">
            <text:p>0.00454266880992343</text:p>
          </table:table-cell>
          <table:table-cell office:value-type="float" office:value="0.00280134583824679" calcext:value-type="float">
            <text:p>0.00280134583824679</text:p>
          </table:table-cell>
          <table:table-cell/>
          <table:table-cell office:value-type="float" office:value="0.0103823596532403" calcext:value-type="float">
            <text:p>0.0103823596532403</text:p>
          </table:table-cell>
          <table:table-cell office:value-type="float" office:value="0.0224492451943708" calcext:value-type="float">
            <text:p>0.0224492451943708</text:p>
          </table:table-cell>
          <table:table-cell office:value-type="float" office:value="0.0318661350511389" calcext:value-type="float">
            <text:p>0.0318661350511389</text:p>
          </table:table-cell>
          <table:table-cell office:value-type="float" office:value="0.0472624075498576" calcext:value-type="float">
            <text:p>0.0472624075498576</text:p>
          </table:table-cell>
          <table:table-cell office:value-type="float" office:value="0.0116150963979134" calcext:value-type="float">
            <text:p>0.0116150963979134</text:p>
          </table:table-cell>
          <table:table-cell/>
        </table:table-row>
        <table:table-row table:style-name="ro1">
          <table:table-cell office:value-type="string" calcext:value-type="string">
            <text:p>NZ_CP079201.1</text:p>
          </table:table-cell>
          <table:table-cell office:value-type="string" calcext:value-type="string">
            <text:p>Rothia dentocariosa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No</text:p>
          </table:table-cell>
          <table:table-cell office:value-type="float" office:value="0.00714188740529867" calcext:value-type="float">
            <text:p>0.00714188740529867</text:p>
          </table:table-cell>
          <table:table-cell office:value-type="float" office:value="0.00427249666510682" calcext:value-type="float">
            <text:p>0.00427249666510682</text:p>
          </table:table-cell>
          <table:table-cell office:value-type="float" office:value="1.60143597121234" calcext:value-type="float">
            <text:p>1.60143597121234</text:p>
          </table:table-cell>
          <table:table-cell office:value-type="float" office:value="0.0163544083462527" calcext:value-type="float">
            <text:p>0.0163544083462527</text:p>
          </table:table-cell>
          <table:table-cell office:value-type="float" office:value="0.0139239977779273" calcext:value-type="float">
            <text:p>0.0139239977779273</text:p>
          </table:table-cell>
          <table:table-cell office:value-type="float" office:value="0.0098191763885147" calcext:value-type="float">
            <text:p>0.0098191763885147</text:p>
          </table:table-cell>
          <table:table-cell office:value-type="float" office:value="0.016315661906985" calcext:value-type="float">
            <text:p>0.016315661906985</text:p>
          </table:table-cell>
          <table:table-cell office:value-type="float" office:value="0.00571436134299648" calcext:value-type="float">
            <text:p>0.00571436134299648</text:p>
          </table:table-cell>
          <table:table-cell office:value-type="float" office:value="0.00474460221498358" calcext:value-type="float">
            <text:p>0.00474460221498358</text:p>
          </table:table-cell>
          <table:table-cell office:value-type="float" office:value="0.00749937146973907" calcext:value-type="float">
            <text:p>0.00749937146973907</text:p>
          </table:table-cell>
          <table:table-cell office:value-type="float" office:value="0.00376497611318146" calcext:value-type="float">
            <text:p>0.00376497611318146</text:p>
          </table:table-cell>
          <table:table-cell office:value-type="float" office:value="0.0460513727360136" calcext:value-type="float">
            <text:p>0.0460513727360136</text:p>
          </table:table-cell>
          <table:table-cell office:value-type="float" office:value="0.0107403292680686" calcext:value-type="float">
            <text:p>0.0107403292680686</text:p>
          </table:table-cell>
          <table:table-cell table:number-columns-repeated="2"/>
          <table:table-cell office:value-type="float" office:value="18.2213258086059" calcext:value-type="float">
            <text:p>18.2213258086059</text:p>
          </table:table-cell>
          <table:table-cell office:value-type="float" office:value="4.28406324986732" calcext:value-type="float">
            <text:p>4.28406324986732</text:p>
          </table:table-cell>
          <table:table-cell office:value-type="float" office:value="0.00910440458653493" calcext:value-type="float">
            <text:p>0.00910440458653493</text:p>
          </table:table-cell>
          <table:table-cell office:value-type="float" office:value="0.00592513835787493" calcext:value-type="float">
            <text:p>0.00592513835787493</text:p>
          </table:table-cell>
          <table:table-cell office:value-type="float" office:value="0.0168713206563294" calcext:value-type="float">
            <text:p>0.0168713206563294</text:p>
          </table:table-cell>
          <table:table-cell/>
          <table:table-cell office:value-type="float" office:value="0.00769181436980756" calcext:value-type="float">
            <text:p>0.00769181436980756</text:p>
          </table:table-cell>
          <table:table-cell office:value-type="float" office:value="0.0138476148058073" calcext:value-type="float">
            <text:p>0.0138476148058073</text:p>
          </table:table-cell>
          <table:table-cell/>
          <table:table-cell office:value-type="float" office:value="1.13510334532255" calcext:value-type="float">
            <text:p>1.13510334532255</text:p>
          </table:table-cell>
        </table:table-row>
        <table:table-row table:style-name="ro1">
          <table:table-cell office:value-type="string" calcext:value-type="string">
            <text:p>NZ_CP079724.1</text:p>
          </table:table-cell>
          <table:table-cell office:value-type="string" calcext:value-type="string">
            <text:p>Streptococcus oralis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float" office:value="0.835607167297393" calcext:value-type="float">
            <text:p>0.835607167297393</text:p>
          </table:table-cell>
          <table:table-cell table:number-columns-repeated="4"/>
          <table:table-cell office:value-type="float" office:value="24.0101893271325" calcext:value-type="float">
            <text:p>24.0101893271325</text:p>
          </table:table-cell>
          <table:table-cell/>
          <table:table-cell office:value-type="float" office:value="1.98125840532195" calcext:value-type="float">
            <text:p>1.98125840532195</text:p>
          </table:table-cell>
          <table:table-cell office:value-type="float" office:value="6.8217190694447" calcext:value-type="float">
            <text:p>6.82171906944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Z_CP079822.1</text:p>
          </table:table-cell>
          <table:table-cell office:value-type="string" calcext:value-type="string">
            <text:p>Rothia mucilaginosa</text:p>
          </table:table-cell>
          <table:table-cell office:value-type="float" office:value="43675" calcext:value-type="float">
            <text:p>43675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Yes</text:p>
          </table:table-cell>
          <table:table-cell office:value-type="float" office:value="37.2040440580772" calcext:value-type="float">
            <text:p>37.2040440580772</text:p>
          </table:table-cell>
          <table:table-cell office:value-type="float" office:value="11.0591742631433" calcext:value-type="float">
            <text:p>11.0591742631433</text:p>
          </table:table-cell>
          <table:table-cell office:value-type="float" office:value="44.3651295305043" calcext:value-type="float">
            <text:p>44.3651295305043</text:p>
          </table:table-cell>
          <table:table-cell office:value-type="float" office:value="17.2354583961973" calcext:value-type="float">
            <text:p>17.2354583961973</text:p>
          </table:table-cell>
          <table:table-cell office:value-type="float" office:value="50.9278830111198" calcext:value-type="float">
            <text:p>50.9278830111198</text:p>
          </table:table-cell>
          <table:table-cell office:value-type="float" office:value="81.0531654981747" calcext:value-type="float">
            <text:p>81.0531654981747</text:p>
          </table:table-cell>
          <table:table-cell office:value-type="float" office:value="1.89249318175572" calcext:value-type="float">
            <text:p>1.89249318175572</text:p>
          </table:table-cell>
          <table:table-cell table:number-columns-repeated="2"/>
          <table:table-cell office:value-type="float" office:value="5.32290884904256" calcext:value-type="float">
            <text:p>5.32290884904256</text:p>
          </table:table-cell>
          <table:table-cell office:value-type="float" office:value="2.66561668374678" calcext:value-type="float">
            <text:p>2.66561668374678</text:p>
          </table:table-cell>
          <table:table-cell office:value-type="float" office:value="35.7282868905043" calcext:value-type="float">
            <text:p>35.7282868905043</text:p>
          </table:table-cell>
          <table:table-cell/>
          <table:table-cell office:value-type="float" office:value="0.276578418143613" calcext:value-type="float">
            <text:p>0.276578418143613</text:p>
          </table:table-cell>
          <table:table-cell office:value-type="float" office:value="1.41262008469905" calcext:value-type="float">
            <text:p>1.41262008469905</text:p>
          </table:table-cell>
          <table:table-cell/>
          <table:table-cell office:value-type="float" office:value="17.4565136834948" calcext:value-type="float">
            <text:p>17.4565136834948</text:p>
          </table:table-cell>
          <table:table-cell office:value-type="float" office:value="8.21707840451512" calcext:value-type="float">
            <text:p>8.21707840451512</text:p>
          </table:table-cell>
          <table:table-cell office:value-type="float" office:value="41.6435482378228" calcext:value-type="float">
            <text:p>41.6435482378228</text:p>
          </table:table-cell>
          <table:table-cell office:value-type="float" office:value="10.6655332900919" calcext:value-type="float">
            <text:p>10.6655332900919</text:p>
          </table:table-cell>
          <table:table-cell/>
          <table:table-cell office:value-type="float" office:value="11.0977177419414" calcext:value-type="float">
            <text:p>11.0977177419414</text:p>
          </table:table-cell>
          <table:table-cell office:value-type="float" office:value="24.4512826423832" calcext:value-type="float">
            <text:p>24.4512826423832</text:p>
          </table:table-cell>
          <table:table-cell office:value-type="float" office:value="5.11353120174772" calcext:value-type="float">
            <text:p>5.11353120174772</text:p>
          </table:table-cell>
          <table:table-cell office:value-type="float" office:value="51.011909289423" calcext:value-type="float">
            <text:p>51.011909289423</text:p>
          </table:table-cell>
        </table:table-row>
        <table:table-row table:style-name="ro1">
          <table:table-cell office:value-type="string" calcext:value-type="string">
            <text:p>NZ_CP080636.1</text:p>
          </table:table-cell>
          <table:table-cell office:value-type="string" calcext:value-type="string">
            <text:p>Acinetobacter lwoffii</text:p>
          </table:table-cell>
          <table:table-cell office:value-type="float" office:value="28090" calcext:value-type="float">
            <text:p>28090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82852.1</text:p>
          </table:table-cell>
          <table:table-cell office:value-type="string" calcext:value-type="string">
            <text:p>Legionella anisa</text:p>
          </table:table-cell>
          <table:table-cell office:value-type="float" office:value="28082" calcext:value-type="float">
            <text:p>28082</text:p>
          </table:table-cell>
          <table:table-cell office:value-type="string" calcext:value-type="string">
            <text:p>Legion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82871.1</text:p>
          </table:table-cell>
          <table:table-cell office:value-type="string" calcext:value-type="string">
            <text:p>Campylobacter hominis</text:p>
          </table:table-cell>
          <table:table-cell office:value-type="float" office:value="76517" calcext:value-type="float">
            <text:p>76517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float" office:value="0.00384114311669648" calcext:value-type="float">
            <text:p>0.00384114311669648</text:p>
          </table:table-cell>
          <table:table-cell table:number-columns-repeated="9"/>
          <table:table-cell office:value-type="float" office:value="0.00622941579194419" calcext:value-type="float">
            <text:p>0.00622941579194419</text:p>
          </table:table-cell>
          <table:table-cell office:value-type="float" office:value="0.948479291780817" calcext:value-type="float">
            <text:p>0.948479291780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Z_CP083630.1</text:p>
          </table:table-cell>
          <table:table-cell office:value-type="string" calcext:value-type="string">
            <text:p>Leclercia adecarboxylata</text:p>
          </table:table-cell>
          <table:table-cell office:value-type="float" office:value="83655" calcext:value-type="float">
            <text:p>83655</text:p>
          </table:table-cell>
          <table:table-cell office:value-type="string" calcext:value-type="string">
            <text:p>Leclerc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83637.1</text:p>
          </table:table-cell>
          <table:table-cell office:value-type="string" calcext:value-type="string">
            <text:p>Gemella haemolysans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emella</text:p>
          </table:table-cell>
          <table:table-cell office:value-type="string" calcext:value-type="string">
            <text:p>Yes</text:p>
          </table:table-cell>
          <table:table-cell office:value-type="float" office:value="0.540961730869374" calcext:value-type="float">
            <text:p>0.540961730869374</text:p>
          </table:table-cell>
          <table:table-cell office:value-type="float" office:value="0.0792053701908949" calcext:value-type="float">
            <text:p>0.0792053701908949</text:p>
          </table:table-cell>
          <table:table-cell office:value-type="float" office:value="0.00761735839198527" calcext:value-type="float">
            <text:p>0.00761735839198527</text:p>
          </table:table-cell>
          <table:table-cell office:value-type="float" office:value="0.699727872848152" calcext:value-type="float">
            <text:p>0.699727872848152</text:p>
          </table:table-cell>
          <table:table-cell office:value-type="float" office:value="0.00397828507940781" calcext:value-type="float">
            <text:p>0.00397828507940781</text:p>
          </table:table-cell>
          <table:table-cell office:value-type="float" office:value="4.65991171856684" calcext:value-type="float">
            <text:p>4.65991171856684</text:p>
          </table:table-cell>
          <table:table-cell office:value-type="float" office:value="0.794446839615822" calcext:value-type="float">
            <text:p>0.794446839615822</text:p>
          </table:table-cell>
          <table:table-cell office:value-type="float" office:value="0.0757152307127384" calcext:value-type="float">
            <text:p>0.0757152307127384</text:p>
          </table:table-cell>
          <table:table-cell office:value-type="float" office:value="0.0151827062817867" calcext:value-type="float">
            <text:p>0.0151827062817867</text:p>
          </table:table-cell>
          <table:table-cell office:value-type="float" office:value="2.71476738612285" calcext:value-type="float">
            <text:p>2.71476738612285</text:p>
          </table:table-cell>
          <table:table-cell office:value-type="float" office:value="3.11209453323145" calcext:value-type="float">
            <text:p>3.11209453323145</text:p>
          </table:table-cell>
          <table:table-cell office:value-type="float" office:value="0.00253029580503493" calcext:value-type="float">
            <text:p>0.00253029580503493</text:p>
          </table:table-cell>
          <table:table-cell office:value-type="float" office:value="0.0339394082419601" calcext:value-type="float">
            <text:p>0.0339394082419601</text:p>
          </table:table-cell>
          <table:table-cell office:value-type="float" office:value="3.87508511403044" calcext:value-type="float">
            <text:p>3.87508511403044</text:p>
          </table:table-cell>
          <table:table-cell office:value-type="float" office:value="1.94721785459544" calcext:value-type="float">
            <text:p>1.94721785459544</text:p>
          </table:table-cell>
          <table:table-cell office:value-type="float" office:value="0.493401257939059" calcext:value-type="float">
            <text:p>0.493401257939059</text:p>
          </table:table-cell>
          <table:table-cell office:value-type="float" office:value="0.00292027826656773" calcext:value-type="float">
            <text:p>0.00292027826656773</text:p>
          </table:table-cell>
          <table:table-cell office:value-type="float" office:value="0.0385185562962815" calcext:value-type="float">
            <text:p>0.0385185562962815</text:p>
          </table:table-cell>
          <table:table-cell office:value-type="float" office:value="0.0129275662329806" calcext:value-type="float">
            <text:p>0.0129275662329806</text:p>
          </table:table-cell>
          <table:table-cell table:number-columns-repeated="2"/>
          <table:table-cell office:value-type="float" office:value="0.00690692790047225" calcext:value-type="float">
            <text:p>0.00690692790047225</text:p>
          </table:table-cell>
          <table:table-cell office:value-type="float" office:value="0.0153528084186256" calcext:value-type="float">
            <text:p>0.0153528084186256</text:p>
          </table:table-cell>
          <table:table-cell office:value-type="float" office:value="0.0203263363478119" calcext:value-type="float">
            <text:p>0.0203263363478119</text:p>
          </table:table-cell>
          <table:table-cell office:value-type="float" office:value="0.00779447916435479" calcext:value-type="float">
            <text:p>0.00779447916435479</text:p>
          </table:table-cell>
        </table:table-row>
        <table:table-row table:style-name="ro1">
          <table:table-cell office:value-type="string" calcext:value-type="string">
            <text:p>NZ_CP089216.1</text:p>
          </table:table-cell>
          <table:table-cell office:value-type="string" calcext:value-type="string">
            <text:p>Mycobacterium kansasii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Myco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90423.1</text:p>
          </table:table-cell>
          <table:table-cell office:value-type="string" calcext:value-type="string">
            <text:p>Stenotrophomonas maltophilia</text:p>
          </table:table-cell>
          <table:table-cell office:value-type="float" office:value="40324" calcext:value-type="float">
            <text:p>40324</text:p>
          </table:table-cell>
          <table:table-cell office:value-type="string" calcext:value-type="string">
            <text:p>Stenotrophomona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92048.1</text:p>
          </table:table-cell>
          <table:table-cell office:value-type="string" calcext:value-type="string">
            <text:p>Porphyromonas gingivali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Porphyromona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0446968042231989" calcext:value-type="float">
            <text:p>0.0446968042231989</text:p>
          </table:table-cell>
          <table:table-cell office:value-type="float" office:value="0.179231625118127" calcext:value-type="float">
            <text:p>0.179231625118127</text:p>
          </table:table-cell>
          <table:table-cell office:value-type="float" office:value="0.0178411969467032" calcext:value-type="float">
            <text:p>0.0178411969467032</text:p>
          </table:table-cell>
          <table:table-cell office:value-type="float" office:value="0.0119348552382234" calcext:value-type="float">
            <text:p>0.0119348552382234</text:p>
          </table:table-cell>
          <table:table-cell office:value-type="float" office:value="0.0533043169476985" calcext:value-type="float">
            <text:p>0.0533043169476985</text:p>
          </table:table-cell>
          <table:table-cell office:value-type="float" office:value="0.0603678556221317" calcext:value-type="float">
            <text:p>0.0603678556221317</text:p>
          </table:table-cell>
          <table:table-cell office:value-type="float" office:value="0.0271432734611982" calcext:value-type="float">
            <text:p>0.0271432734611982</text:p>
          </table:table-cell>
          <table:table-cell office:value-type="float" office:value="0.0370079180830326" calcext:value-type="float">
            <text:p>0.0370079180830326</text:p>
          </table:table-cell>
          <table:table-cell office:value-type="float" office:value="0.0166449535056848" calcext:value-type="float">
            <text:p>0.0166449535056848</text:p>
          </table:table-cell>
          <table:table-cell office:value-type="float" office:value="3.05341033866971" calcext:value-type="float">
            <text:p>3.05341033866971</text:p>
          </table:table-cell>
          <table:table-cell office:value-type="float" office:value="0.0172059860044524" calcext:value-type="float">
            <text:p>0.0172059860044524</text:p>
          </table:table-cell>
          <table:table-cell office:value-type="float" office:value="0.0433909134194475" calcext:value-type="float">
            <text:p>0.0433909134194475</text:p>
          </table:table-cell>
          <table:table-cell office:value-type="float" office:value="0.00192921818594079" calcext:value-type="float">
            <text:p>0.00192921818594079</text:p>
          </table:table-cell>
          <table:table-cell office:value-type="float" office:value="0.0162294602265719" calcext:value-type="float">
            <text:p>0.0162294602265719</text:p>
          </table:table-cell>
          <table:table-cell office:value-type="float" office:value="0.00561019789068105" calcext:value-type="float">
            <text:p>0.00561019789068105</text:p>
          </table:table-cell>
          <table:table-cell office:value-type="float" office:value="0.00227133440496172" calcext:value-type="float">
            <text:p>0.00227133440496172</text:p>
          </table:table-cell>
          <table:table-cell office:value-type="float" office:value="0.00350169250188611" calcext:value-type="float">
            <text:p>0.00350169250188611</text:p>
          </table:table-cell>
          <table:table-cell office:value-type="float" office:value="0.00646378311649028" calcext:value-type="float">
            <text:p>0.00646378311649028</text:p>
          </table:table-cell>
          <table:table-cell/>
          <table:table-cell office:value-type="float" office:value="0.0673476130081032" calcext:value-type="float">
            <text:p>0.0673476130081032</text:p>
          </table:table-cell>
          <table:table-cell office:value-type="float" office:value="0.0616914557374883" calcext:value-type="float">
            <text:p>0.0616914557374883</text:p>
          </table:table-cell>
          <table:table-cell office:value-type="float" office:value="1.22762181936169" calcext:value-type="float">
            <text:p>1.22762181936169</text:p>
          </table:table-cell>
          <table:table-cell office:value-type="float" office:value="0.0174226445968702" calcext:value-type="float">
            <text:p>0.0174226445968702</text:p>
          </table:table-cell>
          <table:table-cell/>
        </table:table-row>
        <table:table-row table:style-name="ro1">
          <table:table-cell office:value-type="string" calcext:value-type="string">
            <text:p>NZ_CP095407.1</text:p>
          </table:table-cell>
          <table:table-cell office:value-type="string" calcext:value-type="string">
            <text:p>Acinetobacter pittii</text:p>
          </table:table-cell>
          <table:table-cell office:value-type="float" office:value="48296" calcext:value-type="float">
            <text:p>48296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95867.1</text:p>
          </table:table-cell>
          <table:table-cell office:value-type="string" calcext:value-type="string">
            <text:p>Acinetobacter nosocomialis</text:p>
          </table:table-cell>
          <table:table-cell office:value-type="float" office:value="106654" calcext:value-type="float">
            <text:p>106654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99728.1</text:p>
          </table:table-cell>
          <table:table-cell office:value-type="string" calcext:value-type="string">
            <text:p>Pantoea agglome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Pantoe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00361.1</text:p>
          </table:table-cell>
          <table:table-cell office:value-type="string" calcext:value-type="string">
            <text:p>Corynebacterium propinquum</text:p>
          </table:table-cell>
          <table:table-cell office:value-type="float" office:value="43769" calcext:value-type="float">
            <text:p>43769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00372.1</text:p>
          </table:table-cell>
          <table:table-cell office:value-type="string" calcext:value-type="string">
            <text:p>Corynebacterium pseudodiphtheriticum</text:p>
          </table:table-cell>
          <table:table-cell office:value-type="float" office:value="37637" calcext:value-type="float">
            <text:p>37637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01133.1</text:p>
          </table:table-cell>
          <table:table-cell office:value-type="string" calcext:value-type="string">
            <text:p>Corynebacterium pseudotuberculosis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01528.1</text:p>
          </table:table-cell>
          <table:table-cell office:value-type="string" calcext:value-type="string">
            <text:p>Micrococcus luteus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Micrococcus</text:p>
          </table:table-cell>
          <table:table-cell office:value-type="string" calcext:value-type="string">
            <text:p>No</text:p>
          </table:table-cell>
          <table:table-cell office:value-type="float" office:value="0.0144237938764159" calcext:value-type="float">
            <text:p>0.0144237938764159</text:p>
          </table:table-cell>
          <table:table-cell office:value-type="float" office:value="0.00361518813157557" calcext:value-type="float">
            <text:p>0.00361518813157557</text:p>
          </table:table-cell>
          <table:table-cell office:value-type="float" office:value="0.0405512030568456" calcext:value-type="float">
            <text:p>0.0405512030568456</text:p>
          </table:table-cell>
          <table:table-cell office:value-type="float" office:value="0.00364934179043256" calcext:value-type="float">
            <text:p>0.00364934179043256</text:p>
          </table:table-cell>
          <table:table-cell office:value-type="float" office:value="0.644482314260342" calcext:value-type="float">
            <text:p>0.644482314260342</text:p>
          </table:table-cell>
          <table:table-cell office:value-type="float" office:value="0.0126246734027371" calcext:value-type="float">
            <text:p>0.0126246734027371</text:p>
          </table:table-cell>
          <table:table-cell office:value-type="float" office:value="0.0284896742728215" calcext:value-type="float">
            <text:p>0.0284896742728215</text:p>
          </table:table-cell>
          <table:table-cell office:value-type="float" office:value="0.0285718637969473" calcext:value-type="float">
            <text:p>0.0285718637969473</text:p>
          </table:table-cell>
          <table:table-cell office:value-type="float" office:value="0.0256208797024589" calcext:value-type="float">
            <text:p>0.0256208797024589</text:p>
          </table:table-cell>
          <table:table-cell office:value-type="float" office:value="7.64806778858259" calcext:value-type="float">
            <text:p>7.64806778858259</text:p>
          </table:table-cell>
          <table:table-cell office:value-type="float" office:value="0.669947793454462" calcext:value-type="float">
            <text:p>0.669947793454462</text:p>
          </table:table-cell>
          <table:table-cell office:value-type="float" office:value="1.90910593809995" calcext:value-type="float">
            <text:p>1.90910593809995</text:p>
          </table:table-cell>
          <table:table-cell office:value-type="float" office:value="5.30786492716471" calcext:value-type="float">
            <text:p>5.30786492716471</text:p>
          </table:table-cell>
          <table:table-cell office:value-type="float" office:value="0.00719069638332403" calcext:value-type="float">
            <text:p>0.00719069638332403</text:p>
          </table:table-cell>
          <table:table-cell office:value-type="float" office:value="0.122786661468154" calcext:value-type="float">
            <text:p>0.122786661468154</text:p>
          </table:table-cell>
          <table:table-cell office:value-type="float" office:value="6.5615773197641" calcext:value-type="float">
            <text:p>6.5615773197641</text:p>
          </table:table-cell>
          <table:table-cell office:value-type="float" office:value="1.63633399173235" calcext:value-type="float">
            <text:p>1.63633399173235</text:p>
          </table:table-cell>
          <table:table-cell office:value-type="float" office:value="0.0308148858533357" calcext:value-type="float">
            <text:p>0.0308148858533357</text:p>
          </table:table-cell>
          <table:table-cell office:value-type="float" office:value="0.00942635229542774" calcext:value-type="float">
            <text:p>0.00942635229542774</text:p>
          </table:table-cell>
          <table:table-cell office:value-type="float" office:value="0.022062518856531" calcext:value-type="float">
            <text:p>0.022062518856531</text:p>
          </table:table-cell>
          <table:table-cell office:value-type="float" office:value="1.65001897019871" calcext:value-type="float">
            <text:p>1.65001897019871</text:p>
          </table:table-cell>
          <table:table-cell office:value-type="float" office:value="0.00722088248820637" calcext:value-type="float">
            <text:p>0.00722088248820637</text:p>
          </table:table-cell>
          <table:table-cell office:value-type="float" office:value="0.0367263296469982" calcext:value-type="float">
            <text:p>0.0367263296469982</text:p>
          </table:table-cell>
          <table:table-cell office:value-type="float" office:value="0.200359754075714" calcext:value-type="float">
            <text:p>0.200359754075714</text:p>
          </table:table-cell>
          <table:table-cell office:value-type="float" office:value="0.0241716259719884" calcext:value-type="float">
            <text:p>0.0241716259719884</text:p>
          </table:table-cell>
        </table:table-row>
        <table:table-row table:style-name="ro1">
          <table:table-cell office:value-type="string" calcext:value-type="string">
            <text:p>NZ_CP102197.1</text:p>
          </table:table-cell>
          <table:table-cell office:value-type="string" calcext:value-type="string">
            <text:p>Schaalia odontolytica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Schaalia</text:p>
          </table:table-cell>
          <table:table-cell office:value-type="string" calcext:value-type="string">
            <text:p>Yes</text:p>
          </table:table-cell>
          <table:table-cell office:value-type="float" office:value="2.45484234560272" calcext:value-type="float">
            <text:p>2.45484234560272</text:p>
          </table:table-cell>
          <table:table-cell office:value-type="float" office:value="4.2455423497235" calcext:value-type="float">
            <text:p>4.2455423497235</text:p>
          </table:table-cell>
          <table:table-cell office:value-type="float" office:value="0.415144102330033" calcext:value-type="float">
            <text:p>0.415144102330033</text:p>
          </table:table-cell>
          <table:table-cell office:value-type="float" office:value="0.083799734887913" calcext:value-type="float">
            <text:p>0.083799734887913</text:p>
          </table:table-cell>
          <table:table-cell office:value-type="float" office:value="16.5019270349687" calcext:value-type="float">
            <text:p>16.5019270349687</text:p>
          </table:table-cell>
          <table:table-cell/>
          <table:table-cell office:value-type="float" office:value="28.6173113985337" calcext:value-type="float">
            <text:p>28.6173113985337</text:p>
          </table:table-cell>
          <table:table-cell table:number-columns-repeated="2"/>
          <table:table-cell office:value-type="float" office:value="0.922240623668034" calcext:value-type="float">
            <text:p>0.922240623668034</text:p>
          </table:table-cell>
          <table:table-cell office:value-type="float" office:value="0.114942952774492" calcext:value-type="float">
            <text:p>0.114942952774492</text:p>
          </table:table-cell>
          <table:table-cell office:value-type="float" office:value="13.2470899507446" calcext:value-type="float">
            <text:p>13.2470899507446</text:p>
          </table:table-cell>
          <table:table-cell table:number-columns-repeated="2"/>
          <table:table-cell office:value-type="float" office:value="1.47180017921969" calcext:value-type="float">
            <text:p>1.47180017921969</text:p>
          </table:table-cell>
          <table:table-cell office:value-type="float" office:value="0.0814955427339277" calcext:value-type="float">
            <text:p>0.0814955427339277</text:p>
          </table:table-cell>
          <table:table-cell office:value-type="float" office:value="2.39950457583202" calcext:value-type="float">
            <text:p>2.39950457583202</text:p>
          </table:table-cell>
          <table:table-cell office:value-type="float" office:value="1.1926770824687" calcext:value-type="float">
            <text:p>1.1926770824687</text:p>
          </table:table-cell>
          <table:table-cell office:value-type="float" office:value="0.748990605965163" calcext:value-type="float">
            <text:p>0.748990605965163</text:p>
          </table:table-cell>
          <table:table-cell office:value-type="float" office:value="17.5067158490106" calcext:value-type="float">
            <text:p>17.5067158490106</text:p>
          </table:table-cell>
          <table:table-cell/>
          <table:table-cell office:value-type="float" office:value="10.4432805357696" calcext:value-type="float">
            <text:p>10.4432805357696</text:p>
          </table:table-cell>
          <table:table-cell office:value-type="float" office:value="5.0865971184207" calcext:value-type="float">
            <text:p>5.0865971184207</text:p>
          </table:table-cell>
          <table:table-cell/>
          <table:table-cell office:value-type="float" office:value="5.75888863359208" calcext:value-type="float">
            <text:p>5.75888863359208</text:p>
          </table:table-cell>
        </table:table-row>
        <table:table-row table:style-name="ro1">
          <table:table-cell office:value-type="string" calcext:value-type="string">
            <text:p>NZ_CP102534.1</text:p>
          </table:table-cell>
          <table:table-cell office:value-type="string" calcext:value-type="string">
            <text:p>Enterococcus faecium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02541.1</text:p>
          </table:table-cell>
          <table:table-cell office:value-type="string" calcext:value-type="string">
            <text:p>Bifidobacterium longum</text:p>
          </table:table-cell>
          <table:table-cell office:value-type="float" office:value="216816" calcext:value-type="float">
            <text:p>216816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</text:p>
          </table:table-cell>
          <table:table-cell office:value-type="float" office:value="0.115810541306754" calcext:value-type="float">
            <text:p>0.115810541306754</text:p>
          </table:table-cell>
          <table:table-cell table:number-columns-repeated="6"/>
          <table:table-cell office:value-type="float" office:value="0.00571436134299648" calcext:value-type="float">
            <text:p>0.00571436134299648</text:p>
          </table:table-cell>
          <table:table-cell table:number-columns-repeated="4"/>
          <table:table-cell office:value-type="float" office:value="0.0146068541134043" calcext:value-type="float">
            <text:p>0.0146068541134043</text:p>
          </table:table-cell>
          <table:table-cell table:number-columns-repeated="2"/>
          <table:table-cell office:value-type="float" office:value="0.432575815172541" calcext:value-type="float">
            <text:p>0.432575815172541</text:p>
          </table:table-cell>
          <table:table-cell office:value-type="float" office:value="28.8030745974587" calcext:value-type="float">
            <text:p>28.8030745974587</text:p>
          </table:table-cell>
          <table:table-cell table:number-columns-repeated="2"/>
          <table:table-cell office:value-type="float" office:value="1.05978082689762" calcext:value-type="float">
            <text:p>1.05978082689762</text:p>
          </table:table-cell>
          <table:table-cell/>
          <table:table-cell office:value-type="float" office:value="0.00737785978207343" calcext:value-type="float">
            <text:p>0.00737785978207343</text:p>
          </table:table-cell>
          <table:table-cell office:value-type="float" office:value="0.166171377669688" calcext:value-type="float">
            <text:p>0.166171377669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_CP102583.1</text:p>
          </table:table-cell>
          <table:table-cell office:value-type="string" calcext:value-type="string">
            <text:p>Streptococcus pneumoniae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.41287971921726" calcext:value-type="float">
            <text:p>1.41287971921726</text:p>
          </table:table-cell>
          <table:table-cell table:number-columns-repeated="6"/>
          <table:table-cell office:value-type="float" office:value="3.06975829195613" calcext:value-type="float">
            <text:p>3.06975829195613</text:p>
          </table:table-cell>
          <table:table-cell table:number-columns-repeated="3"/>
          <table:table-cell office:value-type="float" office:value="1.09100368239968" calcext:value-type="float">
            <text:p>1.09100368239968</text:p>
          </table:table-cell>
          <table:table-cell table:number-columns-repeated="6"/>
          <table:table-cell office:value-type="float" office:value="3.62422200762565" calcext:value-type="float">
            <text:p>3.6242220076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_CP114997.1</text:p>
          </table:table-cell>
          <table:table-cell office:value-type="string" calcext:value-type="string">
            <text:p>Enterobacter cloacae complex</text:p>
          </table:table-cell>
          <table:table-cell office:value-type="float" office:value="354276" calcext:value-type="float">
            <text:p>354276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17438.1</text:p>
          </table:table-cell>
          <table:table-cell office:value-type="string" calcext:value-type="string">
            <text:p>Pseudomonas fluoresce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19546.1</text:p>
          </table:table-cell>
          <table:table-cell office:value-type="string" calcext:value-type="string">
            <text:p>Providencia stuartii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Providenc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19724.1</text:p>
          </table:table-cell>
          <table:table-cell office:value-type="string" calcext:value-type="string">
            <text:p>Mycobacteroides abscessus </text:p>
          </table:table-cell>
          <table:table-cell office:value-type="float" office:value="36809" calcext:value-type="float">
            <text:p>36809</text:p>
          </table:table-cell>
          <table:table-cell office:value-type="string" calcext:value-type="string">
            <text:p>Mycobacteroide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20507.1</text:p>
          </table:table-cell>
          <table:table-cell office:value-type="string" calcext:value-type="string">
            <text:p>Mycobacteroides immunogenum</text:p>
          </table:table-cell>
          <table:table-cell office:value-type="float" office:value="83262" calcext:value-type="float">
            <text:p>83262</text:p>
          </table:table-cell>
          <table:table-cell office:value-type="string" calcext:value-type="string">
            <text:p>Mycobacteroide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21763.1</text:p>
          </table:table-cell>
          <table:table-cell office:value-type="string" calcext:value-type="string">
            <text:p>Prescottella equi</text:p>
          </table:table-cell>
          <table:table-cell office:value-type="float" office:value="43767" calcext:value-type="float">
            <text:p>43767</text:p>
          </table:table-cell>
          <table:table-cell office:value-type="string" calcext:value-type="string">
            <text:p>Prescott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23447.1</text:p>
          </table:table-cell>
          <table:table-cell office:value-type="string" calcext:value-type="string">
            <text:p>Kingella negevensis</text:p>
          </table:table-cell>
          <table:table-cell office:value-type="float" office:value="1522312" calcext:value-type="float">
            <text:p>1522312</text:p>
          </table:table-cell>
          <table:table-cell office:value-type="string" calcext:value-type="string">
            <text:p>Kingella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float" office:value="6.64461860938814" calcext:value-type="float">
            <text:p>6.64461860938814</text:p>
          </table:table-cell>
          <table:table-cell table:number-columns-repeated="9"/>
          <table:table-cell office:value-type="float" office:value="0.039435474733034" calcext:value-type="float">
            <text:p>0.039435474733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_CP124548.1</text:p>
          </table:table-cell>
          <table:table-cell office:value-type="string" calcext:value-type="string">
            <text:p>Actinomyces israelii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26335.1</text:p>
          </table:table-cell>
          <table:table-cell office:value-type="string" calcext:value-type="string">
            <text:p>Proteus vulgari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26697.1</text:p>
          </table:table-cell>
          <table:table-cell office:value-type="string" calcext:value-type="string">
            <text:p>Pediococcus acidilactici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26965.1</text:p>
          </table:table-cell>
          <table:table-cell office:value-type="string" calcext:value-type="string">
            <text:p>Micrococcus lylae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Micrococcu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0.0108128591404562" calcext:value-type="float">
            <text:p>0.0108128591404562</text:p>
          </table:table-cell>
          <table:table-cell office:value-type="float" office:value="0.421696641661904" calcext:value-type="float">
            <text:p>0.421696641661904</text:p>
          </table:table-cell>
          <table:table-cell table:number-columns-repeated="3"/>
          <table:table-cell office:value-type="float" office:value="0.00474460221498358" calcext:value-type="float">
            <text:p>0.00474460221498358</text:p>
          </table:table-cell>
          <table:table-cell table:number-columns-repeated="3"/>
          <table:table-cell office:value-type="float" office:value="0.151653433843541" calcext:value-type="float">
            <text:p>0.151653433843541</text:p>
          </table:table-cell>
          <table:table-cell table:number-columns-repeated="2"/>
          <table:table-cell office:value-type="float" office:value="3.71542137408534" calcext:value-type="float">
            <text:p>3.71542137408534</text:p>
          </table:table-cell>
          <table:table-cell/>
          <table:table-cell office:value-type="float" office:value="0.00420203916552543" calcext:value-type="float">
            <text:p>0.00420203916552543</text:p>
          </table:table-cell>
          <table:table-cell office:value-type="float" office:value="0.0694857720317594" calcext:value-type="float">
            <text:p>0.0694857720317594</text:p>
          </table:table-cell>
          <table:table-cell/>
          <table:table-cell office:value-type="float" office:value="9.14244091735019" calcext:value-type="float">
            <text:p>9.14244091735019</text:p>
          </table:table-cell>
          <table:table-cell table:number-columns-repeated="3"/>
          <table:table-cell office:value-type="float" office:value="5.74005621311625" calcext:value-type="float">
            <text:p>5.74005621311625</text:p>
          </table:table-cell>
        </table:table-row>
        <table:table-row table:style-name="ro1">
          <table:table-cell office:value-type="string" calcext:value-type="string">
            <text:p>NZ_CP127842.1</text:p>
          </table:table-cell>
          <table:table-cell office:value-type="string" calcext:value-type="string">
            <text:p>Streptococcus dysgalactiae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Yes</text:p>
          </table:table-cell>
          <table:table-cell table:number-columns-repeated="14"/>
          <table:table-cell office:value-type="float" office:value="8.60112073677282" calcext:value-type="float">
            <text:p>8.60112073677282</text:p>
          </table:table-cell>
          <table:table-cell/>
          <table:table-cell office:value-type="float" office:value="0.00259581663221161" calcext:value-type="float">
            <text:p>0.00259581663221161</text:p>
          </table:table-cell>
          <table:table-cell office:value-type="float" office:value="0.00210101958276272" calcext:value-type="float">
            <text:p>0.00210101958276272</text:p>
          </table:table-cell>
          <table:table-cell table:number-columns-repeated="5"/>
          <table:table-cell office:value-type="float" office:value="15.660056518337" calcext:value-type="float">
            <text:p>15.660056518337</text:p>
          </table:table-cell>
          <table:table-cell/>
        </table:table-row>
        <table:table-row table:style-name="ro1">
          <table:table-cell office:value-type="string" calcext:value-type="string">
            <text:p>NZ_CP129616.1</text:p>
          </table:table-cell>
          <table:table-cell office:value-type="string" calcext:value-type="string">
            <text:p>Klebsiella oxytoca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29982.1</text:p>
          </table:table-cell>
          <table:table-cell office:value-type="string" calcext:value-type="string">
            <text:p>Klebsiella variicola</text:p>
          </table:table-cell>
          <table:table-cell office:value-type="float" office:value="244366" calcext:value-type="float">
            <text:p>244366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32041.1</text:p>
          </table:table-cell>
          <table:table-cell office:value-type="string" calcext:value-type="string">
            <text:p>Raoultella ornithinolytica</text:p>
          </table:table-cell>
          <table:table-cell office:value-type="float" office:value="54291" calcext:value-type="float">
            <text:p>54291</text:p>
          </table:table-cell>
          <table:table-cell office:value-type="string" calcext:value-type="string">
            <text:p>Raoult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32214.1</text:p>
          </table:table-cell>
          <table:table-cell office:value-type="string" calcext:value-type="string">
            <text:p>Acinetobacter baumannii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32330.1</text:p>
          </table:table-cell>
          <table:table-cell office:value-type="string" calcext:value-type="string">
            <text:p>Bordetella bronchiseptica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Bordet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33094.1</text:p>
          </table:table-cell>
          <table:table-cell office:value-type="string" calcext:value-type="string">
            <text:p>Pseudomonas aeruginos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JAAXPE010000001.1</text:p>
          </table:table-cell>
          <table:table-cell office:value-type="string" calcext:value-type="string">
            <text:p>Nocardia veterana</text:p>
          </table:table-cell>
          <table:table-cell office:value-type="float" office:value="132249" calcext:value-type="float">
            <text:p>132249</text:p>
          </table:table-cell>
          <table:table-cell office:value-type="string" calcext:value-type="string">
            <text:p>Nocard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JABELY010000001.1</text:p>
          </table:table-cell>
          <table:table-cell office:value-type="string" calcext:value-type="string">
            <text:p>Gordonia araii</text:p>
          </table:table-cell>
          <table:table-cell office:value-type="float" office:value="263909" calcext:value-type="float">
            <text:p>263909</text:p>
          </table:table-cell>
          <table:table-cell office:value-type="string" calcext:value-type="string">
            <text:p>Gordon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JACHIT010000001.1</text:p>
          </table:table-cell>
          <table:table-cell office:value-type="string" calcext:value-type="string">
            <text:p>Nocardia transvalensis</text:p>
          </table:table-cell>
          <table:table-cell office:value-type="float" office:value="37333" calcext:value-type="float">
            <text:p>37333</text:p>
          </table:table-cell>
          <table:table-cell office:value-type="string" calcext:value-type="string">
            <text:p>Nocard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JADLRZ010000001.1</text:p>
          </table:table-cell>
          <table:table-cell office:value-type="string" calcext:value-type="string">
            <text:p>Nocardia beijingensis</text:p>
          </table:table-cell>
          <table:table-cell office:value-type="float" office:value="95162" calcext:value-type="float">
            <text:p>95162</text:p>
          </table:table-cell>
          <table:table-cell office:value-type="string" calcext:value-type="string">
            <text:p>Nocard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JAGDEP010000001.1</text:p>
          </table:table-cell>
          <table:table-cell office:value-type="string" calcext:value-type="string">
            <text:p>Aeromonas sobria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JAGZUH010000001.1</text:p>
          </table:table-cell>
          <table:table-cell office:value-type="string" calcext:value-type="string">
            <text:p>Veillonella sp.</text:p>
          </table:table-cell>
          <table:table-cell office:value-type="float" office:value="1926307" calcext:value-type="float">
            <text:p>1926307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No</text:p>
          </table:table-cell>
          <table:table-cell office:value-type="float" office:value="0.0121832059901301" calcext:value-type="float">
            <text:p>0.0121832059901301</text:p>
          </table:table-cell>
          <table:table-cell table:number-columns-repeated="10"/>
          <table:table-cell office:value-type="float" office:value="0.0149287325148135" calcext:value-type="float">
            <text:p>0.0149287325148135</text:p>
          </table:table-cell>
          <table:table-cell table:number-columns-repeated="7"/>
          <table:table-cell office:value-type="float" office:value="0.00752721534199458" calcext:value-type="float">
            <text:p>0.00752721534199458</text:p>
          </table:table-cell>
          <table:table-cell/>
          <table:table-cell office:value-type="float" office:value="0.00361044124410319" calcext:value-type="float">
            <text:p>0.00361044124410319</text:p>
          </table:table-cell>
          <table:table-cell office:value-type="float" office:value="0.0219755740168893" calcext:value-type="float">
            <text:p>0.0219755740168893</text:p>
          </table:table-cell>
          <table:table-cell/>
          <table:table-cell office:value-type="float" office:value="2.16336106652381" calcext:value-type="float">
            <text:p>2.16336106652381</text:p>
          </table:table-cell>
        </table:table-row>
        <table:table-row table:style-name="ro1">
          <table:table-cell office:value-type="string" calcext:value-type="string">
            <text:p>NZ_JAJFOF010000001.1</text:p>
          </table:table-cell>
          <table:table-cell office:value-type="string" calcext:value-type="string">
            <text:p>Nocardia abscessus</text:p>
          </table:table-cell>
          <table:table-cell office:value-type="float" office:value="120957" calcext:value-type="float">
            <text:p>120957</text:p>
          </table:table-cell>
          <table:table-cell office:value-type="string" calcext:value-type="string">
            <text:p>Nocard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LOHY01000088.1</text:p>
          </table:table-cell>
          <table:table-cell office:value-type="string" calcext:value-type="string">
            <text:p>Streptobacillus hongkongensis</text:p>
          </table:table-cell>
          <table:table-cell office:value-type="float" office:value="1162717" calcext:value-type="float">
            <text:p>1162717</text:p>
          </table:table-cell>
          <table:table-cell office:value-type="string" calcext:value-type="string">
            <text:p>Streptobacillu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float" office:value="0.0176140811172091" calcext:value-type="float">
            <text:p>0.0176140811172091</text:p>
          </table:table-cell>
          <table:table-cell office:value-type="float" office:value="1.63579504616932" calcext:value-type="float">
            <text:p>1.63579504616932</text:p>
          </table:table-cell>
          <table:table-cell/>
          <table:table-cell office:value-type="float" office:value="0.00295272598994921" calcext:value-type="float">
            <text:p>0.002952725989949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Z_LQPW01000031.1</text:p>
          </table:table-cell>
          <table:table-cell office:value-type="string" calcext:value-type="string">
            <text:p>Mycobacterium szulgai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Myco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LR134365.1</text:p>
          </table:table-cell>
          <table:table-cell office:value-type="string" calcext:value-type="string">
            <text:p>Cardiobacterium hominis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Cardio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LR134375.1</text:p>
          </table:table-cell>
          <table:table-cell office:value-type="string" calcext:value-type="string">
            <text:p>Veillonella dispar</text:p>
          </table:table-cell>
          <table:table-cell office:value-type="float" office:value="39778" calcext:value-type="float">
            <text:p>39778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No</text:p>
          </table:table-cell>
          <table:table-cell office:value-type="float" office:value="19.6630624190787" calcext:value-type="float">
            <text:p>19.6630624190787</text:p>
          </table:table-cell>
          <table:table-cell office:value-type="float" office:value="0.114371332720585" calcext:value-type="float">
            <text:p>0.114371332720585</text:p>
          </table:table-cell>
          <table:table-cell office:value-type="float" office:value="0.30805440279173" calcext:value-type="float">
            <text:p>0.30805440279173</text:p>
          </table:table-cell>
          <table:table-cell office:value-type="float" office:value="0.0673100671202726" calcext:value-type="float">
            <text:p>0.0673100671202726</text:p>
          </table:table-cell>
          <table:table-cell office:value-type="float" office:value="0.0119348552382234" calcext:value-type="float">
            <text:p>0.0119348552382234</text:p>
          </table:table-cell>
          <table:table-cell office:value-type="float" office:value="0.0112219459493805" calcext:value-type="float">
            <text:p>0.0112219459493805</text:p>
          </table:table-cell>
          <table:table-cell office:value-type="float" office:value="0.358568557997455" calcext:value-type="float">
            <text:p>0.358568557997455</text:p>
          </table:table-cell>
          <table:table-cell office:value-type="float" office:value="0.00571436134299648" calcext:value-type="float">
            <text:p>0.00571436134299648</text:p>
          </table:table-cell>
          <table:table-cell office:value-type="float" office:value="0.00189783395060652" calcext:value-type="float">
            <text:p>0.00189783395060652</text:p>
          </table:table-cell>
          <table:table-cell office:value-type="float" office:value="0.911448652612454" calcext:value-type="float">
            <text:p>0.911448652612454</text:p>
          </table:table-cell>
          <table:table-cell office:value-type="float" office:value="0.00310057012579263" calcext:value-type="float">
            <text:p>0.00310057012579263</text:p>
          </table:table-cell>
          <table:table-cell office:value-type="float" office:value="0.213556871342889" calcext:value-type="float">
            <text:p>0.213556871342889</text:p>
          </table:table-cell>
          <table:table-cell office:value-type="float" office:value="0.00966630335107402" calcext:value-type="float">
            <text:p>0.00966630335107402</text:p>
          </table:table-cell>
          <table:table-cell/>
          <table:table-cell office:value-type="float" office:value="0.567212180087632" calcext:value-type="float">
            <text:p>0.567212180087632</text:p>
          </table:table-cell>
          <table:table-cell office:value-type="float" office:value="0.310036460316886" calcext:value-type="float">
            <text:p>0.310036460316886</text:p>
          </table:table-cell>
          <table:table-cell office:value-type="float" office:value="0.125247833314357" calcext:value-type="float">
            <text:p>0.125247833314357</text:p>
          </table:table-cell>
          <table:table-cell office:value-type="float" office:value="0.00700338500377222" calcext:value-type="float">
            <text:p>0.00700338500377222</text:p>
          </table:table-cell>
          <table:table-cell office:value-type="float" office:value="0.123619884695493" calcext:value-type="float">
            <text:p>0.123619884695493</text:p>
          </table:table-cell>
          <table:table-cell office:value-type="float" office:value="3.01607483619096" calcext:value-type="float">
            <text:p>3.01607483619096</text:p>
          </table:table-cell>
          <table:table-cell/>
          <table:table-cell office:value-type="float" office:value="0.568096043060957" calcext:value-type="float">
            <text:p>0.568096043060957</text:p>
          </table:table-cell>
          <table:table-cell office:value-type="float" office:value="4.34936446247102" calcext:value-type="float">
            <text:p>4.34936446247102</text:p>
          </table:table-cell>
          <table:table-cell office:value-type="float" office:value="0.0203263363478119" calcext:value-type="float">
            <text:p>0.0203263363478119</text:p>
          </table:table-cell>
          <table:table-cell office:value-type="float" office:value="2.10617303090484" calcext:value-type="float">
            <text:p>2.10617303090484</text:p>
          </table:table-cell>
        </table:table-row>
        <table:table-row table:style-name="ro1">
          <table:table-cell office:value-type="string" calcext:value-type="string">
            <text:p>NZ_LR134378.1</text:p>
          </table:table-cell>
          <table:table-cell office:value-type="string" calcext:value-type="string">
            <text:p>Lautropia mirabilis</text:p>
          </table:table-cell>
          <table:table-cell office:value-type="float" office:value="47671" calcext:value-type="float">
            <text:p>47671</text:p>
          </table:table-cell>
          <table:table-cell office:value-type="string" calcext:value-type="string">
            <text:p>Lautropia</text:p>
          </table:table-cell>
          <table:table-cell office:value-type="string" calcext:value-type="string">
            <text:p>No</text:p>
          </table:table-cell>
          <table:table-cell office:value-type="float" office:value="1.00672477167301" calcext:value-type="float">
            <text:p>1.00672477167301</text:p>
          </table:table-cell>
          <table:table-cell office:value-type="float" office:value="0.00624440466000796" calcext:value-type="float">
            <text:p>0.00624440466000796</text:p>
          </table:table-cell>
          <table:table-cell/>
          <table:table-cell office:value-type="float" office:value="0.0412240362897492" calcext:value-type="float">
            <text:p>0.0412240362897492</text:p>
          </table:table-cell>
          <table:table-cell office:value-type="float" office:value="0.50126365721283" calcext:value-type="float">
            <text:p>0.50126365721283</text:p>
          </table:table-cell>
          <table:table-cell/>
          <table:table-cell office:value-type="float" office:value="0.902132530697073" calcext:value-type="float">
            <text:p>0.902132530697073</text:p>
          </table:table-cell>
          <table:table-cell office:value-type="float" office:value="0.024286035707735" calcext:value-type="float">
            <text:p>0.024286035707735</text:p>
          </table:table-cell>
          <table:table-cell office:value-type="float" office:value="0.00474460221498358" calcext:value-type="float">
            <text:p>0.00474460221498358</text:p>
          </table:table-cell>
          <table:table-cell office:value-type="float" office:value="0.00877975250863789" calcext:value-type="float">
            <text:p>0.00877975250863789</text:p>
          </table:table-cell>
          <table:table-cell office:value-type="float" office:value="0.00332205649087837" calcext:value-type="float">
            <text:p>0.00332205649087837</text:p>
          </table:table-cell>
          <table:table-cell office:value-type="float" office:value="0.923809119111964" calcext:value-type="float">
            <text:p>0.923809119111964</text:p>
          </table:table-cell>
          <table:table-cell office:value-type="float" office:value="0.460544668504198" calcext:value-type="float">
            <text:p>0.460544668504198</text:p>
          </table:table-cell>
          <table:table-cell office:value-type="float" office:value="0.195551368496903" calcext:value-type="float">
            <text:p>0.195551368496903</text:p>
          </table:table-cell>
          <table:table-cell office:value-type="float" office:value="0.112950584606615" calcext:value-type="float">
            <text:p>0.112950584606615</text:p>
          </table:table-cell>
          <table:table-cell/>
          <table:table-cell office:value-type="float" office:value="0.0220644619666925" calcext:value-type="float">
            <text:p>0.0220644619666925</text:p>
          </table:table-cell>
          <table:table-cell office:value-type="float" office:value="0.00350169250188611" calcext:value-type="float">
            <text:p>0.00350169250188611</text:p>
          </table:table-cell>
          <table:table-cell office:value-type="float" office:value="1.82090732616453" calcext:value-type="float">
            <text:p>1.82090732616453</text:p>
          </table:table-cell>
          <table:table-cell office:value-type="float" office:value="0.604773781885901" calcext:value-type="float">
            <text:p>0.604773781885901</text:p>
          </table:table-cell>
          <table:table-cell table:number-columns-repeated="2"/>
          <table:table-cell office:value-type="float" office:value="0.00963312200313712" calcext:value-type="float">
            <text:p>0.00963312200313712</text:p>
          </table:table-cell>
          <table:table-cell office:value-type="float" office:value="0.0116150963979134" calcext:value-type="float">
            <text:p>0.0116150963979134</text:p>
          </table:table-cell>
          <table:table-cell/>
        </table:table-row>
        <table:table-row table:style-name="ro1">
          <table:table-cell office:value-type="string" calcext:value-type="string">
            <text:p>NZ_LS483444.1</text:p>
          </table:table-cell>
          <table:table-cell office:value-type="string" calcext:value-type="string">
            <text:p>Streptococcus australis</text:p>
          </table:table-cell>
          <table:table-cell office:value-type="float" office:value="113107" calcext:value-type="float">
            <text:p>11310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No</text:p>
          </table:table-cell>
          <table:table-cell office:value-type="float" office:value="0.00504131858483143" calcext:value-type="float">
            <text:p>0.00504131858483143</text:p>
          </table:table-cell>
          <table:table-cell/>
          <table:table-cell office:value-type="float" office:value="0.0069452243424486" calcext:value-type="float">
            <text:p>0.0069452243424486</text:p>
          </table:table-cell>
          <table:table-cell office:value-type="float" office:value="0.00310870349293706" calcext:value-type="float">
            <text:p>0.00310870349293706</text:p>
          </table:table-cell>
          <table:table-cell/>
          <table:table-cell office:value-type="float" office:value="1.2021483333715" calcext:value-type="float">
            <text:p>1.2021483333715</text:p>
          </table:table-cell>
          <table:table-cell office:value-type="float" office:value="0.00464368890228317" calcext:value-type="float">
            <text:p>0.00464368890228317</text:p>
          </table:table-cell>
          <table:table-cell/>
          <table:table-cell office:value-type="float" office:value="0.00284675092590978" calcext:value-type="float">
            <text:p>0.00284675092590978</text:p>
          </table:table-cell>
          <table:table-cell/>
          <table:table-cell office:value-type="float" office:value="0.00465086846565604" calcext:value-type="float">
            <text:p>0.00465086846565604</text:p>
          </table:table-cell>
          <table:table-cell office:value-type="float" office:value="0.00227727168234254" calcext:value-type="float">
            <text:p>0.00227727168234254</text:p>
          </table:table-cell>
          <table:table-cell office:value-type="float" office:value="0.00300729710192781" calcext:value-type="float">
            <text:p>0.00300729710192781</text:p>
          </table:table-cell>
          <table:table-cell table:number-columns-repeated="2"/>
          <table:table-cell office:value-type="float" office:value="0.00590547511712036" calcext:value-type="float">
            <text:p>0.00590547511712036</text:p>
          </table:table-cell>
          <table:table-cell/>
          <table:table-cell office:value-type="float" office:value="0.00210101958276272" calcext:value-type="float">
            <text:p>0.00210101958276272</text:p>
          </table:table-cell>
          <table:table-cell office:value-type="float" office:value="0.00646378311649028" calcext:value-type="float">
            <text:p>0.00646378311649028</text:p>
          </table:table-cell>
          <table:table-cell table:number-columns-repeated="2"/>
          <table:table-cell office:value-type="float" office:value="0.00455230500730556" calcext:value-type="float">
            <text:p>0.00455230500730556</text:p>
          </table:table-cell>
          <table:table-cell office:value-type="float" office:value="0.0162558876014008" calcext:value-type="float">
            <text:p>0.0162558876014008</text:p>
          </table:table-cell>
          <table:table-cell office:value-type="float" office:value="0.0116150963979134" calcext:value-type="float">
            <text:p>0.0116150963979134</text:p>
          </table:table-cell>
          <table:table-cell/>
        </table:table-row>
        <table:table-row table:style-name="ro1">
          <table:table-cell office:value-type="string" calcext:value-type="string">
            <text:p>NZ_LT635457.1</text:p>
          </table:table-cell>
          <table:table-cell office:value-type="string" calcext:value-type="string">
            <text:p>Actinomyces pacaensis</text:p>
          </table:table-cell>
          <table:table-cell office:value-type="float" office:value="1852377" calcext:value-type="float">
            <text:p>1852377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No</text:p>
          </table:table-cell>
          <table:table-cell office:value-type="float" office:value="0.0347290872815602" calcext:value-type="float">
            <text:p>0.0347290872815602</text:p>
          </table:table-cell>
          <table:table-cell office:value-type="float" office:value="0.002629234134125" calcext:value-type="float">
            <text:p>0.002629234134125</text:p>
          </table:table-cell>
          <table:table-cell office:value-type="float" office:value="0.00492888250737496" calcext:value-type="float">
            <text:p>0.00492888250737496</text:p>
          </table:table-cell>
          <table:table-cell office:value-type="float" office:value="0.0029735372620956" calcext:value-type="float">
            <text:p>0.0029735372620956</text:p>
          </table:table-cell>
          <table:table-cell office:value-type="float" office:value="0.00795657015881562" calcext:value-type="float">
            <text:p>0.00795657015881562</text:p>
          </table:table-cell>
          <table:table-cell/>
          <table:table-cell office:value-type="float" office:value="0.00401618141234393" calcext:value-type="float">
            <text:p>0.00401618141234393</text:p>
          </table:table-cell>
          <table:table-cell office:value-type="float" office:value="0.00571436134299648" calcext:value-type="float">
            <text:p>0.00571436134299648</text:p>
          </table:table-cell>
          <table:table-cell table:number-columns-repeated="3"/>
          <table:table-cell office:value-type="float" office:value="0.00354241048850817" calcext:value-type="float">
            <text:p>0.00354241048850817</text:p>
          </table:table-cell>
          <table:table-cell table:number-columns-repeated="2"/>
          <table:table-cell office:value-type="float" office:value="0.0496720454472713" calcext:value-type="float">
            <text:p>0.0496720454472713</text:p>
          </table:table-cell>
          <table:table-cell office:value-type="float" office:value="1.0671187544096" calcext:value-type="float">
            <text:p>1.0671187544096</text:p>
          </table:table-cell>
          <table:table-cell/>
          <table:table-cell office:value-type="float" office:value="0.00210101958276272" calcext:value-type="float">
            <text:p>0.00210101958276272</text:p>
          </table:table-cell>
          <table:table-cell office:value-type="float" office:value="0.00592513835787493" calcext:value-type="float">
            <text:p>0.00592513835787493</text:p>
          </table:table-cell>
          <table:table-cell office:value-type="float" office:value="2.62725678088818" calcext:value-type="float">
            <text:p>2.62725678088818</text:p>
          </table:table-cell>
          <table:table-cell/>
          <table:table-cell office:value-type="float" office:value="0.0312382623905099" calcext:value-type="float">
            <text:p>0.0312382623905099</text:p>
          </table:table-cell>
          <table:table-cell office:value-type="float" office:value="0.0620132248214929" calcext:value-type="float">
            <text:p>0.0620132248214929</text:p>
          </table:table-cell>
          <table:table-cell/>
          <table:table-cell office:value-type="float" office:value="5.45726737713586" calcext:value-type="float">
            <text:p>5.45726737713586</text:p>
          </table:table-cell>
        </table:table-row>
        <table:table-row table:style-name="ro1">
          <table:table-cell office:value-type="string" calcext:value-type="string">
            <text:p>NZ_LT906463.1</text:p>
          </table:table-cell>
          <table:table-cell office:value-type="string" calcext:value-type="string">
            <text:p>Haemophilus pittmaniae</text:p>
          </table:table-cell>
          <table:table-cell office:value-type="float" office:value="249188" calcext:value-type="float">
            <text:p>249188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MVIJ01000001.1</text:p>
          </table:table-cell>
          <table:table-cell office:value-type="string" calcext:value-type="string">
            <text:p>Mycobacterium scrofulaceum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Myco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NBSQ01000002.1</text:p>
          </table:table-cell>
          <table:table-cell office:value-type="string" calcext:value-type="string">
            <text:p>Burkholderia thailandensis</text:p>
          </table:table-cell>
          <table:table-cell office:value-type="float" office:value="57975" calcext:value-type="float">
            <text:p>57975</text:p>
          </table:table-cell>
          <table:table-cell office:value-type="string" calcext:value-type="string">
            <text:p>Burkholder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RBKV01000001.1</text:p>
          </table:table-cell>
          <table:table-cell office:value-type="string" calcext:value-type="string">
            <text:p>Williamsia muralis</text:p>
          </table:table-cell>
          <table:table-cell office:value-type="float" office:value="85044" calcext:value-type="float">
            <text:p>85044</text:p>
          </table:table-cell>
          <table:table-cell office:value-type="string" calcext:value-type="string">
            <text:p>Williams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UFUW01000001.1</text:p>
          </table:table-cell>
          <table:table-cell office:value-type="string" calcext:value-type="string">
            <text:p>Cardiobacterium valvarum</text:p>
          </table:table-cell>
          <table:table-cell office:value-type="float" office:value="194702" calcext:value-type="float">
            <text:p>194702</text:p>
          </table:table-cell>
          <table:table-cell office:value-type="string" calcext:value-type="string">
            <text:p>Cardio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UGGM01000001.1</text:p>
          </table:table-cell>
          <table:table-cell office:value-type="string" calcext:value-type="string">
            <text:p>Slackia exigua</text:p>
          </table:table-cell>
          <table:table-cell office:value-type="float" office:value="84109" calcext:value-type="float">
            <text:p>84109</text:p>
          </table:table-cell>
          <table:table-cell office:value-type="string" calcext:value-type="string">
            <text:p>Slack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UGNY01000001.1</text:p>
          </table:table-cell>
          <table:table-cell office:value-type="string" calcext:value-type="string">
            <text:p>Legionella feeleii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Legion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UGPB01000001.1</text:p>
          </table:table-cell>
          <table:table-cell office:value-type="string" calcext:value-type="string">
            <text:p>Legionella wadsworthii</text:p>
          </table:table-cell>
          <table:table-cell office:value-type="float" office:value="28088" calcext:value-type="float">
            <text:p>28088</text:p>
          </table:table-cell>
          <table:table-cell office:value-type="string" calcext:value-type="string">
            <text:p>Legion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UGSA01000001.1</text:p>
          </table:table-cell>
          <table:table-cell office:value-type="string" calcext:value-type="string">
            <text:p>Brucella anthropi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Bruc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UGTJ01000001.1</text:p>
          </table:table-cell>
          <table:table-cell office:value-type="string" calcext:value-type="string">
            <text:p>Prevotella buccae</text:p>
          </table:table-cell>
          <table:table-cell office:value-type="float" office:value="28126" calcext:value-type="float">
            <text:p>28126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UHIB01000001.1</text:p>
          </table:table-cell>
          <table:table-cell office:value-type="string" calcext:value-type="string">
            <text:p>Legionella maceachernii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Legion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UQJH01000001.1</text:p>
          </table:table-cell>
          <table:table-cell office:value-type="string" calcext:value-type="string">
            <text:p>uncultured Porphyromonas sp.</text:p>
          </table:table-cell>
          <table:table-cell office:value-type="float" office:value="159274" calcext:value-type="float">
            <text:p>159274</text:p>
          </table:table-cell>
          <table:table-cell office:value-type="string" calcext:value-type="string">
            <text:p>Porphyromona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.00624440466000796" calcext:value-type="float">
            <text:p>0.00624440466000796</text:p>
          </table:table-cell>
          <table:table-cell office:value-type="float" office:value="0.0734851080352424" calcext:value-type="float">
            <text:p>0.0734851080352424</text:p>
          </table:table-cell>
          <table:table-cell office:value-type="float" office:value="0.0229773273375864" calcext:value-type="float">
            <text:p>0.0229773273375864</text:p>
          </table:table-cell>
          <table:table-cell/>
          <table:table-cell office:value-type="float" office:value="0.652274792474752" calcext:value-type="float">
            <text:p>0.652274792474752</text:p>
          </table:table-cell>
          <table:table-cell office:value-type="float" office:value="0.00652627811046729" calcext:value-type="float">
            <text:p>0.00652627811046729</text:p>
          </table:table-cell>
          <table:table-cell table:number-columns-repeated="2"/>
          <table:table-cell office:value-type="float" office:value="0.00512152415559531" calcext:value-type="float">
            <text:p>0.00512152415559531</text:p>
          </table:table-cell>
          <table:table-cell office:value-type="float" office:value="0.00553676081813061" calcext:value-type="float">
            <text:p>0.00553676081813061</text:p>
          </table:table-cell>
          <table:table-cell office:value-type="float" office:value="0.00733784509970873" calcext:value-type="float">
            <text:p>0.00733784509970873</text:p>
          </table:table-cell>
          <table:table-cell/>
          <table:table-cell office:value-type="float" office:value="0.00438457467805297" calcext:value-type="float">
            <text:p>0.00438457467805297</text:p>
          </table:table-cell>
          <table:table-cell office:value-type="float" office:value="0.00573768930424195" calcext:value-type="float">
            <text:p>0.00573768930424195</text:p>
          </table:table-cell>
          <table:table-cell office:value-type="float" office:value="0.00442911212214575" calcext:value-type="float">
            <text:p>0.00442911212214575</text:p>
          </table:table-cell>
          <table:table-cell/>
          <table:table-cell office:value-type="float" office:value="0.0182088091730699" calcext:value-type="float">
            <text:p>0.0182088091730699</text:p>
          </table:table-cell>
          <table:table-cell office:value-type="float" office:value="0.0183141365207504" calcext:value-type="float">
            <text:p>0.0183141365207504</text:p>
          </table:table-cell>
          <table:table-cell table:number-columns-repeated="3"/>
          <table:table-cell office:value-type="float" office:value="0.00752587560180202" calcext:value-type="float">
            <text:p>0.00752587560180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255990.1</text:p>
          </table:table-cell>
          <table:table-cell office:value-type="string" calcext:value-type="string">
            <text:p>Human bocavirus 1</text:p>
          </table:table-cell>
          <table:table-cell office:value-type="float" office:value="689403" calcext:value-type="float">
            <text:p>689403</text:p>
          </table:table-cell>
          <table:table-cell office:value-type="string" calcext:value-type="string">
            <text:p>Bocaparv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P288969.1</text:p>
          </table:table-cell>
          <table:table-cell office:value-type="string" calcext:value-type="string">
            <text:p>Pangolin coronavirus</text:p>
          </table:table-cell>
          <table:table-cell office:value-type="float" office:value="2708335" calcext:value-type="float">
            <text:p>2708335</text:p>
          </table:table-cell>
          <table:table-cell office:value-type="string" calcext:value-type="string">
            <text:p>Betacoronavirus</text:p>
          </table:table-cell>
          <table:table-cell office:value-type="string" calcext:value-type="string">
            <text:p>No</text:p>
          </table:table-cell>
          <table:table-cell table:number-columns-repeated="13"/>
          <table:table-cell office:value-type="float" office:value="0.000526157333305266" calcext:value-type="float">
            <text:p>0.000526157333305266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OP661286.1</text:p>
          </table:table-cell>
          <table:table-cell office:value-type="string" calcext:value-type="string">
            <text:p>Respiratory syncytial virus type B</text:p>
          </table:table-cell>
          <table:table-cell office:value-type="float" office:value="1615611" calcext:value-type="float">
            <text:p>1615611</text:p>
          </table:table-cell>
          <table:table-cell office:value-type="string" calcext:value-type="string">
            <text:p>Orthopneum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Q689803.1</text:p>
          </table:table-cell>
          <table:table-cell office:value-type="string" calcext:value-type="string">
            <text:p>Parechovirus A</text:p>
          </table:table-cell>
          <table:table-cell office:value-type="float" office:value="1803956" calcext:value-type="float">
            <text:p>1803956</text:p>
          </table:table-cell>
          <table:table-cell office:value-type="string" calcext:value-type="string">
            <text:p>Parech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Q842410.1</text:p>
          </table:table-cell>
          <table:table-cell office:value-type="string" calcext:value-type="string">
            <text:p>Enterovirus A71</text:p>
          </table:table-cell>
          <table:table-cell office:value-type="float" office:value="39054" calcext:value-type="float">
            <text:p>39054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Q842451.1</text:p>
          </table:table-cell>
          <table:table-cell office:value-type="string" calcext:value-type="string">
            <text:p>Coxsackievirus B4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Q842458.1</text:p>
          </table:table-cell>
          <table:table-cell office:value-type="string" calcext:value-type="string">
            <text:p>Coxsackievirus B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Q919261.1</text:p>
          </table:table-cell>
          <table:table-cell office:value-type="string" calcext:value-type="string">
            <text:p>Coxsackievirus B5</text:p>
          </table:table-cell>
          <table:table-cell office:value-type="float" office:value="12074" calcext:value-type="float">
            <text:p>12074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R043657.1</text:p>
          </table:table-cell>
          <table:table-cell office:value-type="string" calcext:value-type="string">
            <text:p>Mammalian orthorubulavirus 5</text:p>
          </table:table-cell>
          <table:table-cell office:value-type="float" office:value="2560580" calcext:value-type="float">
            <text:p>2560580</text:p>
          </table:table-cell>
          <table:table-cell office:value-type="string" calcext:value-type="string">
            <text:p>Orthorubul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OR045686.1</text:p>
          </table:table-cell>
          <table:table-cell office:value-type="string" calcext:value-type="string">
            <text:p>uncultured Peptococcus sp.</text:p>
          </table:table-cell>
          <table:table-cell office:value-type="float" office:value="335458" calcext:value-type="float">
            <text:p>335458</text:p>
          </table:table-cell>
          <table:table-cell office:value-type="string" calcext:value-type="string">
            <text:p>Peptococcu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0.0116500722189007" calcext:value-type="float">
            <text:p>0.0116500722189007</text:p>
          </table:table-cell>
          <table:table-cell office:value-type="float" office:value="0.00500095084710649" calcext:value-type="float">
            <text:p>0.00500095084710649</text:p>
          </table:table-cell>
          <table:table-cell/>
          <table:table-cell office:value-type="float" office:value="0.0112219459493805" calcext:value-type="float">
            <text:p>0.0112219459493805</text:p>
          </table:table-cell>
          <table:table-cell office:value-type="float" office:value="0.0274856289197355" calcext:value-type="float">
            <text:p>0.0274856289197355</text:p>
          </table:table-cell>
          <table:table-cell/>
          <table:table-cell office:value-type="float" office:value="0.00284675092590978" calcext:value-type="float">
            <text:p>0.00284675092590978</text:p>
          </table:table-cell>
          <table:table-cell office:value-type="float" office:value="0.014267106191541" calcext:value-type="float">
            <text:p>0.014267106191541</text:p>
          </table:table-cell>
          <table:table-cell office:value-type="float" office:value="0.00885879075507479" calcext:value-type="float">
            <text:p>0.00885879075507479</text:p>
          </table:table-cell>
          <table:table-cell office:value-type="float" office:value="0.0463044332441133" calcext:value-type="float">
            <text:p>0.0463044332441133</text:p>
          </table:table-cell>
          <table:table-cell/>
          <table:table-cell office:value-type="float" office:value="0.00350765213158882" calcext:value-type="float">
            <text:p>0.00350765213158882</text:p>
          </table:table-cell>
          <table:table-cell office:value-type="float" office:value="1.90375988080347" calcext:value-type="float">
            <text:p>1.90375988080347</text:p>
          </table:table-cell>
          <table:table-cell office:value-type="float" office:value="0.00324800321638852" calcext:value-type="float">
            <text:p>0.00324800321638852</text:p>
          </table:table-cell>
          <table:table-cell/>
          <table:table-cell office:value-type="float" office:value="0.00420203916552543" calcext:value-type="float">
            <text:p>0.00420203916552543</text:p>
          </table:table-cell>
          <table:table-cell office:value-type="float" office:value="0.00457851879248555" calcext:value-type="float">
            <text:p>0.00457851879248555</text:p>
          </table:table-cell>
          <table:table-cell/>
          <table:table-cell office:value-type="float" office:value="0.0336738065040516" calcext:value-type="float">
            <text:p>0.0336738065040516</text:p>
          </table:table-cell>
          <table:table-cell office:value-type="float" office:value="0.00455230500730556" calcext:value-type="float">
            <text:p>0.00455230500730556</text:p>
          </table:table-cell>
          <table:table-cell office:value-type="float" office:value="0.0255879832102795" calcext:value-type="float">
            <text:p>0.0255879832102795</text:p>
          </table:table-cell>
          <table:table-cell office:value-type="float" office:value="0.0203263363478119" calcext:value-type="float">
            <text:p>0.0203263363478119</text:p>
          </table:table-cell>
          <table:table-cell office:value-type="float" office:value="0.0615676448359143" calcext:value-type="float">
            <text:p>0.0615676448359143</text:p>
          </table:table-cell>
        </table:table-row>
      </table:table>
      <table:named-expressions/>
      <table:database-ranges>
        <table:database-range table:name="__Anonymous_Sheet_DB__0" table:target-range-address="AESOP_AMVB_MOCKS_with_accession_final.A1:AESOP_AMVB_MOCKS_with_accession_final.AD2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 style:data-style-name="N2" text:time-value="14:22:35.31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6T16:02:03.272000000</dc:date>
    <meta:editing-duration>P3DT3H54M47S</meta:editing-duration>
    <meta:editing-cycles>2</meta:editing-cycles>
    <meta:generator>LibreOffice/7.5.3.2$Windows_X86_64 LibreOffice_project/9f56dff12ba03b9acd7730a5a481eea045e468f3</meta:generator>
    <meta:document-statistic meta:table-count="1" meta:cell-count="2357" meta:object-count="0"/>
  </office:meta>
</office:document-meta>
</file>